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color="#000000" fo:font-weight="bold" style:font-weight-asian="bold" style:font-weight-complex="bold"/>
    </style:style>
    <style:style style:name="ce5" style:family="table-cell" style:parent-style-name="Default" style:data-style-name="N14"/>
    <style:style style:name="ce6" style:family="table-cell" style:parent-style-name="Default" style:data-style-name="N1"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" table:style-name="ta1">
        <table:shapes>
          <draw:frame draw:z-index="1" draw:id="id0" draw:style-name="a0" draw:name="Grafico 1" svg:x="13.74528in" svg:y="0.50197in" svg:width="6.29803in" svg:height="3.5448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0.30354in" svg:y="6.53583in" svg:width="6.29803in" svg:height="3.545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fico 3" svg:x="7.36063in" svg:y="25.39094in" svg:width="6.29803in" svg:height="3.5452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.129511677282" table:formula="of:=[.B5]*10^-6/([.B11]*10^-12)" table:style-name="ce1">
            <text:p>46709,12951</text:p>
          </table:table-cell>
          <table:table-cell office:value-type="string" table:style-name="ce1">
            <text:p>Oh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1">
            <text:p>475,42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style-name="ce1"/>
          <table:table-cell office:value-type="string" table:style-name="ce1">
            <text:p>C fond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1">
            <text:p>46,89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1000Oh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div</text:p>
          </table:table-cell>
          <table:table-cell table:number-columns-repeated="5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0.17738359201773832" table:formula="of:=-2*10^-6/([.B8]*([.B11]-20)*10^-9)*[.B15]" table:style-name="ce1">
            <text:p>-0,177383592</text:p>
          </table:table-cell>
          <table:table-cell office:value-type="string" table:style-name="ce1">
            <text:p>Teorica</text:p>
          </table:table-cell>
          <table:table-cell table:number-columns-repeated="5" table:style-name="ce1"/>
          <table:table-cell office:value-type="float" office:value="0.17817371937639198" table:formula="of:=80/([.B11]-22)" table:style-name="ce1">
            <text:p>0,17817371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Sp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20]/([.B8]*10^3)*[.B22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3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1.9105430052180221" table:formula="of:=LN(ABS([.L29]*10^-3))" table:style-name="ce1">
            <text:p>-1,910543005</text:p>
          </table:table-cell>
          <table:table-cell table:number-columns-repeated="3" table:style-name="ce1"/>
          <table:table-cell office:value-type="float" office:value="22" table:formula="of:=[.J29]" table:style-name="ce1">
            <text:p>22</text:p>
          </table:table-cell>
          <table:table-cell office:value-type="float" office:value="-7.5250952419192413E-2" table:formula="of:=LOG([.L29]/[.$B$3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18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20]/[.$B$8]*10^-3*[.A30]*10^-6" table:style-name="ce1">
            <text:p>7,6568E-11</text:p>
          </table:table-cell>
          <table:table-cell table:style-name="ce1"/>
          <table:table-cell office:value-type="float" office:value="-176" table:formula="of:=[.B30]" table:style-name="ce1">
            <text:p>-176</text:p>
          </table:table-cell>
          <table:table-cell office:value-type="float" office:value="76.56795405922756" table:formula="of:=[.E3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2.0249533563957662" table:formula="of:=LN(ABS([.L30]*10^-3))" table:style-name="ce1">
            <text:p>-2,024953356</text:p>
          </table:table-cell>
          <table:table-cell table:number-columns-repeated="3" table:style-name="ce1"/>
          <table:table-cell office:value-type="float" office:value="47" table:formula="of:=[.J30]" table:style-name="ce1">
            <text:p>47</text:p>
          </table:table-cell>
          <table:table-cell office:value-type="float" office:value="-0.12493873660829995" table:formula="of:=LOG([.L30]/[.$B$3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20]/[.$B$8]*10^-3*[.A31]*10^-6" table:style-name="ce1">
            <text:p>1,53136E-10</text:p>
          </table:table-cell>
          <table:table-cell table:style-name="ce1"/>
          <table:table-cell office:value-type="float" office:value="-352" table:formula="of:=[.B31]" table:style-name="ce1">
            <text:p>-352</text:p>
          </table:table-cell>
          <table:table-cell office:value-type="float" office:value="153.13590811845512" table:formula="of:=[.E3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2.1541650878757723" table:formula="of:=LN(ABS([.L31]*10^-3))" table:style-name="ce1">
            <text:p>-2,154165088</text:p>
          </table:table-cell>
          <table:table-cell table:number-columns-repeated="3" table:style-name="ce1"/>
          <table:table-cell office:value-type="float" office:value="72" table:formula="of:=[.J31]" table:style-name="ce1">
            <text:p>72</text:p>
          </table:table-cell>
          <table:table-cell office:value-type="float" office:value="-0.18105467858723137" table:formula="of:=LOG([.L31]/[.$B$3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20]/[.$B$8]*10^-3*[.A32]*10^-6" table:style-name="ce1">
            <text:p>2,29704E-10</text:p>
          </table:table-cell>
          <table:table-cell table:style-name="ce1"/>
          <table:table-cell office:value-type="float" office:value="-520" table:formula="of:=[.B32]" table:style-name="ce1">
            <text:p>-520</text:p>
          </table:table-cell>
          <table:table-cell office:value-type="float" office:value="229.70386217768271" table:formula="of:=[.E3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2.3025850929940455" table:formula="of:=LN(ABS([.L32]*10^-3))" table:style-name="ce1">
            <text:p>-2,302585093</text:p>
          </table:table-cell>
          <table:table-cell table:number-columns-repeated="3" table:style-name="ce1"/>
          <table:table-cell office:value-type="float" office:value="97" table:formula="of:=[.J32]" table:style-name="ce1">
            <text:p>97</text:p>
          </table:table-cell>
          <table:table-cell office:value-type="float" office:value="-0.24551266781414979" table:formula="of:=LOG([.L32]/[.$B$3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20]/[.$B$8]*10^-3*[.A33]*10^-6" table:style-name="ce1">
            <text:p>3,06272E-10</text:p>
          </table:table-cell>
          <table:table-cell table:style-name="ce1"/>
          <table:table-cell office:value-type="float" office:value="-680" table:formula="of:=[.B33]" table:style-name="ce1">
            <text:p>-680</text:p>
          </table:table-cell>
          <table:table-cell office:value-type="float" office:value="306.27181623691024" table:formula="of:=[.E3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2.4395509480672031" table:formula="of:=LN(ABS([.L33]*10^-3))" table:style-name="ce1">
            <text:p>-2,439550948</text:p>
          </table:table-cell>
          <table:table-cell table:number-columns-repeated="3" table:style-name="ce1"/>
          <table:table-cell office:value-type="float" office:value="122" table:formula="of:=[.J33]" table:style-name="ce1">
            <text:p>122</text:p>
          </table:table-cell>
          <table:table-cell office:value-type="float" office:value="-0.30499618288158259" table:formula="of:=LOG([.L33]/[.$B$30])" table:style-name="ce1">
            <text:p>-0,304996183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20]/[.$B$8]*10^-3*[.A34]*10^-6" table:style-name="ce1">
            <text:p>3,8284E-10</text:p>
          </table:table-cell>
          <table:table-cell table:style-name="ce1"/>
          <table:table-cell office:value-type="float" office:value="-848" table:formula="of:=[.B34]" table:style-name="ce1">
            <text:p>-848</text:p>
          </table:table-cell>
          <table:table-cell office:value-type="float" office:value="382.83977029613777" table:formula="of:=[.E3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2.5770219386958062" table:formula="of:=LN(ABS([.L34]*10^-3))" table:style-name="ce1">
            <text:p>-2,577021939</text:p>
          </table:table-cell>
          <table:table-cell table:number-columns-repeated="3" table:style-name="ce1"/>
          <table:table-cell office:value-type="float" office:value="147" table:formula="of:=[.J34]" table:style-name="ce1">
            <text:p>147</text:p>
          </table:table-cell>
          <table:table-cell office:value-type="float" office:value="-0.36469907553335845" table:formula="of:=LOG([.L34]/[.$B$30])" table:style-name="ce1">
            <text:p>-0,364699076</text:p>
          </table:table-cell>
          <table:table-cell table:number-columns-repeated="16362" table:style-name="ce1"/>
        </table:table-row>
        <table:table-row table:style-name="ro1">
          <table:table-cell table:number-columns-repeated="9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2.7488721956224653" table:formula="of:=LN(ABS([.L35]*10^-3))" table:style-name="ce1">
            <text:p>-2,748872196</text:p>
          </table:table-cell>
          <table:table-cell table:number-columns-repeated="3" table:style-name="ce1"/>
          <table:table-cell office:value-type="float" office:value="172" table:formula="of:=[.J35]" table:style-name="ce1">
            <text:p>172</text:p>
          </table:table-cell>
          <table:table-cell office:value-type="float" office:value="-0.43933269383026263" table:formula="of:=LOG([.L35]/[.$B$30])" table:style-name="ce1">
            <text:p>-0,439332694</text:p>
          </table:table-cell>
          <table:table-cell table:number-columns-repeated="1636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7" table:style-name="ce1"/>
          <table:table-cell office:value-type="string" table:style-name="ce1">
            <text:p>MISURA GIUSTA</text:p>
          </table:table-cell>
          <table:table-cell table:number-columns-repeated="16366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0.14799999999999999" table:formula="of:=[.L29]*10^-3" table:style-name="ce1">
            <text:p>-0,148</text:p>
          </table:table-cell>
          <table:table-cell table:number-columns-repeated="6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3" table:style-name="ce1"/>
        </table:table-row>
        <table:table-row table:style-name="ro1">
          <table:table-cell table:number-columns-repeated="9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0.13200000000000001" table:formula="of:=[.L30]*10^-3" table:style-name="ce1">
            <text:p>-0,132</text:p>
          </table:table-cell>
          <table:table-cell table:number-columns-repeated="2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50us</text:p>
          </table:table-cell>
          <table:table-cell office:value-type="float" office:value="-144" table:style-name="ce1">
            <text:p>-144</text:p>
          </table:table-cell>
          <table:table-cell office:value-type="string" table:style-name="ce1">
            <text:p>50mV</text:p>
          </table:table-cell>
          <table:table-cell table:number-columns-repeated="2" table:style-name="ce1"/>
          <table:table-cell office:value-type="float" office:value="3.7999999999999995E-5" table:formula="of:=[.R42]*10^-6" table:style-name="ce1">
            <text:p>0,000038</text:p>
          </table:table-cell>
          <table:table-cell office:value-type="float" office:value="-1.9379419794061363" table:formula="of:=LN(ABS([.T42]*10^-3))" table:style-name="ce1">
            <text:p>-1,937941979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0.11600000000000001" table:formula="of:=[.L31]*10^-3" table:style-name="ce1">
            <text:p>-0,116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120" table:style-name="ce1">
            <text:p>-120</text:p>
          </table:table-cell>
          <table:table-cell table:number-columns-repeated="3" table:style-name="ce1"/>
          <table:table-cell office:value-type="float" office:value="7.7999999999999999E-5" table:formula="of:=[.R43]*10^-6" table:style-name="ce1">
            <text:p>0,000078</text:p>
          </table:table-cell>
          <table:table-cell office:value-type="float" office:value="-2.120263536200091" table:formula="of:=LN(ABS([.T43]*10^-3))" table:style-name="ce1">
            <text:p>-2,120263536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0.1" table:formula="of:=[.L32]*10^-3" table:style-name="ce1">
            <text:p>-0,1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1.16E-4" table:formula="of:=[.R44]*10^-6" table:style-name="ce1">
            <text:p>0,000116</text:p>
          </table:table-cell>
          <table:table-cell office:value-type="float" office:value="-2.3025850929940455" table:formula="of:=LN(ABS([.T44]*10^-3))" table:style-name="ce1">
            <text:p>-2,302585093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8.72E-2" table:formula="of:=[.L33]*10^-3" table:style-name="ce1">
            <text:p>-0,087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number-columns-repeated="3" table:style-name="ce1"/>
          <table:table-cell office:value-type="float" office:value="1.56E-4" table:formula="of:=[.R45]*10^-6" table:style-name="ce1">
            <text:p>0,000156</text:p>
          </table:table-cell>
          <table:table-cell office:value-type="float" office:value="-2.5010360317178839" table:formula="of:=LN(ABS([.T45]*10^-3))" table:style-name="ce1">
            <text:p>-2,501036032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7.5999999999999998E-2" table:formula="of:=[.L34]*10^-3" table:style-name="ce1">
            <text:p>-0,076</text:p>
          </table:table-cell>
          <table:table-cell table:number-columns-repeated="6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number-columns-repeated="3" table:style-name="ce1"/>
          <table:table-cell office:value-type="float" office:value="1.9599999999999999E-4" table:formula="of:=[.R46]*10^-6" table:style-name="ce1">
            <text:p>0,000196</text:p>
          </table:table-cell>
          <table:table-cell office:value-type="float" office:value="-2.6882475738060303" table:formula="of:=LN(ABS([.T46]*10^-3))" table:style-name="ce1">
            <text:p>-2,688247574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6.4000000000000001E-2" table:formula="of:=[.L35]*10^-3" table:style-name="ce1">
            <text:p>-0,064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number-columns-repeated="3" table:style-name="ce1"/>
          <table:table-cell office:value-type="float" office:value="2.42E-4" table:formula="of:=[.R47]*10^-6" table:style-name="ce1">
            <text:p>0,000242</text:p>
          </table:table-cell>
          <table:table-cell office:value-type="float" office:value="-2.8824035882469876" table:formula="of:=LN(ABS([.T47]*10^-3))" table:style-name="ce1">
            <text:p>-2,882403588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number-columns-repeated="3" table:style-name="ce1"/>
          <table:table-cell office:value-type="float" office:value="2.92E-4" table:formula="of:=[.R48]*10^-6" table:style-name="ce1">
            <text:p>0,000292</text:p>
          </table:table-cell>
          <table:table-cell office:value-type="float" office:value="-3.1235656450638758" table:formula="of:=LN(ABS([.T48]*10^-3))" table:style-name="ce1">
            <text:p>-3,123565645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3" table:style-name="ce1"/>
          <table:table-cell office:value-type="float" office:value="4.0400000000000001E-4" table:formula="of:=[.R49]*10^-6" table:style-name="ce1">
            <text:p>0,000404</text:p>
          </table:table-cell>
          <table:table-cell office:value-type="float" office:value="-3.6496587409606551" table:formula="of:=LN(ABS([.T49]*10^-3))" table:style-name="ce1">
            <text:p>-3,649658741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51]" table:style-name="ce2">
            <text:p>0,00E+00</text:p>
          </table:table-cell>
          <table:table-cell office:value-type="float" office:value="0" table:formula="of:=LOG([.K51])" table:style-name="ce1">
            <text:p>#NUM!</text:p>
          </table:table-cell>
          <table:table-cell table:number-columns-repeated="16368" table:style-name="ce1"/>
        </table:table-row>
        <table:table-row table:style-name="ro1">
          <table:table-cell table:number-columns-repeated="9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63]-0.000002" table:style-name="ce1">
            <text:p>-0,000002</text:p>
          </table:table-cell>
          <table:table-cell office:value-type="float" office:value="0" table:formula="of:=[.P63]" table:style-name="ce1">
            <text:p>0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64]/EXP(1)" table:style-name="ce1">
            <text:p>-0,064306761</text:p>
          </table:table-cell>
          <table:table-cell table:style-name="ce1"/>
          <table:table-cell office:value-type="float" office:value="2.0020000000000001E-6" table:formula="of:=[.J65]" table:style-name="ce2">
            <text:p>2,00E-06</text:p>
          </table:table-cell>
          <table:table-cell office:value-type="float" office:value="-1.7419475415225316" table:formula="of:=LN(ABS([.K6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64]-0.000002" table:style-name="ce1">
            <text:p>2E-09</text:p>
          </table:table-cell>
          <table:table-cell office:value-type="float" office:value="-1.7419475415225316" table:formula="of:=[.P64]" table:style-name="ce1">
            <text:p>-1,74194754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66]" table:style-name="ce2">
            <text:p>2,00E-06</text:p>
          </table:table-cell>
          <table:table-cell office:value-type="float" office:value="-1.7414162259962187" table:formula="of:=LN(ABS([.K6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65]-0.000002" table:style-name="ce1">
            <text:p>3,45714E-09</text:p>
          </table:table-cell>
          <table:table-cell office:value-type="float" office:value="-1.7414162259962187" table:formula="of:=[.P65]" table:style-name="ce1">
            <text:p>-1,741416226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67]" table:style-name="ce2">
            <text:p>2,00E-06</text:p>
          </table:table-cell>
          <table:table-cell office:value-type="float" office:value="-1.7409319532984506" table:formula="of:=LN(ABS([.K6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66]-0.000002" table:style-name="ce1">
            <text:p>4,91429E-09</text:p>
          </table:table-cell>
          <table:table-cell office:value-type="float" office:value="-1.7409319532984506" table:formula="of:=[.P66]" table:style-name="ce1">
            <text:p>-1,740931953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68]" table:style-name="ce2">
            <text:p>2,01E-06</text:p>
          </table:table-cell>
          <table:table-cell office:value-type="float" office:value="-1.7404946552460674" table:formula="of:=LN(ABS([.K6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67]-0.000002" table:style-name="ce1">
            <text:p>6,37143E-09</text:p>
          </table:table-cell>
          <table:table-cell office:value-type="float" office:value="-1.7404946552460674" table:formula="of:=[.P67]" table:style-name="ce1">
            <text:p>-1,74049465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69]" table:style-name="ce2">
            <text:p>2,01E-06</text:p>
          </table:table-cell>
          <table:table-cell office:value-type="float" office:value="-1.7401042703358405" table:formula="of:=LN(ABS([.K6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68]-0.000002" table:style-name="ce1">
            <text:p>7,82857E-09</text:p>
          </table:table-cell>
          <table:table-cell office:value-type="float" office:value="-1.7401042703358405" table:formula="of:=[.P68]" table:style-name="ce1">
            <text:p>-1,740104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70]" table:style-name="ce2">
            <text:p>2,01E-06</text:p>
          </table:table-cell>
          <table:table-cell office:value-type="float" office:value="-1.7397607437155584" table:formula="of:=LN(ABS([.K7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69]-0.000002" table:style-name="ce1">
            <text:p>9,28571E-09</text:p>
          </table:table-cell>
          <table:table-cell office:value-type="float" office:value="-1.7397607437155584" table:formula="of:=[.P69]" table:style-name="ce1">
            <text:p>-1,739760744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71]" table:style-name="ce2">
            <text:p>2,01E-06</text:p>
          </table:table-cell>
          <table:table-cell office:value-type="float" office:value="-1.7394640271582777" table:formula="of:=LN(ABS([.K7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70]-0.000002" table:style-name="ce1">
            <text:p>1,07429E-08</text:p>
          </table:table-cell>
          <table:table-cell office:value-type="float" office:value="-1.7394640271582777" table:formula="of:=[.P70]" table:style-name="ce1">
            <text:p>-1,7394640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72]" table:style-name="ce2">
            <text:p>2,01E-06</text:p>
          </table:table-cell>
          <table:table-cell office:value-type="float" office:value="-1.739214079039715" table:formula="of:=LN(ABS([.K7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71]-0.000002" table:style-name="ce1">
            <text:p>1,22E-08</text:p>
          </table:table-cell>
          <table:table-cell office:value-type="float" office:value="-1.739214079039715" table:formula="of:=[.P71]" table:style-name="ce1">
            <text:p>-1,739214079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73]" table:style-name="ce2">
            <text:p>2,02E-06</text:p>
          </table:table-cell>
          <table:table-cell office:value-type="float" office:value="-1.7378583880740737" table:formula="of:=LN(ABS([.K7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72]-0.000002" table:style-name="ce1">
            <text:p>2,244E-08</text:p>
          </table:table-cell>
          <table:table-cell office:value-type="float" office:value="-1.7378583880740737" table:formula="of:=[.P72]" table:style-name="ce1">
            <text:p>-1,73785838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74]" table:style-name="ce2">
            <text:p>2,04E-06</text:p>
          </table:table-cell>
          <table:table-cell office:value-type="float" office:value="-1.7367259781047888" table:formula="of:=LN(ABS([.K7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73]-0.000002" table:style-name="ce1">
            <text:p>4,292E-08</text:p>
          </table:table-cell>
          <table:table-cell office:value-type="float" office:value="-1.7367259781047888" table:formula="of:=[.P73]" table:style-name="ce1">
            <text:p>-1,73672597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75]" table:style-name="ce2">
            <text:p>2,08E-06</text:p>
          </table:table-cell>
          <table:table-cell office:value-type="float" office:value="-1.7363007323543156" table:formula="of:=LN(ABS([.K7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74]-0.000002" table:style-name="ce1">
            <text:p>8,388E-08</text:p>
          </table:table-cell>
          <table:table-cell office:value-type="float" office:value="-1.7363007323543156" table:formula="of:=[.P74]" table:style-name="ce1">
            <text:p>-1,73630073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76]" table:style-name="ce2">
            <text:p>2,17E-06</text:p>
          </table:table-cell>
          <table:table-cell office:value-type="float" office:value="-1.7365772066895222" table:formula="of:=LN(ABS([.K7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75]-0.000002" table:style-name="ce1">
            <text:p>1,658E-07</text:p>
          </table:table-cell>
          <table:table-cell office:value-type="float" office:value="-1.7365772066895222" table:formula="of:=[.P75]" table:style-name="ce1">
            <text:p>-1,7365772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77]" table:style-name="ce2">
            <text:p>2,19E-05</text:p>
          </table:table-cell>
          <table:table-cell office:value-type="float" office:value="-1.8270921824580866" table:formula="of:=LN(ABS([.K7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76]-0.000002" table:style-name="ce1">
            <text:p>1,98609E-05</text:p>
          </table:table-cell>
          <table:table-cell office:value-type="float" office:value="-1.8270921824580866" table:formula="of:=[.P76]" table:style-name="ce1">
            <text:p>-1,82709218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78]" table:style-name="ce2">
            <text:p>4,16E-05</text:p>
          </table:table-cell>
          <table:table-cell office:value-type="float" office:value="-1.919139307236172" table:formula="of:=LN(ABS([.K7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77]-0.000002" table:style-name="ce1">
            <text:p>3,9556E-05</text:p>
          </table:table-cell>
          <table:table-cell office:value-type="float" office:value="-1.919139307236172" table:formula="of:=[.P77]" table:style-name="ce1">
            <text:p>-1,9191393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79]" table:style-name="ce2">
            <text:p>6,13E-05</text:p>
          </table:table-cell>
          <table:table-cell office:value-type="float" office:value="-2.0123101349772776" table:formula="of:=LN(ABS([.K7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78]-0.000002" table:style-name="ce1">
            <text:p>5,92511E-05</text:p>
          </table:table-cell>
          <table:table-cell office:value-type="float" office:value="-2.0123101349772776" table:formula="of:=[.P78]" table:style-name="ce1">
            <text:p>-2,01231013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80]" table:style-name="ce2">
            <text:p>8,09E-05</text:p>
          </table:table-cell>
          <table:table-cell office:value-type="float" office:value="-2.1060335970700632" table:formula="of:=LN(ABS([.K8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79]-0.000002" table:style-name="ce1">
            <text:p>7,89462E-05</text:p>
          </table:table-cell>
          <table:table-cell office:value-type="float" office:value="-2.1060335970700632" table:formula="of:=[.P79]" table:style-name="ce1">
            <text:p>-2,10603359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81]" table:style-name="ce2">
            <text:p>1,01E-04</text:p>
          </table:table-cell>
          <table:table-cell office:value-type="float" office:value="-2.1995403566845555" table:formula="of:=LN(ABS([.K8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80]-0.000002" table:style-name="ce1">
            <text:p>9,86413E-05</text:p>
          </table:table-cell>
          <table:table-cell office:value-type="float" office:value="-2.1995403566845555" table:formula="of:=[.P8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82]" table:style-name="ce2">
            <text:p>1,20E-04</text:p>
          </table:table-cell>
          <table:table-cell office:value-type="float" office:value="-2.2918212317603341" table:formula="of:=LN(ABS([.K8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81]-0.000002" table:style-name="ce1">
            <text:p>0,000118336</text:p>
          </table:table-cell>
          <table:table-cell office:value-type="float" office:value="-2.2918212317603341" table:formula="of:=[.P8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83]" table:style-name="ce2">
            <text:p>1,40E-04</text:p>
          </table:table-cell>
          <table:table-cell office:value-type="float" office:value="-2.3815812235205511" table:formula="of:=LN(ABS([.K8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82]-0.000002" table:style-name="ce1">
            <text:p>0,000138031</text:p>
          </table:table-cell>
          <table:table-cell office:value-type="float" office:value="-2.3815812235205511" table:formula="of:=[.P8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84]" table:style-name="ce2">
            <text:p>1,60E-04</text:p>
          </table:table-cell>
          <table:table-cell office:value-type="float" office:value="-2.4732265682916763" table:formula="of:=LN(ABS([.K8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83]-0.000002" table:style-name="ce1">
            <text:p>0,000157981</text:p>
          </table:table-cell>
          <table:table-cell office:value-type="float" office:value="-2.4732265682916763" table:formula="of:=[.P8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85]" table:style-name="ce2">
            <text:p>1,80E-04</text:p>
          </table:table-cell>
          <table:table-cell office:value-type="float" office:value="-2.5664598877381821" table:formula="of:=LN(ABS([.K8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84]-0.000002" table:style-name="ce1">
            <text:p>0,000177931</text:p>
          </table:table-cell>
          <table:table-cell office:value-type="float" office:value="-2.5664598877381821" table:formula="of:=[.P8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86]" table:style-name="ce2">
            <text:p>2,00E-04</text:p>
          </table:table-cell>
          <table:table-cell office:value-type="float" office:value="-2.6608594581824341" table:formula="of:=LN(ABS([.K8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85]-0.000002" table:style-name="ce1">
            <text:p>0,000197881</text:p>
          </table:table-cell>
          <table:table-cell office:value-type="float" office:value="-2.6608594581824341" table:formula="of:=[.P8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87]" table:style-name="ce2">
            <text:p>2,20E-04</text:p>
          </table:table-cell>
          <table:table-cell office:value-type="float" office:value="-2.7558362320821574" table:formula="of:=LN(ABS([.K8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86]-0.000002" table:style-name="ce1">
            <text:p>0,000217831</text:p>
          </table:table-cell>
          <table:table-cell office:value-type="float" office:value="-2.7558362320821574" table:formula="of:=[.P8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88]" table:style-name="ce2">
            <text:p>2,40E-04</text:p>
          </table:table-cell>
          <table:table-cell office:value-type="float" office:value="-2.8505912591443892" table:formula="of:=LN(ABS([.K8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87]-0.000002" table:style-name="ce1">
            <text:p>0,00023778</text:p>
          </table:table-cell>
          <table:table-cell office:value-type="float" office:value="-2.8505912591443892" table:formula="of:=[.P8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89]" table:style-name="ce2">
            <text:p>2,60E-04</text:p>
          </table:table-cell>
          <table:table-cell office:value-type="float" office:value="-2.944070427090101" table:formula="of:=LN(ABS([.K8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88]-0.000002" table:style-name="ce1">
            <text:p>0,00025773</text:p>
          </table:table-cell>
          <table:table-cell office:value-type="float" office:value="-2.944070427090101" table:formula="of:=[.P8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90]" table:style-name="ce2">
            <text:p>2,80E-04</text:p>
          </table:table-cell>
          <table:table-cell office:value-type="float" office:value="-3.0349222671791218" table:formula="of:=LN(ABS([.K9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89]-0.000002" table:style-name="ce1">
            <text:p>0,00027768</text:p>
          </table:table-cell>
          <table:table-cell office:value-type="float" office:value="-3.0349222671791218" table:formula="of:=[.P8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91]" table:style-name="ce2">
            <text:p>3,00E-04</text:p>
          </table:table-cell>
          <table:table-cell office:value-type="float" office:value="-3.1284235620219949" table:formula="of:=LN(ABS([.K9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90]-0.000002" table:style-name="ce1">
            <text:p>0,000298048</text:p>
          </table:table-cell>
          <table:table-cell office:value-type="float" office:value="-3.1284235620219949" table:formula="of:=[.P9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92]" table:style-name="ce2">
            <text:p>3,20E-04</text:p>
          </table:table-cell>
          <table:table-cell office:value-type="float" office:value="-3.223606245687598" table:formula="of:=LN(ABS([.K9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91]-0.000002" table:style-name="ce1">
            <text:p>0,000318416</text:p>
          </table:table-cell>
          <table:table-cell office:value-type="float" office:value="-3.223606245687598" table:formula="of:=[.P9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93]" table:style-name="ce2">
            <text:p>3,41E-04</text:p>
          </table:table-cell>
          <table:table-cell office:value-type="float" office:value="-3.3200288156972877" table:formula="of:=LN(ABS([.K9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92]-0.000002" table:style-name="ce1">
            <text:p>0,000338785</text:p>
          </table:table-cell>
          <table:table-cell office:value-type="float" office:value="-3.3200288156972877" table:formula="of:=[.P9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94]" table:style-name="ce2">
            <text:p>3,61E-04</text:p>
          </table:table-cell>
          <table:table-cell office:value-type="float" office:value="-3.417069479619228" table:formula="of:=LN(ABS([.K9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93]-0.000002" table:style-name="ce1">
            <text:p>0,000359153</text:p>
          </table:table-cell>
          <table:table-cell office:value-type="float" office:value="-3.417069479619228" table:formula="of:=[.P9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95]" table:style-name="ce2">
            <text:p>3,82E-04</text:p>
          </table:table-cell>
          <table:table-cell office:value-type="float" office:value="-3.5138782928201424" table:formula="of:=LN(ABS([.K9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94]-0.000002" table:style-name="ce1">
            <text:p>0,000379521</text:p>
          </table:table-cell>
          <table:table-cell office:value-type="float" office:value="-3.5138782928201424" table:formula="of:=[.P9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96]" table:style-name="ce2">
            <text:p>4,02E-04</text:p>
          </table:table-cell>
          <table:table-cell office:value-type="float" office:value="-3.6093280671186396" table:formula="of:=LN(ABS([.K9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95]-0.000002" table:style-name="ce1">
            <text:p>0,00039989</text:p>
          </table:table-cell>
          <table:table-cell office:value-type="float" office:value="-3.6093280671186396" table:formula="of:=[.P9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97]" table:style-name="ce2">
            <text:p>4,22E-04</text:p>
          </table:table-cell>
          <table:table-cell office:value-type="float" office:value="-3.7019663147378674" table:formula="of:=LN(ABS([.K9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96]-0.000002" table:style-name="ce1">
            <text:p>0,000420258</text:p>
          </table:table-cell>
          <table:table-cell office:value-type="float" office:value="-3.7019663147378674" table:formula="of:=[.P9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98]" table:style-name="ce2">
            <text:p>4,43E-04</text:p>
          </table:table-cell>
          <table:table-cell office:value-type="float" office:value="-3.7985523659114042" table:formula="of:=LN(ABS([.K9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97]-0.000002" table:style-name="ce1">
            <text:p>0,000441324</text:p>
          </table:table-cell>
          <table:table-cell office:value-type="float" office:value="-3.7985523659114042" table:formula="of:=[.P9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99]" table:style-name="ce2">
            <text:p>4,64E-04</text:p>
          </table:table-cell>
          <table:table-cell office:value-type="float" office:value="-3.8969821877694208" table:formula="of:=LN(ABS([.K9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98]-0.000002" table:style-name="ce1">
            <text:p>0,00046239</text:p>
          </table:table-cell>
          <table:table-cell office:value-type="float" office:value="-3.8969821877694208" table:formula="of:=[.P9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00]" table:style-name="ce2">
            <text:p>4,85E-04</text:p>
          </table:table-cell>
          <table:table-cell office:value-type="float" office:value="-3.9967821932281784" table:formula="of:=LN(ABS([.K10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99]-0.000002" table:style-name="ce1">
            <text:p>0,000483456</text:p>
          </table:table-cell>
          <table:table-cell office:value-type="float" office:value="-3.9967821932281784" table:formula="of:=[.P9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01]" table:style-name="ce2">
            <text:p>5,07E-04</text:p>
          </table:table-cell>
          <table:table-cell office:value-type="float" office:value="-4.0972724442886506" table:formula="of:=LN(ABS([.K10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00]-0.000002" table:style-name="ce1">
            <text:p>0,000504521</text:p>
          </table:table-cell>
          <table:table-cell office:value-type="float" office:value="-4.0972724442886506" table:formula="of:=[.P10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02]" table:style-name="ce2">
            <text:p>5,28E-04</text:p>
          </table:table-cell>
          <table:table-cell office:value-type="float" office:value="-4.1975148115986265" table:formula="of:=LN(ABS([.K10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01]-0.000002" table:style-name="ce1">
            <text:p>0,000525587</text:p>
          </table:table-cell>
          <table:table-cell office:value-type="float" office:value="-4.1975148115986265" table:formula="of:=[.P10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03]" table:style-name="ce2">
            <text:p>5,49E-04</text:p>
          </table:table-cell>
          <table:table-cell office:value-type="float" office:value="-4.2962504869325464" table:formula="of:=LN(ABS([.K10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02]-0.000002" table:style-name="ce1">
            <text:p>0,000546653</text:p>
          </table:table-cell>
          <table:table-cell office:value-type="float" office:value="-4.2962504869325464" table:formula="of:=[.P10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04]" table:style-name="ce2">
            <text:p>5,70E-04</text:p>
          </table:table-cell>
          <table:table-cell office:value-type="float" office:value="-4.3918466940127523" table:formula="of:=LN(ABS([.K10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03]-0.000002" table:style-name="ce1">
            <text:p>0,000567719</text:p>
          </table:table-cell>
          <table:table-cell office:value-type="float" office:value="-4.3918466940127523" table:formula="of:=[.P10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05]" table:style-name="ce2">
            <text:p>5,92E-04</text:p>
          </table:table-cell>
          <table:table-cell office:value-type="float" office:value="-4.4951818950198623" table:formula="of:=LN(ABS([.K10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04]-0.000002" table:style-name="ce1">
            <text:p>0,000590319</text:p>
          </table:table-cell>
          <table:table-cell office:value-type="float" office:value="-4.4951818950198623" table:formula="of:=[.P10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06]" table:style-name="ce2">
            <text:p>6,15E-04</text:p>
          </table:table-cell>
          <table:table-cell office:value-type="float" office:value="-4.6007509651446341" table:formula="of:=LN(ABS([.K10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05]-0.000002" table:style-name="ce1">
            <text:p>0,00061292</text:p>
          </table:table-cell>
          <table:table-cell office:value-type="float" office:value="-4.6007509651446341" table:formula="of:=[.P10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07]" table:style-name="ce2">
            <text:p>6,38E-04</text:p>
          </table:table-cell>
          <table:table-cell office:value-type="float" office:value="-4.7080053375083084" table:formula="of:=LN(ABS([.K10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06]-0.000002" table:style-name="ce1">
            <text:p>0,00063552</text:p>
          </table:table-cell>
          <table:table-cell office:value-type="float" office:value="-4.7080053375083084" table:formula="of:=[.P10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08]" table:style-name="ce2">
            <text:p>6,60E-04</text:p>
          </table:table-cell>
          <table:table-cell office:value-type="float" office:value="-4.8161313695947872" table:formula="of:=LN(ABS([.K10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07]-0.000002" table:style-name="ce1">
            <text:p>0,000658121</text:p>
          </table:table-cell>
          <table:table-cell office:value-type="float" office:value="-4.8161313695947872" table:formula="of:=[.P10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09]" table:style-name="ce2">
            <text:p>6,83E-04</text:p>
          </table:table-cell>
          <table:table-cell office:value-type="float" office:value="-4.9239736782659298" table:formula="of:=LN(ABS([.K10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08]-0.000002" table:style-name="ce1">
            <text:p>0,000680721</text:p>
          </table:table-cell>
          <table:table-cell office:value-type="float" office:value="-4.9239736782659298" table:formula="of:=[.P10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10]" table:style-name="ce2">
            <text:p>7,05E-04</text:p>
          </table:table-cell>
          <table:table-cell office:value-type="float" office:value="-5.02994916185484" table:formula="of:=LN(ABS([.K11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09]-0.000002" table:style-name="ce1">
            <text:p>0,000703322</text:p>
          </table:table-cell>
          <table:table-cell office:value-type="float" office:value="-5.02994916185484" table:formula="of:=[.P10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11]" table:style-name="ce2">
            <text:p>7,28E-04</text:p>
          </table:table-cell>
          <table:table-cell office:value-type="float" office:value="-5.1319673450638081" table:formula="of:=LN(ABS([.K11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10]-0.000002" table:style-name="ce1">
            <text:p>0,000725922</text:p>
          </table:table-cell>
          <table:table-cell office:value-type="float" office:value="-5.1319673450638081" table:formula="of:=[.P11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12]" table:style-name="ce2">
            <text:p>7,53E-04</text:p>
          </table:table-cell>
          <table:table-cell office:value-type="float" office:value="-5.2474324455335424" table:formula="of:=LN(ABS([.K11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11]-0.000002" table:style-name="ce1">
            <text:p>0,000751313</text:p>
          </table:table-cell>
          <table:table-cell office:value-type="float" office:value="-5.2474324455335424" table:formula="of:=[.P11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13]" table:style-name="ce2">
            <text:p>7,79E-04</text:p>
          </table:table-cell>
          <table:table-cell office:value-type="float" office:value="-5.3659595791569208" table:formula="of:=LN(ABS([.K11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12]-0.000002" table:style-name="ce1">
            <text:p>0,000776703</text:p>
          </table:table-cell>
          <table:table-cell office:value-type="float" office:value="-5.3659595791569208" table:formula="of:=[.P11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14]" table:style-name="ce2">
            <text:p>8,04E-04</text:p>
          </table:table-cell>
          <table:table-cell office:value-type="float" office:value="-5.4868597526398712" table:formula="of:=LN(ABS([.K11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13]-0.000002" table:style-name="ce1">
            <text:p>0,000802094</text:p>
          </table:table-cell>
          <table:table-cell office:value-type="float" office:value="-5.4868597526398712" table:formula="of:=[.P11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15]" table:style-name="ce2">
            <text:p>8,29E-04</text:p>
          </table:table-cell>
          <table:table-cell office:value-type="float" office:value="-5.6090450952343334" table:formula="of:=LN(ABS([.K11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14]-0.000002" table:style-name="ce1">
            <text:p>0,000827485</text:p>
          </table:table-cell>
          <table:table-cell office:value-type="float" office:value="-5.6090450952343334" table:formula="of:=[.P11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16]" table:style-name="ce2">
            <text:p>8,55E-04</text:p>
          </table:table-cell>
          <table:table-cell office:value-type="float" office:value="-5.7308880335614569" table:formula="of:=LN(ABS([.K11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15]-0.000002" table:style-name="ce1">
            <text:p>0,000852875</text:p>
          </table:table-cell>
          <table:table-cell office:value-type="float" office:value="-5.7308880335614569" table:formula="of:=[.P11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17]" table:style-name="ce2">
            <text:p>8,80E-04</text:p>
          </table:table-cell>
          <table:table-cell office:value-type="float" office:value="-5.8500653370916238" table:formula="of:=LN(ABS([.K11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16]-0.000002" table:style-name="ce1">
            <text:p>0,000878266</text:p>
          </table:table-cell>
          <table:table-cell office:value-type="float" office:value="-5.8500653370916238" table:formula="of:=[.P11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18]" table:style-name="ce2">
            <text:p>9,06E-04</text:p>
          </table:table-cell>
          <table:table-cell office:value-type="float" office:value="-5.9634160109579515" table:formula="of:=LN(ABS([.K11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17]-0.000002" table:style-name="ce1">
            <text:p>0,000903656</text:p>
          </table:table-cell>
          <table:table-cell office:value-type="float" office:value="-5.9634160109579515" table:formula="of:=[.P11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19]" table:style-name="ce2">
            <text:p>9,26E-04</text:p>
          </table:table-cell>
          <table:table-cell office:value-type="float" office:value="-6.0593473206959541" table:formula="of:=LN(ABS([.K11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18]-0.000002" table:style-name="ce1">
            <text:p>0,000924164</text:p>
          </table:table-cell>
          <table:table-cell office:value-type="float" office:value="-6.0593473206959541" table:formula="of:=[.P11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20]" table:style-name="ce2">
            <text:p>9,36E-04</text:p>
          </table:table-cell>
          <table:table-cell office:value-type="float" office:value="-6.1073832716727425" table:formula="of:=LN(ABS([.K12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19]-0.000002" table:style-name="ce1">
            <text:p>0,000934488</text:p>
          </table:table-cell>
          <table:table-cell office:value-type="float" office:value="-6.1073832716727425" table:formula="of:=[.P119]" table:style-name="ce1">
            <text:p>-6,10738327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21]" table:style-name="ce2">
            <text:p>9,47E-04</text:p>
          </table:table-cell>
          <table:table-cell office:value-type="float" office:value="-6.155666303529757" table:formula="of:=LN(ABS([.K12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20]-0.000002" table:style-name="ce1">
            <text:p>0,000944812</text:p>
          </table:table-cell>
          <table:table-cell office:value-type="float" office:value="-6.155666303529757" table:formula="of:=[.P120]" table:style-name="ce1">
            <text:p>-6,15566630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22]" table:style-name="ce2">
            <text:p>9,57E-04</text:p>
          </table:table-cell>
          <table:table-cell office:value-type="float" office:value="-6.2041143508901806" table:formula="of:=LN(ABS([.K12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21]-0.000002" table:style-name="ce1">
            <text:p>0,000955135</text:p>
          </table:table-cell>
          <table:table-cell office:value-type="float" office:value="-6.2041143508901806" table:formula="of:=[.P121]" table:style-name="ce1">
            <text:p>-6,20411435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23]" table:style-name="ce2">
            <text:p>9,67E-04</text:p>
          </table:table-cell>
          <table:table-cell office:value-type="float" office:value="-6.2526303699935513" table:formula="of:=LN(ABS([.K12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22]-0.000002" table:style-name="ce1">
            <text:p>0,000965459</text:p>
          </table:table-cell>
          <table:table-cell office:value-type="float" office:value="-6.2526303699935513" table:formula="of:=[.P122]" table:style-name="ce1">
            <text:p>-6,252630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24]" table:style-name="ce2">
            <text:p>9,78E-04</text:p>
          </table:table-cell>
          <table:table-cell office:value-type="float" office:value="-6.3011021546998034" table:formula="of:=LN(ABS([.K12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23]-0.000002" table:style-name="ce1">
            <text:p>0,000975783</text:p>
          </table:table-cell>
          <table:table-cell office:value-type="float" office:value="-6.3011021546998034" table:formula="of:=[.P123]" table:style-name="ce1">
            <text:p>-6,30110215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25]" table:style-name="ce2">
            <text:p>9,88E-04</text:p>
          </table:table-cell>
          <table:table-cell office:value-type="float" office:value="-6.3494008576637802" table:formula="of:=LN(ABS([.K12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24]-0.000002" table:style-name="ce1">
            <text:p>0,000986106</text:p>
          </table:table-cell>
          <table:table-cell office:value-type="float" office:value="-6.3494008576637802" table:formula="of:=[.P124]" table:style-name="ce1">
            <text:p>-6,3494008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26]" table:style-name="ce2">
            <text:p>9,98E-04</text:p>
          </table:table-cell>
          <table:table-cell office:value-type="float" office:value="-6.3973783558672288" table:formula="of:=LN(ABS([.K12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25]-0.000002" table:style-name="ce1">
            <text:p>0,00099643</text:p>
          </table:table-cell>
          <table:table-cell office:value-type="float" office:value="-6.3973783558672288" table:formula="of:=[.P125]" table:style-name="ce1">
            <text:p>-6,39737835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27]" table:style-name="ce2">
            <text:p>9,99E-04</text:p>
          </table:table-cell>
          <table:table-cell office:value-type="float" office:value="-6.4019478251962321" table:formula="of:=LN(ABS([.K12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26]-0.000002" table:style-name="ce1">
            <text:p>0,000997406</text:p>
          </table:table-cell>
          <table:table-cell office:value-type="float" office:value="-6.4019478251962321" table:formula="of:=[.P126]" table:style-name="ce1">
            <text:p>-6,40194782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28]" table:style-name="ce2">
            <text:p>1,00E-03</text:p>
          </table:table-cell>
          <table:table-cell office:value-type="float" office:value="-6.40456714674536" table:formula="of:=LN(ABS([.K12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27]-0.000002" table:style-name="ce1">
            <text:p>0,000998</text:p>
          </table:table-cell>
          <table:table-cell office:value-type="float" office:value="-6.40456714674536" table:formula="of:=[.P127]" table:style-name="ce1">
            <text:p>-6,40456714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4]/[.B144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31" table:formula="of:=[.A144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5]/[.B145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96.100000000000009" table:formula="of:=[.A145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7.924528301886792" table:formula="of:=[.D146]/[.B146]" table:style-name="ce1">
            <text:p>17,9245283</text:p>
          </table:table-cell>
          <table:table-cell table:number-columns-repeated="16377"/>
        </table:table-row>
        <table:table-row table:style-name="ro1">
          <table:table-cell office:value-type="float" office:value="297.91000000000003" table:formula="of:=[.A146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6.60377358490566" table:formula="of:=[.D147]/[.B147]" table:style-name="ce1">
            <text:p>16,60377358</text:p>
          </table:table-cell>
          <table:table-cell table:number-columns-repeated="16377"/>
        </table:table-row>
        <table:table-row table:style-name="ro1">
          <table:table-cell office:value-type="float" office:value="923.52100000000007" table:formula="of:=[.A147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string" table:style-name="ce1">
            <text:p>2V</text:p>
          </table:table-cell>
          <table:table-cell office:value-type="float" office:value="10.660377358490566" table:formula="of:=[.D148]/[.B148]" table:style-name="ce1">
            <text:p>10,66037736</text:p>
          </table:table-cell>
          <table:table-cell table:number-columns-repeated="16377"/>
        </table:table-row>
        <table:table-row table:style-name="ro1">
          <table:table-cell office:value-type="float" office:value="2862.9151000000002" table:formula="of:=[.A148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string" table:style-name="ce1">
            <text:p>1V</text:p>
          </table:table-cell>
          <table:table-cell office:value-type="float" office:value="4.3773584905660377" table:formula="of:=[.D149]/[.B149]" table:style-name="ce1">
            <text:p>4,377358491</text:p>
          </table:table-cell>
          <table:table-cell table:number-columns-repeated="16377"/>
        </table:table-row>
        <table:table-row table:style-name="ro1">
          <table:table-cell office:value-type="float" office:value="8875.0368100000014" table:formula="of:=[.A149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string" table:style-name="ce1">
            <text:p>500mV</text:p>
          </table:table-cell>
          <table:table-cell office:value-type="float" office:value="1.4716981132075471" table:formula="of:=[.D150]/[.B150]" table:style-name="ce1">
            <text:p>1,471698113</text:p>
          </table:table-cell>
          <table:table-cell table:number-columns-repeated="16377"/>
        </table:table-row>
        <table:table-row table:style-name="ro1">
          <table:table-cell office:value-type="float" office:value="27512.614111000006" table:formula="of:=[.A150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office:value-type="float" office:value="0.49142857142857138" table:formula="of:=[.D151]/[.B151]*10^-3" table:style-name="ce1">
            <text:p>0,491428571</text:p>
          </table:table-cell>
          <table:table-cell table:number-columns-repeated="16377"/>
        </table:table-row>
        <table:table-row table:style-name="ro1">
          <table:table-cell office:value-type="float" office:value="85289.103744100023" table:formula="of:=[.A151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6190476190476191" table:formula="of:=[.D152]/[.B152]*10^-3" table:style-name="ce1">
            <text:p>0,161904762</text:p>
          </table:table-cell>
          <table:table-cell table:number-columns-repeated="16377"/>
        </table:table-row>
        <table:table-row table:style-name="ro1">
          <table:table-cell office:value-type="float" office:value="264396.22160671005" table:formula="of:=[.A152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7.6" table:style-name="ce1">
            <text:p>57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4857142857142854E-2" table:formula="of:=[.D153]/[.B153]*10^-3" table:style-name="ce1">
            <text:p>0,054857143</text:p>
          </table:table-cell>
          <table:table-cell table:number-columns-repeated="16377"/>
        </table:table-row>
        <table:table-row table:style-name="ro1">
          <table:table-cell office:value-type="float" office:value="819628.28698080115" table:formula="of:=[.A153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21.6" table:style-name="ce1">
            <text:p>21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2.0571428571428574E-2" table:formula="of:=[.D154]/[.B154]*10^-3" table:style-name="ce1">
            <text:p>0,020571429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0" table:formula="of:=[.A144]" table:style-name="ce3">
            <text:p>10</text:p>
          </table:table-cell>
          <table:table-cell office:value-type="float" office:value="25.159907268775584" table:formula="of:=20*LOG10([.G144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145]" table:style-name="ce3">
            <text:p>31</text:p>
          </table:table-cell>
          <table:table-cell office:value-type="float" office:value="25.159907268775584" table:formula="of:=20*LOG10([.G145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146]" table:style-name="ce3">
            <text:p>96</text:p>
          </table:table-cell>
          <table:table-cell office:value-type="float" office:value="25.068954713761173" table:formula="of:=20*LOG10([.G146])" table:style-name="ce1">
            <text:p>25,06895471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147]" table:style-name="ce3">
            <text:p>298</text:p>
          </table:table-cell>
          <table:table-cell office:value-type="float" office:value="24.404136050987589" table:formula="of:=20*LOG10([.G147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48]" table:style-name="ce3">
            <text:p>924</text:p>
          </table:table-cell>
          <table:table-cell office:value-type="float" office:value="20.555451564372991" table:formula="of:=20*LOG10([.G148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49]" table:style-name="ce3">
            <text:p>2863</text:p>
          </table:table-cell>
          <table:table-cell office:value-type="float" office:value="12.824242305802212" table:formula="of:=20*LOG10([.G149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50]" table:style-name="ce3">
            <text:p>8875</text:p>
          </table:table-cell>
          <table:table-cell office:value-type="float" office:value="3.3563746617938266" table:formula="of:=20*LOG10([.G150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51]" table:style-name="ce3">
            <text:p>27513</text:p>
          </table:table-cell>
          <table:table-cell office:value-type="float" office:value="-6.1707919488545349" table:formula="of:=20*LOG10([.G151])" table:style-name="ce1">
            <text:p>-6,170791949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52]" table:style-name="ce3">
            <text:p>85289</text:p>
          </table:table-cell>
          <table:table-cell office:value-type="float" office:value="-15.814807553833283" table:formula="of:=20*LOG10([.G152])" table:style-name="ce1">
            <text:p>-1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53]" table:style-name="ce3">
            <text:p>264396</text:p>
          </table:table-cell>
          <table:table-cell office:value-type="float" office:value="-25.215336312934518" table:formula="of:=20*LOG10([.G153])" table:style-name="ce1">
            <text:p>-2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54]" table:style-name="ce3">
            <text:p>819628</text:p>
          </table:table-cell>
          <table:table-cell office:value-type="float" office:value="-33.734710958380141" table:formula="of:=20*LOG10([.G154])" table:style-name="ce1">
            <text:p>-33,73471096</text:p>
          </table:table-cell>
          <table:table-cell table:number-columns-repeated="16382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407" table:style-name="ro1">
          <table:table-cell table:number-columns-repeated="16384"/>
        </table:table-row>
      </table:table>
      <table:table table:name="2" table:style-name="ta1">
        <table:shapes>
          <draw:frame draw:z-index="1" draw:id="id3" draw:style-name="a3" draw:name="Grafico 1" svg:x="2.24646in" svg:y="13.9063in" svg:width="6.30039in" svg:height="3.54567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9.3185in" svg:y="10.60748in" svg:width="6.30039in" svg:height="3.545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table:style-name="ce1"/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k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number-columns-repeated="2" table:style-name="ce1"/>
          <table:table-cell office:value-type="float" office:value="364.93640564207078" table:formula="of:=[.B10]/EXP(1)" table:style-name="ce1">
            <text:p>364,936405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ssimul</text:p>
          </table:table-cell>
          <table:table-cell office:value-type="string" table:style-name="ce1">
            <text:p>sperimental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0.36748960000000003" table:style-name="ce2">
            <text:p>3,67E-0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.50836498023816E-5" table:style-name="ce2">
            <text:p>1,51E-05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25us</text:p>
          </table:table-cell>
          <table:table-cell office:value-type="string" table:style-name="ce1">
            <text:p>fondo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5" table:style-name="ce1"/>
          <table:table-cell office:value-type="string" table:style-name="ce1">
            <text:p>Vundershoot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1">
            <text:p>R1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3" table:style-name="ce1"/>
          <table:table-cell office:value-type="string" table:style-name="ce1">
            <text:p>t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2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style-name="ce1"/>
          <table:table-cell office:value-type="string" table:style-name="ce1">
            <text:p>Vshmax</text:p>
          </table:table-cell>
          <table:table-cell office:value-type="float" office:value="-58.4" table:style-name="ce1">
            <text:p>-58,4</text:p>
          </table:table-cell>
          <table:table-cell office:value-type="float" office:value="14.8" table:style-name="ce1">
            <text:p>14,8</text:p>
          </table:table-cell>
          <table:table-cell office:value-type="string" table:style-name="ce1">
            <text:p>us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2" table:style-name="ce1"/>
          <table:table-cell office:value-type="string" table:style-name="ce1">
            <text:p>mV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1'.B2]-['1'.G11])*10^-12*['1'.B10]*10^3/([.B3]*10^-12)" table:style-name="ce1">
            <text:p>665588</text:p>
          </table:table-cell>
          <table:table-cell table:number-columns-repeated="6" table:style-name="ce1"/>
          <table:table-cell office:value-type="string" table:style-name="ce1">
            <text:p>div</text:p>
          </table:table-cell>
          <table:table-cell office:value-type="string" table:style-name="ce1">
            <text:p>20mV</text:p>
          </table:table-cell>
          <table:table-cell office:value-type="string" table:style-name="ce1">
            <text:p>5u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fondo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um</text:p>
          </table:table-cell>
          <table:table-cell table:number-columns-repeated="16379" table:style-name="ce1"/>
        </table:table-row>
        <table:table-row table:style-name="ro1">
          <table:table-cell office:value-type="float" office:value="3.2" table:style-name="ce1">
            <text:p>3,2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8" table:style-name="ce1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1.6" table:style-name="ce1">
            <text:p>11,6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5.6" table:style-name="ce1">
            <text:p>15,6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table:number-columns-repeated="16380" table:style-name="ce1"/>
        </table:table-row>
        <table:table-row table:style-name="ro1">
          <table:table-cell office:value-type="float" office:value="19.2" table:style-name="ce1">
            <text:p>19,2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table:number-columns-repeated="16380" table:style-name="ce1"/>
        </table:table-row>
        <table:table-row table:style-name="ro1">
          <table:table-cell office:value-type="float" office:value="27.2" table:style-name="ce1">
            <text:p>27,2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table:number-columns-repeated="16372"/>
        </table:table-row>
        <table:table-row table:style-name="ro1">
          <table:table-cell office:value-type="float" office:value="32.799999999999997" table:style-name="ce1">
            <text:p>32,8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table:number-columns-repeated="16380" table:style-name="ce1"/>
        </table:table-row>
        <table:table-row table:style-name="ro1">
          <table:table-cell office:value-type="float" office:value="41.2" table:style-name="ce1">
            <text:p>41,2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10us</text:p>
          </table:table-cell>
          <table:table-cell office:value-type="float" office:value="152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float" office:value="54.4" table:style-name="ce1">
            <text:p>54,4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16380" table:style-name="ce1"/>
        </table:table-row>
        <table:table-row table:style-name="ro1">
          <table:table-cell office:value-type="float" office:value="64.400000000000006" table:style-name="ce1">
            <text:p>64,4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number-columns-repeated="16380" table:style-name="ce1"/>
        </table:table-row>
        <table:table-row table:style-name="ro1">
          <table:table-cell office:value-type="float" office:value="77.2" table:style-name="ce1">
            <text:p>77,2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80" table:style-name="ce1"/>
        </table:table-row>
        <table:table-row table:style-name="ro1">
          <table:table-cell office:value-type="float" office:value="85.2" table:style-name="ce1">
            <text:p>85,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tempo segnale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Qin</text:p>
          </table:table-cell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20mV</text:p>
          </table:table-cell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-60" table:formula="of:=[.J39]" table:style-name="ce1">
            <text:p>-60</text:p>
          </table:table-cell>
          <table:table-cell office:value-type="float" office:value="76.567954059227603" table:formula="of:=[.L39]*10^12" table:style-name="ce1">
            <text:p>76,56795406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string" table:style-name="ce1">
            <text:p>20mV</text:p>
          </table:table-cell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-119" table:formula="of:=[.J40]" table:style-name="ce1">
            <text:p>-119</text:p>
          </table:table-cell>
          <table:table-cell office:value-type="float" office:value="153.13590811845501" table:formula="of:=[.L40]*10^12" table:style-name="ce1">
            <text:p>153,1359081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string" table:style-name="ce1">
            <text:p>50mV</text:p>
          </table:table-cell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-174" table:formula="of:=[.J41]" table:style-name="ce1">
            <text:p>-174</text:p>
          </table:table-cell>
          <table:table-cell office:value-type="float" office:value="229.70386217768302" table:formula="of:=[.L41]*10^12" table:style-name="ce1">
            <text:p>229,7038622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string" table:style-name="ce1">
            <text:p>50mV</text:p>
          </table:table-cell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-234" table:formula="of:=[.J42]" table:style-name="ce1">
            <text:p>-234</text:p>
          </table:table-cell>
          <table:table-cell office:value-type="float" office:value="306.27181623691001" table:formula="of:=[.L42]*10^12" table:style-name="ce1">
            <text:p>306,27181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string" table:style-name="ce1">
            <text:p>50mV</text:p>
          </table:table-cell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-292" table:formula="of:=[.J43]" table:style-name="ce1">
            <text:p>-292</text:p>
          </table:table-cell>
          <table:table-cell office:value-type="float" office:value="382.839770296138" table:formula="of:=[.L43]*10^12" table:style-name="ce1">
            <text:p>382,8397703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Vout 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0.4" table:style-name="ce1">
            <text:p>10,4</text:p>
          </table:table-cell>
          <table:table-cell office:value-type="string" table:style-name="ce1">
            <text:p>20mV</text:p>
          </table:table-cell>
          <table:table-cell office:value-type="float" office:value="1.0297029702970298E-2" table:formula="of:=[.E46]/[.B46]*10^-3" table:style-name="ce1">
            <text:p>0,01029703</text:p>
          </table:table-cell>
          <table:table-cell table:number-columns-repeated="4" table:style-name="ce1"/>
          <table:table-cell office:value-type="float" office:value="100" table:formula="of:=[.A46]" table:style-name="ce3">
            <text:p>100</text:p>
          </table:table-cell>
          <table:table-cell office:value-type="float" office:value="-39.74576068967724" table:formula="of:=20*LOG10([.G46])" table:style-name="ce1">
            <text:p>-39,74576069</text:p>
          </table:table-cell>
          <table:table-cell table:number-columns-repeated="2" table:style-name="ce1"/>
          <table:table-cell office:value-type="float" office:value="2" table:formula="of:=LOG10([.L46])" table:style-name="ce1">
            <text:p>2</text:p>
          </table:table-cell>
          <table:table-cell office:value-type="float" office:value="-39.74576068967724" table:formula="of:=[.M46]" table:style-name="ce1">
            <text:p>-39,74576069</text:p>
          </table:table-cell>
          <table:table-cell table:number-columns-repeated="16367"/>
        </table:table-row>
        <table:table-row table:style-name="ro1">
          <table:table-cell office:value-type="float" office:value="250" table:formula="of:=[.A4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mV</text:p>
          </table:table-cell>
          <table:table-cell office:value-type="float" office:value="2.3762376237623763E-2" table:formula="of:=[.E47]/[.B47]*10^-3" table:style-name="ce1">
            <text:p>0,023762376</text:p>
          </table:table-cell>
          <table:table-cell table:number-columns-repeated="4" table:style-name="ce1"/>
          <table:table-cell office:value-type="float" office:value="250" table:formula="of:=[.A47]" table:style-name="ce3">
            <text:p>250</text:p>
          </table:table-cell>
          <table:table-cell office:value-type="float" office:value="-32.482202641420727" table:formula="of:=20*LOG10([.G47])" table:style-name="ce1">
            <text:p>-32,48220264</text:p>
          </table:table-cell>
          <table:table-cell table:number-columns-repeated="2" table:style-name="ce1"/>
          <table:table-cell office:value-type="float" office:value="2.3979400086720375" table:formula="of:=LOG10([.L47])" table:style-name="ce1">
            <text:p>2,397940009</text:p>
          </table:table-cell>
          <table:table-cell office:value-type="float" office:value="-32.482202641420727" table:formula="of:=[.M47]" table:style-name="ce1">
            <text:p>-32,48220264</text:p>
          </table:table-cell>
          <table:table-cell table:number-columns-repeated="16367"/>
        </table:table-row>
        <table:table-row table:style-name="ro1">
          <table:table-cell office:value-type="float" office:value="625" table:formula="of:=[.A4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mV</text:p>
          </table:table-cell>
          <table:table-cell office:value-type="float" office:value="5.940594059405941E-2" table:formula="of:=[.E48]/[.B48]*10^-3" table:style-name="ce1">
            <text:p>0,059405941</text:p>
          </table:table-cell>
          <table:table-cell table:number-columns-repeated="4" table:style-name="ce1"/>
          <table:table-cell office:value-type="float" office:value="625" table:formula="of:=[.A48]" table:style-name="ce3">
            <text:p>625</text:p>
          </table:table-cell>
          <table:table-cell office:value-type="float" office:value="-24.523402467979981" table:formula="of:=20*LOG10([.G48])" table:style-name="ce1">
            <text:p>-24,52340247</text:p>
          </table:table-cell>
          <table:table-cell table:number-columns-repeated="2" table:style-name="ce1"/>
          <table:table-cell office:value-type="float" office:value="2.7958800173440754" table:formula="of:=LOG10([.L48])" table:style-name="ce1">
            <text:p>2,795880017</text:p>
          </table:table-cell>
          <table:table-cell office:value-type="float" office:value="-24.523402467979981" table:formula="of:=[.M48]" table:style-name="ce1">
            <text:p>-24,52340247</text:p>
          </table:table-cell>
          <table:table-cell table:number-columns-repeated="16367"/>
        </table:table-row>
        <table:table-row table:style-name="ro1">
          <table:table-cell office:value-type="float" office:value="1562.5" table:formula="of:=[.A4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20mV</text:p>
          </table:table-cell>
          <table:table-cell office:value-type="float" office:value="0.14516129032258066" table:formula="of:=[.E49]/[.B49]" table:style-name="ce1">
            <text:p>0,14516129</text:p>
          </table:table-cell>
          <table:table-cell table:number-columns-repeated="4" table:style-name="ce1"/>
          <table:table-cell office:value-type="float" office:value="1562.5" table:formula="of:=[.A49]" table:style-name="ce3">
            <text:p>1563</text:p>
          </table:table-cell>
          <table:table-cell office:value-type="float" office:value="-16.762983601178579" table:formula="of:=20*LOG10([.G49])" table:style-name="ce1">
            <text:p>-16,7629836</text:p>
          </table:table-cell>
          <table:table-cell table:number-columns-repeated="2" table:style-name="ce1"/>
          <table:table-cell office:value-type="float" office:value="3.1938200260161129" table:formula="of:=LOG10([.L49])" table:style-name="ce1">
            <text:p>3,193820026</text:p>
          </table:table-cell>
          <table:table-cell office:value-type="float" office:value="-16.762983601178579" table:formula="of:=[.M49]" table:style-name="ce1">
            <text:p>-16,7629836</text:p>
          </table:table-cell>
          <table:table-cell table:number-columns-repeated="16367"/>
        </table:table-row>
        <table:table-row table:style-name="ro1">
          <table:table-cell office:value-type="float" office:value="3906.25" table:formula="of:=[.A4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50mV</text:p>
          </table:table-cell>
          <table:table-cell office:value-type="float" office:value="0.32459677419354838" table:formula="of:=[.E50]/[.B50]" table:style-name="ce1">
            <text:p>0,324596774</text:p>
          </table:table-cell>
          <table:table-cell table:number-columns-repeated="4" table:style-name="ce1"/>
          <table:table-cell office:value-type="float" office:value="3906.25" table:formula="of:=[.A50]" table:style-name="ce3">
            <text:p>3906</text:p>
          </table:table-cell>
          <table:table-cell office:value-type="float" office:value="-9.7731160091669551" table:formula="of:=20*LOG10([.G50])" table:style-name="ce1">
            <text:p>-9,773116009</text:p>
          </table:table-cell>
          <table:table-cell table:number-columns-repeated="2" table:style-name="ce1"/>
          <table:table-cell office:value-type="float" office:value="3.5917600346881504" table:formula="of:=LOG10([.L50])" table:style-name="ce1">
            <text:p>3,591760035</text:p>
          </table:table-cell>
          <table:table-cell office:value-type="float" office:value="-9.7731160091669551" table:formula="of:=[.M50]" table:style-name="ce1">
            <text:p>-9,773116009</text:p>
          </table:table-cell>
          <table:table-cell table:number-columns-repeated="16367"/>
        </table:table-row>
        <table:table-row table:style-name="ro1">
          <table:table-cell office:value-type="float" office:value="9765.625" table:formula="of:=[.A5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100mV</text:p>
          </table:table-cell>
          <table:table-cell office:value-type="float" office:value="0.47983870967741937" table:formula="of:=[.E51]/[.B51]" table:style-name="ce1">
            <text:p>0,47983871</text:p>
          </table:table-cell>
          <table:table-cell table:number-columns-repeated="4" table:style-name="ce1"/>
          <table:table-cell office:value-type="float" office:value="9765.625" table:formula="of:=[.A51]" table:style-name="ce3">
            <text:p>9766</text:p>
          </table:table-cell>
          <table:table-cell office:value-type="float" office:value="-6.3780943886737091" table:formula="of:=20*LOG10([.G51])" table:style-name="ce1">
            <text:p>-6,378094389</text:p>
          </table:table-cell>
          <table:table-cell table:number-columns-repeated="2" table:style-name="ce1"/>
          <table:table-cell office:value-type="float" office:value="3.9897000433601879" table:formula="of:=LOG10([.L51])" table:style-name="ce1">
            <text:p>3,989700043</text:p>
          </table:table-cell>
          <table:table-cell office:value-type="float" office:value="-6.3780943886737091" table:formula="of:=[.M51]" table:style-name="ce1">
            <text:p>-6,378094389</text:p>
          </table:table-cell>
          <table:table-cell table:number-columns-repeated="16367"/>
        </table:table-row>
        <table:table-row table:style-name="ro1">
          <table:table-cell office:value-type="float" office:value="24414.0625" table:formula="of:=[.A5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100mV</text:p>
          </table:table-cell>
          <table:table-cell office:value-type="float" office:value="0.33467741935483869" table:formula="of:=[.E52]/[.B52]" table:style-name="ce1">
            <text:p>0,334677419</text:p>
          </table:table-cell>
          <table:table-cell table:number-columns-repeated="4" table:style-name="ce1"/>
          <table:table-cell office:value-type="float" office:value="24414.0625" table:formula="of:=[.A52]" table:style-name="ce3">
            <text:p>24414</text:p>
          </table:table-cell>
          <table:table-cell office:value-type="float" office:value="-9.5074717690028479" table:formula="of:=20*LOG10([.G52])" table:style-name="ce1">
            <text:p>-9,507471769</text:p>
          </table:table-cell>
          <table:table-cell table:number-columns-repeated="2" table:style-name="ce1"/>
          <table:table-cell office:value-type="float" office:value="4.3876400520322258" table:formula="of:=LOG10([.L52])" table:style-name="ce1">
            <text:p>4,387640052</text:p>
          </table:table-cell>
          <table:table-cell office:value-type="float" office:value="-9.5074717690028479" table:formula="of:=[.M52]" table:style-name="ce1">
            <text:p>-9,507471769</text:p>
          </table:table-cell>
          <table:table-cell table:number-columns-repeated="16367"/>
        </table:table-row>
        <table:table-row table:style-name="ro1">
          <table:table-cell office:value-type="float" office:value="61035.15625" table:formula="of:=[.A5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20mV</text:p>
          </table:table-cell>
          <table:table-cell office:value-type="float" office:value="0.15345528455284552" table:formula="of:=[.E53]/[.B53]" table:style-name="ce1">
            <text:p>0,153455285</text:p>
          </table:table-cell>
          <table:table-cell table:number-columns-repeated="4" table:style-name="ce1"/>
          <table:table-cell office:value-type="float" office:value="61035.15625" table:formula="of:=[.A53]" table:style-name="ce3">
            <text:p>61035</text:p>
          </table:table-cell>
          <table:table-cell office:value-type="float" office:value="-16.280363022763442" table:formula="of:=20*LOG10([.G53])" table:style-name="ce1">
            <text:p>-16,28036302</text:p>
          </table:table-cell>
          <table:table-cell table:number-columns-repeated="2" table:style-name="ce1"/>
          <table:table-cell office:value-type="float" office:value="4.7855800607042633" table:formula="of:=LOG10([.L53])" table:style-name="ce1">
            <text:p>4,785580061</text:p>
          </table:table-cell>
          <table:table-cell office:value-type="float" office:value="-16.280363022763442" table:formula="of:=[.M53]" table:style-name="ce1">
            <text:p>-16,28036302</text:p>
          </table:table-cell>
          <table:table-cell table:number-columns-repeated="16367"/>
        </table:table-row>
        <table:table-row table:style-name="ro1">
          <table:table-cell office:value-type="float" office:value="152587.890625" table:formula="of:=[.A5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61.6" table:style-name="ce1">
            <text:p>61,6</text:p>
          </table:table-cell>
          <table:table-cell office:value-type="string" table:style-name="ce1">
            <text:p>20mV</text:p>
          </table:table-cell>
          <table:table-cell office:value-type="float" office:value="6.2601626016260167E-2" table:formula="of:=[.E54]/[.B54]" table:style-name="ce1">
            <text:p>0,062601626</text:p>
          </table:table-cell>
          <table:table-cell table:number-columns-repeated="4" table:style-name="ce1"/>
          <table:table-cell office:value-type="float" office:value="152587.890625" table:formula="of:=[.A54]" table:style-name="ce3">
            <text:p>152588</text:p>
          </table:table-cell>
          <table:table-cell office:value-type="float" office:value="-24.068287725338319" table:formula="of:=20*LOG10([.G54])" table:style-name="ce1">
            <text:p>-24,06828773</text:p>
          </table:table-cell>
          <table:table-cell table:number-columns-repeated="2" table:style-name="ce1"/>
          <table:table-cell office:value-type="float" office:value="5.1835200693763008" table:formula="of:=LOG10([.L54])" table:style-name="ce1">
            <text:p>5,183520069</text:p>
          </table:table-cell>
          <table:table-cell office:value-type="float" office:value="-24.068287725338319" table:formula="of:=[.M54]" table:style-name="ce1">
            <text:p>-24,06828773</text:p>
          </table:table-cell>
          <table:table-cell table:number-columns-repeated="16367"/>
        </table:table-row>
        <table:table-row table:style-name="ro1">
          <table:table-cell office:value-type="float" office:value="381469.7265625" table:formula="of:=[.A5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24.8" table:style-name="ce1">
            <text:p>24,8</text:p>
          </table:table-cell>
          <table:table-cell office:value-type="string" table:style-name="ce1">
            <text:p>20mV</text:p>
          </table:table-cell>
          <table:table-cell office:value-type="float" office:value="2.5203252032520326E-2" table:formula="of:=[.E55]/[.B55]" table:style-name="ce1">
            <text:p>0,025203252</text:p>
          </table:table-cell>
          <table:table-cell table:number-columns-repeated="4" table:style-name="ce1"/>
          <table:table-cell office:value-type="float" office:value="381469.7265625" table:formula="of:=[.A55]" table:style-name="ce3">
            <text:p>381470</text:p>
          </table:table-cell>
          <table:table-cell office:value-type="float" office:value="-31.970868352102503" table:formula="of:=20*LOG10([.G55])" table:style-name="ce1">
            <text:p>-31,97086835</text:p>
          </table:table-cell>
          <table:table-cell table:number-columns-repeated="2" table:style-name="ce1"/>
          <table:table-cell office:value-type="float" office:value="5.5814600780483383" table:formula="of:=LOG10([.L55])" table:style-name="ce1">
            <text:p>5,581460078</text:p>
          </table:table-cell>
          <table:table-cell office:value-type="float" office:value="-31.970868352102503" table:formula="of:=[.M55]" table:style-name="ce1">
            <text:p>-31,97086835</text:p>
          </table:table-cell>
          <table:table-cell table:number-columns-repeated="16367"/>
        </table:table-row>
        <table:table-row table:style-name="ro1">
          <table:table-cell office:value-type="float" office:value="953674.31640625" table:formula="of:=[.A5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1.2" table:style-name="ce1">
            <text:p>11,2</text:p>
          </table:table-cell>
          <table:table-cell office:value-type="string" table:style-name="ce1">
            <text:p>20mV</text:p>
          </table:table-cell>
          <table:table-cell office:value-type="float" office:value="1.1290322580645161E-2" table:formula="of:=[.E56]/[.B56]" table:style-name="ce1">
            <text:p>0,011290323</text:p>
          </table:table-cell>
          <table:table-cell table:number-columns-repeated="4" table:style-name="ce1"/>
          <table:table-cell office:value-type="float" office:value="953674.31640625" table:formula="of:=[.A56]" table:style-name="ce3">
            <text:p>953674</text:p>
          </table:table-cell>
          <table:table-cell office:value-type="float" office:value="-38.945872989679941" table:formula="of:=20*LOG10([.G56])" table:style-name="ce1">
            <text:p>-38,94587299</text:p>
          </table:table-cell>
          <table:table-cell table:number-columns-repeated="2" table:style-name="ce1"/>
          <table:table-cell office:value-type="float" office:value="5.9794000867203758" table:formula="of:=LOG10([.L56])" table:style-name="ce1">
            <text:p>5,979400087</text:p>
          </table:table-cell>
          <table:table-cell office:value-type="float" office:value="-38.945872989679941" table:formula="of:=[.M56]" table:style-name="ce1">
            <text:p>-38,94587299</text:p>
          </table:table-cell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string" table:style-name="ce1">
            <text:p>1000Ohm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string" table:style-name="ce1">
            <text:p>1000 Ohm</text:p>
          </table:table-cell>
          <table:table-cell table:number-columns-repeated="16380" table:style-name="ce1"/>
        </table:table-row>
        <table:table-row table:number-rows-repeated="1048506" table:style-name="ro1">
          <table:table-cell table:number-columns-repeated="16384"/>
        </table:table-row>
      </table:table>
      <table:table table:name="3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0.47599999999999998" table:formula="of:=[.B19]/1000" table:style-name="ce1">
            <text:p>0,476</text:p>
          </table:table-cell>
          <table:table-cell office:value-type="float" office:value="76.567954059227603" table:formula="of:=[.F19]*10^12" table:style-name="ce1">
            <text:p>76,56795406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0.94399999999999995" table:formula="of:=[.B20]/1000" table:style-name="ce1">
            <text:p>0,944</text:p>
          </table:table-cell>
          <table:table-cell office:value-type="float" office:value="153.13590811845501" table:formula="of:=[.F20]*10^12" table:style-name="ce1">
            <text:p>153,135908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1.39" table:formula="of:=[.B21]" table:style-name="ce1">
            <text:p>1,39</text:p>
          </table:table-cell>
          <table:table-cell office:value-type="float" office:value="229.70386217768302" table:formula="of:=[.F21]*10^12" table:style-name="ce1">
            <text:p>229,703862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1.86" table:formula="of:=[.B22]" table:style-name="ce1">
            <text:p>1,86</text:p>
          </table:table-cell>
          <table:table-cell office:value-type="float" office:value="306.27181623691001" table:formula="of:=[.F22]*10^12" table:style-name="ce1">
            <text:p>306,2718162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2.2999999999999998" table:formula="of:=[.B23]" table:style-name="ce1">
            <text:p>2,3</text:p>
          </table:table-cell>
          <table:table-cell office:value-type="float" office:value="382.839770296138" table:formula="of:=[.F23]*10^12" table:style-name="ce1">
            <text:p>382,8397703</text:p>
          </table:table-cell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16377" table:style-name="ce1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16377" table:style-name="ce1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16377" table:style-name="ce1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16377" table:style-name="ce1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16377" table:style-name="ce1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16377" table:style-name="ce1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16377" table:style-name="ce1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16377" table:style-name="ce1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table:number-columns-repeated="16382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PREAMP" table:style-name="ta2"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%</text:p>
          </table:table-cell>
          <table:table-cell office:value-type="string" table:style-name="ce1">
            <text:p>err digi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4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0767640255413442E-2" table:formula="of:=0.07/100*[.B8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1716458936186025E-2" table:formula="of:=SQRT([.G8]^2+[.F8]^2)" table:style-name="ce4">
            <text:p>0,011716459</text:p>
          </table:table-cell>
          <table:table-cell office:value-type="percentage" office:value="4.3975749488368523E-4" table:formula="of:=[.H8]/[.B8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.129511677282" table:formula="of:=[.B5]*10^-6/([.B11]*10^-12)" table:style-name="ce4">
            <text:p>46709,12951</text:p>
          </table:table-cell>
          <table:table-cell office:value-type="string" table:style-name="ce1">
            <text:p>Ohm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4">
            <text:p>475,42</text:p>
          </table:table-cell>
          <table:table-cell office:value-type="string" table:style-name="ce1">
            <text:p>k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</text:p>
          </table:table-cell>
          <table:table-cell office:value-type="float" office:value="0.19213870548469233" table:formula="of:=0.07/100*[.B10]/SQRT(3)" table:style-name="ce1">
            <text:p>0,192138705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0.19219421291669181" table:formula="of:=SQRT([.G10]^2+[.F10]^2)" table:style-name="ce4">
            <text:p>0,192194213</text:p>
          </table:table-cell>
          <table:table-cell office:value-type="percentage" office:value="4.0426194294874388E-4" table:formula="of:=[.H10]/[.B10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4">
            <text:p>471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6.7982994197078437" table:formula="of:=2.5/100*[.B11]/SQRT(3)" table:style-name="ce1">
            <text:p>6,79829942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11.009853541260211" table:formula="of:=SQRT([.F11]^2+[.G11]^2)" table:style-name="ce4">
            <text:p>11,00985354</text:p>
          </table:table-cell>
          <table:table-cell office:value-type="percentage" office:value="2.3375485225605546E-2" table:formula="of:=[.H11]/[.B11]" table:style-name="ce5">
            <text:p>2,3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fondo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pF</text:p>
          </table:table-cell>
          <table:table-cell table:number-columns-repeated="2" table:style-name="ce1"/>
          <table:table-cell office:value-type="float" office:value="0.31754264805429422" table:formula="of:=2.5/100*[.B12]/SQRT(3)" table:style-name="ce1">
            <text:p>0,317542648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8.6660736976633963" table:formula="of:=SQRT([.F12]^2+[.G12]^2)" table:style-name="ce4">
            <text:p>8,666073698</text:p>
          </table:table-cell>
          <table:table-cell office:value-type="percentage" office:value="0.39391244080288162" table:formula="of:=[.H12]/[.B12]" table:style-name="ce5">
            <text:p>39,39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tot</text:p>
          </table:table-cell>
          <table:table-cell office:value-type="float" office:value="449" table:formula="of:=[.B11]-[.B12]" table:style-name="ce4">
            <text:p>449</text:p>
          </table:table-cell>
          <table:table-cell office:value-type="string" table:style-name="ce1">
            <text:p>pF</text:p>
          </table:table-cell>
          <table:table-cell table:number-columns-repeated="4" table:style-name="ce1"/>
          <table:table-cell office:value-type="float" office:value="14.011342131763586" table:formula="of:=SQRT([.H11]^2+[.H12]^2)" table:style-name="ce4">
            <text:p>14,01134213</text:p>
          </table:table-cell>
          <table:table-cell office:value-type="percentage" office:value="3.1205661763393285E-2" table:formula="of:=[.H13]/[.B13]" table:style-name="ce5">
            <text:p>3,12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4">
            <text:p>1,07</text:p>
          </table:table-cell>
          <table:table-cell office:value-type="string" table:style-name="ce1">
            <text:p>V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4">
            <text:p>46,89</text:p>
          </table:table-cell>
          <table:table-cell office:value-type="string" table:style-name="ce1">
            <text:p>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Ohm</text:p>
          </table:table-cell>
          <table:table-cell office:value-type="float" office:value="1.8950367885611091E-2" table:formula="of:=0.07/100*[.B15]/SQRT(3)" table:style-name="ce1">
            <text:p>0,018950368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9505121797449343E-2" table:formula="of:=SQRT([.G15]^2+[.F15]^2)" table:style-name="ce4">
            <text:p>0,019505122</text:p>
          </table:table-cell>
          <table:table-cell office:value-type="percentage" office:value="4.1597615264340673E-4" table:formula="of:=[.H15]/[.B15]" table:style-name="ce5">
            <text:p>0,04%</text:p>
          </table:table-cell>
          <table:table-cell table:number-columns-repeated="16375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0.17817371937639198" table:formula="of:=80/([.B11]-22)" table:style-name="ce1">
            <text:p>0,178173719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7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0.17738359201773832" table:formula="of:=-2*10^-6/([.B8]*([.B11]-20)*10^-9)*[.B25]" table:style-name="ce1">
            <text:p>-0,177383592</text:p>
          </table:table-cell>
          <table:table-cell office:value-type="string" table:style-name="ce1">
            <text:p>Teoric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pre max Sper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office:value-type="float" office:value="3.0484094213212241" table:formula="of:=ABS(3/100*[.B28])/SQRT(3)" table:style-name="ce1">
            <text:p>3,048409421</text:p>
          </table:table-cell>
          <table:table-cell office:value-type="float" office:value="2.0412414523193152" table:formula="of:=2/10*[.D28]/SQRT(24)" table:style-name="ce1">
            <text:p>2,041241452</text:p>
          </table:table-cell>
          <table:table-cell office:value-type="float" office:value="3.6687145796132286" table:formula="of:=SQRT([.G28]^2+[.F28]^2)" table:style-name="ce4">
            <text:p>3,66871458</text:p>
          </table:table-cell>
          <table:table-cell office:value-type="percentage" office:value="-2.084496920234789E-2" table:formula="of:=[.H28]/[.B28]" table:style-name="ce5">
            <text:p>-2,08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7666918237202549E-2" table:formula="of:=ABS(3/100*[.B30])/SQRT(3)" table:style-name="ce1">
            <text:p>0,017666918</text:p>
          </table:table-cell>
          <table:table-cell office:value-type="float" office:value="8.1649658092772612E-3" table:formula="of:=2/10*[.D30]/SQRT(24)/1000" table:style-name="ce1">
            <text:p>0,008164966</text:p>
          </table:table-cell>
          <table:table-cell office:value-type="float" office:value="1.9462442464055398E-2" table:formula="of:=SQRT([.G30]^2+[.F30]^2)" table:style-name="ce4">
            <text:p>0,019462442</text:p>
          </table:table-cell>
          <table:table-cell office:value-type="percentage" office:value="1.9080825945152351E-2" table:formula="of:=[.H30]/[.B30]" table:style-name="ce5">
            <text:p>1,91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office:value-type="float" office:value="1.1547005383792517E-4" table:formula="of:=ABS(0.01/100*[.B32])/SQRT(3)" table:style-name="ce1">
            <text:p>0,00011547</text:p>
          </table:table-cell>
          <table:table-cell office:value-type="float" office:value="2.0412414523193152E-2" table:formula="of:=2/10*[.D32]/SQRT(24)/1000" table:style-name="ce1">
            <text:p>0,020412415</text:p>
          </table:table-cell>
          <table:table-cell office:value-type="float" office:value="2.0412741119212777E-2" table:formula="of:=SQRT([.G32]^2+[.F32]^2)" table:style-name="ce4">
            <text:p>0,020412741</text:p>
          </table:table-cell>
          <table:table-cell office:value-type="percentage" office:value="1.0206370559606388E-2" table:formula="of:=[.H32]/[.B32]" table:style-name="ce5">
            <text:p>1,02%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30]/([.B8]*10^3)*[.B32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4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err</text:p>
          </table:table-cell>
          <table:table-cell table:number-columns-repeated="2"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1.9105430052180221" table:formula="of:=LN(ABS([.N39]*10^-3))" table:style-name="ce1">
            <text:p>-1,910543005</text:p>
          </table:table-cell>
          <table:table-cell table:style-name="ce1"/>
          <table:table-cell office:value-type="float" office:value="22" table:formula="of:=[.L39]" table:style-name="ce1">
            <text:p>22</text:p>
          </table:table-cell>
          <table:table-cell office:value-type="float" office:value="-7.5250952419192413E-2" table:formula="of:=LOG([.N39]/[.$B$4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28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30]/[.$B$8]*10^-3*[.A40]*10^-6" table:style-name="ce1">
            <text:p>7,6568E-11</text:p>
          </table:table-cell>
          <table:table-cell office:value-type="float" office:value="1.4613677659589779E-12" table:formula="of:=[.E40]*SQRT(([.$H$8]/[.$B$8])^2+([.$H$30]/[.$B$30])^2)" table:style-name="ce1">
            <text:p>1,46137E-12</text:p>
          </table:table-cell>
          <table:table-cell office:value-type="percentage" office:value="1.9085892837473063E-2" table:formula="of:=[.F40]/[.E40]" table:style-name="ce5">
            <text:p>1,91%</text:p>
          </table:table-cell>
          <table:table-cell table:style-name="ce1"/>
          <table:table-cell office:value-type="float" office:value="-176" table:formula="of:=[.B40]" table:style-name="ce1">
            <text:p>-176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2.0249533563957662" table:formula="of:=LN(ABS([.N40]*10^-3))" table:style-name="ce1">
            <text:p>-2,024953356</text:p>
          </table:table-cell>
          <table:table-cell table:style-name="ce1"/>
          <table:table-cell office:value-type="float" office:value="47" table:formula="of:=[.L40]" table:style-name="ce1">
            <text:p>47</text:p>
          </table:table-cell>
          <table:table-cell office:value-type="float" office:value="-0.12493873660829995" table:formula="of:=LOG([.N40]/[.$B$4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30]/[.$B$8]*10^-3*[.A41]*10^-6" table:style-name="ce1">
            <text:p>1,53136E-10</text:p>
          </table:table-cell>
          <table:table-cell office:value-type="float" office:value="2.9227355319179558E-12" table:formula="of:=[.E41]*SQRT(([.$H$8]/[.$B$8])^2+([.$H$30]/[.$B$30])^2)" table:style-name="ce1">
            <text:p>2,92274E-12</text:p>
          </table:table-cell>
          <table:table-cell office:value-type="percentage" office:value="1.9085892837473063E-2" table:formula="of:=[.F41]/[.E41]" table:style-name="ce5">
            <text:p>1,91%</text:p>
          </table:table-cell>
          <table:table-cell table:style-name="ce1"/>
          <table:table-cell office:value-type="float" office:value="-352" table:formula="of:=[.B41]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2.1541650878757723" table:formula="of:=LN(ABS([.N41]*10^-3))" table:style-name="ce1">
            <text:p>-2,154165088</text:p>
          </table:table-cell>
          <table:table-cell table:style-name="ce1"/>
          <table:table-cell office:value-type="float" office:value="72" table:formula="of:=[.L41]" table:style-name="ce1">
            <text:p>72</text:p>
          </table:table-cell>
          <table:table-cell office:value-type="float" office:value="-0.18105467858723137" table:formula="of:=LOG([.N41]/[.$B$4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30]/[.$B$8]*10^-3*[.A42]*10^-6" table:style-name="ce1">
            <text:p>2,29704E-10</text:p>
          </table:table-cell>
          <table:table-cell office:value-type="float" office:value="4.3841032978769341E-12" table:formula="of:=[.E42]*SQRT(([.$H$8]/[.$B$8])^2+([.$H$30]/[.$B$30])^2)" table:style-name="ce1">
            <text:p>4,3841E-12</text:p>
          </table:table-cell>
          <table:table-cell office:value-type="percentage" office:value="1.9085892837473063E-2" table:formula="of:=[.F42]/[.E42]" table:style-name="ce5">
            <text:p>1,91%</text:p>
          </table:table-cell>
          <table:table-cell table:style-name="ce1"/>
          <table:table-cell office:value-type="float" office:value="-520" table:formula="of:=[.B42]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L42]*10^-6" table:style-name="ce1">
            <text:p>0,000097</text:p>
          </table:table-cell>
          <table:table-cell office:value-type="float" office:value="-2.3025850929940455" table:formula="of:=LN(ABS([.N42]*10^-3))" table:style-name="ce1">
            <text:p>-2,302585093</text:p>
          </table:table-cell>
          <table:table-cell table:style-name="ce1"/>
          <table:table-cell office:value-type="float" office:value="97" table:formula="of:=[.L42]" table:style-name="ce1">
            <text:p>97</text:p>
          </table:table-cell>
          <table:table-cell office:value-type="float" office:value="-0.24551266781414979" table:formula="of:=LOG([.N42]/[.$B$4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30]/[.$B$8]*10^-3*[.A43]*10^-6" table:style-name="ce1">
            <text:p>3,06272E-10</text:p>
          </table:table-cell>
          <table:table-cell office:value-type="float" office:value="5.8454710638359116E-12" table:formula="of:=[.E43]*SQRT(([.$H$8]/[.$B$8])^2+([.$H$30]/[.$B$30])^2)" table:style-name="ce1">
            <text:p>5,84547E-12</text:p>
          </table:table-cell>
          <table:table-cell office:value-type="percentage" office:value="1.9085892837473063E-2" table:formula="of:=[.F43]/[.E43]" table:style-name="ce5">
            <text:p>1,91%</text:p>
          </table:table-cell>
          <table:table-cell table:style-name="ce1"/>
          <table:table-cell office:value-type="float" office:value="-680" table:formula="of:=[.B43]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L43]*10^-6" table:style-name="ce1">
            <text:p>0,000122</text:p>
          </table:table-cell>
          <table:table-cell office:value-type="float" office:value="-2.4395509480672031" table:formula="of:=LN(ABS([.N43]*10^-3))" table:style-name="ce1">
            <text:p>-2,439550948</text:p>
          </table:table-cell>
          <table:table-cell table:style-name="ce1"/>
          <table:table-cell office:value-type="float" office:value="122" table:formula="of:=[.L43]" table:style-name="ce1">
            <text:p>122</text:p>
          </table:table-cell>
          <table:table-cell office:value-type="float" office:value="-0.30499618288158259" table:formula="of:=LOG([.N43]/[.$B$40])" table:style-name="ce1">
            <text:p>-0,304996183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30]/[.$B$8]*10^-3*[.A44]*10^-6" table:style-name="ce1">
            <text:p>3,8284E-10</text:p>
          </table:table-cell>
          <table:table-cell office:value-type="float" office:value="7.3068388297948899E-12" table:formula="of:=[.E44]*SQRT(([.$H$8]/[.$B$8])^2+([.$H$30]/[.$B$30])^2)" table:style-name="ce1">
            <text:p>7,30684E-12</text:p>
          </table:table-cell>
          <table:table-cell office:value-type="percentage" office:value="1.9085892837473067E-2" table:formula="of:=[.F44]/[.E44]" table:style-name="ce5">
            <text:p>1,91%</text:p>
          </table:table-cell>
          <table:table-cell table:style-name="ce1"/>
          <table:table-cell office:value-type="float" office:value="-848" table:formula="of:=[.B44]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L44]*10^-6" table:style-name="ce1">
            <text:p>0,000147</text:p>
          </table:table-cell>
          <table:table-cell office:value-type="float" office:value="-2.5770219386958062" table:formula="of:=LN(ABS([.N44]*10^-3))" table:style-name="ce1">
            <text:p>-2,577021939</text:p>
          </table:table-cell>
          <table:table-cell table:style-name="ce1"/>
          <table:table-cell office:value-type="float" office:value="147" table:formula="of:=[.L44]" table:style-name="ce1">
            <text:p>147</text:p>
          </table:table-cell>
          <table:table-cell office:value-type="float" office:value="-0.36469907553335845" table:formula="of:=LOG([.N44]/[.$B$40])" table:style-name="ce1">
            <text:p>-0,364699076</text:p>
          </table:table-cell>
          <table:table-cell table:number-columns-repeated="16362"/>
        </table:table-row>
        <table:table-row table:style-name="ro1">
          <table:table-cell table:number-columns-repeated="11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2.7488721956224653" table:formula="of:=LN(ABS([.N45]*10^-3))" table:style-name="ce1">
            <text:p>-2,748872196</text:p>
          </table:table-cell>
          <table:table-cell table:style-name="ce1"/>
          <table:table-cell office:value-type="float" office:value="172" table:formula="of:=[.L45]" table:style-name="ce1">
            <text:p>172</text:p>
          </table:table-cell>
          <table:table-cell office:value-type="float" office:value="-0.43933269383026263" table:formula="of:=LOG([.N45]/[.$B$40])" table:style-name="ce1">
            <text:p>-0,439332694</text:p>
          </table:table-cell>
          <table:table-cell table:number-columns-repeated="16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pre max(mV</text:p>
          </table:table-cell>
          <table:table-cell office:value-type="string" table:style-name="ce1">
            <text:p>div(mV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[.A37]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formula="of:=ABS(3/100*[.A49])/SQRT(3)" table:style-name="ce1">
            <text:p>0</text:p>
          </table:table-cell>
          <table:table-cell office:value-type="float" office:value="2.0412414523193152" table:formula="of:=2/10*[.B49]/SQRT(24)" table:style-name="ce1">
            <text:p>2,041241452</text:p>
          </table:table-cell>
          <table:table-cell office:value-type="float" office:value="2.0412414523193152" table:formula="of:=SQRT([.D49]^2+[.C49]^2)" table:style-name="ce4">
            <text:p>2,041241452</text:p>
          </table:table-cell>
          <table:table-cell office:value-type="string" table:style-name="ce5">
            <text:p/>
          </table:table-cell>
          <table:table-cell table:number-columns-repeated="11" table:style-name="ce1"/>
          <table:table-cell office:value-type="string" table:style-name="ce1">
            <text:p>MISURA GIUSTA</text:p>
          </table:table-cell>
          <table:table-cell table:number-columns-repeated="16366" table:style-name="ce1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00" table:style-name="ce1">
            <text:p>100</text:p>
          </table:table-cell>
          <table:table-cell office:value-type="float" office:value="6.0968188426424481" table:formula="of:=ABS(3/100*[.A50])/SQRT(3)" table:style-name="ce1">
            <text:p>6,096818843</text:p>
          </table:table-cell>
          <table:table-cell office:value-type="float" office:value="4.0824829046386304" table:formula="of:=2/10*[.B50]/SQRT(24)" table:style-name="ce1">
            <text:p>4,082482905</text:p>
          </table:table-cell>
          <table:table-cell office:value-type="float" office:value="7.3374291592264571" table:formula="of:=SQRT([.D50]^2+[.C50]^2)" table:style-name="ce4">
            <text:p>7,337429159</text:p>
          </table:table-cell>
          <table:table-cell office:value-type="percentage" office:value="2.08449692023479E-2" table:style-name="ce5">
            <text:p>2,08%</text:p>
          </table:table-cell>
          <table:table-cell table:number-columns-repeated="3" table:style-name="ce1"/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number-columns-repeated="16373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100" table:style-name="ce1">
            <text:p>100</text:p>
          </table:table-cell>
          <table:table-cell office:value-type="float" office:value="9.0066641993581626" table:formula="of:=ABS(3/100*[.A51])/SQRT(3)" table:style-name="ce1">
            <text:p>9,006664199</text:p>
          </table:table-cell>
          <table:table-cell office:value-type="float" office:value="4.0824829046386304" table:formula="of:=2/10*[.B51]/SQRT(24)" table:style-name="ce1">
            <text:p>4,082482905</text:p>
          </table:table-cell>
          <table:table-cell office:value-type="float" office:value="9.888714105821176" table:formula="of:=SQRT([.D51]^2+[.C51]^2)" table:style-name="ce4">
            <text:p>9,888714106</text:p>
          </table:table-cell>
          <table:table-cell office:value-type="percentage" office:value="1.9016757895810001E-2" table:style-name="ce5">
            <text:p>1,90%</text:p>
          </table:table-cell>
          <table:table-cell table:number-columns-repeated="3" table:style-name="ce1"/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0.14799999999999999" table:formula="of:=[.N39]*10^-3" table:style-name="ce1">
            <text:p>-0,148</text:p>
          </table:table-cell>
          <table:table-cell table:number-columns-repeated="6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3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100" table:style-name="ce1">
            <text:p>100</text:p>
          </table:table-cell>
          <table:table-cell office:value-type="float" office:value="11.777945491468365" table:formula="of:=ABS(3/100*[.A52])/SQRT(3)" table:style-name="ce1">
            <text:p>11,77794549</text:p>
          </table:table-cell>
          <table:table-cell office:value-type="float" office:value="4.0824829046386304" table:formula="of:=2/10*[.B52]/SQRT(24)" table:style-name="ce1">
            <text:p>4,082482905</text:p>
          </table:table-cell>
          <table:table-cell office:value-type="float" office:value="12.465418832380509" table:formula="of:=SQRT([.D52]^2+[.C52]^2)" table:style-name="ce4">
            <text:p>12,46541883</text:p>
          </table:table-cell>
          <table:table-cell office:value-type="percentage" office:value="1.8331498282912501E-2" table:style-name="ce5">
            <text:p>1,83%</text:p>
          </table:table-cell>
          <table:table-cell table:number-columns-repeated="3" table:style-name="ce1"/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0.13200000000000001" table:formula="of:=[.N40]*10^-3" table:style-name="ce1">
            <text:p>-0,132</text:p>
          </table:table-cell>
          <table:table-cell table:number-columns-repeated="2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50us</text:p>
          </table:table-cell>
          <table:table-cell office:value-type="float" office:value="-144" table:style-name="ce1">
            <text:p>-144</text:p>
          </table:table-cell>
          <table:table-cell office:value-type="string" table:style-name="ce1">
            <text:p>50mV</text:p>
          </table:table-cell>
          <table:table-cell table:number-columns-repeated="2" table:style-name="ce1"/>
          <table:table-cell office:value-type="float" office:value="3.7999999999999995E-5" table:formula="of:=[.R52]*10^-6" table:style-name="ce1">
            <text:p>0,000038</text:p>
          </table:table-cell>
          <table:table-cell office:value-type="float" office:value="-1.9379419794061363" table:formula="of:=LN(ABS([.T52]*10^-3))" table:style-name="ce1">
            <text:p>-1,937941979</text:p>
          </table:table-cell>
          <table:table-cell table:number-columns-repeated="16359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200" table:style-name="ce1">
            <text:p>200</text:p>
          </table:table-cell>
          <table:table-cell office:value-type="float" office:value="14.687790848184079" table:formula="of:=ABS(3/100*[.A53])/SQRT(3)" table:style-name="ce1">
            <text:p>14,68779085</text:p>
          </table:table-cell>
          <table:table-cell office:value-type="float" office:value="8.1649658092772608" table:formula="of:=2/10*[.B53]/SQRT(24)" table:style-name="ce1">
            <text:p>8,164965809</text:p>
          </table:table-cell>
          <table:table-cell office:value-type="float" office:value="16.804697755885606" table:formula="of:=SQRT([.D53]^2+[.C53]^2)" table:style-name="ce4">
            <text:p>16,80469776</text:p>
          </table:table-cell>
          <table:table-cell office:value-type="percentage" office:value="1.9816860561185898E-2" table:style-name="ce5">
            <text:p>1,98%</text:p>
          </table:table-cell>
          <table:table-cell table:number-columns-repeated="3" table:style-name="ce1"/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0.11600000000000001" table:formula="of:=[.N41]*10^-3" table:style-name="ce1">
            <text:p>-0,116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120" table:style-name="ce1">
            <text:p>-120</text:p>
          </table:table-cell>
          <table:table-cell table:number-columns-repeated="3" table:style-name="ce1"/>
          <table:table-cell office:value-type="float" office:value="7.7999999999999999E-5" table:formula="of:=[.R53]*10^-6" table:style-name="ce1">
            <text:p>0,000078</text:p>
          </table:table-cell>
          <table:table-cell office:value-type="float" office:value="-2.120263536200091" table:formula="of:=LN(ABS([.T53]*10^-3))" table:style-name="ce1">
            <text:p>-2,120263536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9.7E-5" table:formula="of:=[.L42]*10^-6" table:style-name="ce1">
            <text:p>0,000097</text:p>
          </table:table-cell>
          <table:table-cell office:value-type="float" office:value="-0.1" table:formula="of:=[.N42]*10^-3" table:style-name="ce1">
            <text:p>-0,1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1.16E-4" table:formula="of:=[.R54]*10^-6" table:style-name="ce1">
            <text:p>0,000116</text:p>
          </table:table-cell>
          <table:table-cell office:value-type="float" office:value="-2.3025850929940455" table:formula="of:=LN(ABS([.T54]*10^-3))" table:style-name="ce1">
            <text:p>-2,302585093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22E-4" table:formula="of:=[.L43]*10^-6" table:style-name="ce1">
            <text:p>0,000122</text:p>
          </table:table-cell>
          <table:table-cell office:value-type="float" office:value="-8.72E-2" table:formula="of:=[.N43]*10^-3" table:style-name="ce1">
            <text:p>-0,087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number-columns-repeated="3" table:style-name="ce1"/>
          <table:table-cell office:value-type="float" office:value="1.56E-4" table:formula="of:=[.R55]*10^-6" table:style-name="ce1">
            <text:p>0,000156</text:p>
          </table:table-cell>
          <table:table-cell office:value-type="float" office:value="-2.5010360317178839" table:formula="of:=LN(ABS([.T55]*10^-3))" table:style-name="ce1">
            <text:p>-2,501036032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47E-4" table:formula="of:=[.L44]*10^-6" table:style-name="ce1">
            <text:p>0,000147</text:p>
          </table:table-cell>
          <table:table-cell office:value-type="float" office:value="-7.5999999999999998E-2" table:formula="of:=[.N44]*10^-3" table:style-name="ce1">
            <text:p>-0,076</text:p>
          </table:table-cell>
          <table:table-cell table:number-columns-repeated="6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number-columns-repeated="3" table:style-name="ce1"/>
          <table:table-cell office:value-type="float" office:value="1.9599999999999999E-4" table:formula="of:=[.R56]*10^-6" table:style-name="ce1">
            <text:p>0,000196</text:p>
          </table:table-cell>
          <table:table-cell office:value-type="float" office:value="-2.6882475738060303" table:formula="of:=LN(ABS([.T56]*10^-3))" table:style-name="ce1">
            <text:p>-2,688247574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6.4000000000000001E-2" table:formula="of:=[.N45]*10^-3" table:style-name="ce1">
            <text:p>-0,064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number-columns-repeated="3" table:style-name="ce1"/>
          <table:table-cell office:value-type="float" office:value="2.42E-4" table:formula="of:=[.R57]*10^-6" table:style-name="ce1">
            <text:p>0,000242</text:p>
          </table:table-cell>
          <table:table-cell office:value-type="float" office:value="-2.8824035882469876" table:formula="of:=LN(ABS([.T57]*10^-3))" table:style-name="ce1">
            <text:p>-2,88240358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nterp</text:p>
          </table:table-cell>
          <table:table-cell table:number-columns-repeated="16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number-columns-repeated="3" table:style-name="ce1"/>
          <table:table-cell office:value-type="float" office:value="2.92E-4" table:formula="of:=[.R58]*10^-6" table:style-name="ce1">
            <text:p>0,000292</text:p>
          </table:table-cell>
          <table:table-cell office:value-type="float" office:value="-3.1235656450638758" table:formula="of:=LN(ABS([.T58]*10^-3))" table:style-name="ce1">
            <text:p>-3,123565645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3" table:style-name="ce1"/>
          <table:table-cell office:value-type="float" office:value="4.0400000000000001E-4" table:formula="of:=[.R59]*10^-6" table:style-name="ce1">
            <text:p>0,000404</text:p>
          </table:table-cell>
          <table:table-cell office:value-type="float" office:value="-3.6496587409606551" table:formula="of:=LN(ABS([.T59]*10^-3))" table:style-name="ce1">
            <text:p>-3,64965874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Vpre max</text:p>
          </table:table-cell>
          <table:table-cell office:value-type="string" table:style-name="ce1">
            <text:p>Qin</text:p>
          </table:table-cell>
          <table:table-cell office:value-type="string" table:style-name="ce1">
            <text:p>Err V</text:p>
          </table:table-cell>
          <table:table-cell office:value-type="string" table:style-name="ce1">
            <text:p>Err Qin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.A49]" table:style-name="ce1">
            <text:p>0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office:value-type="float" office:value="2.0412414523193152" table:formula="of:=[.E49]" table:style-name="ce4">
            <text:p>2,041241452</text:p>
          </table:table-cell>
          <table:table-cell office:value-type="float" office:value="1.4613677659589779" table:formula="of:=[.F40]*10^12" table:style-name="ce1">
            <text:p>1,461367766</text:p>
          </table:table-cell>
          <table:table-cell table:number-columns-repeated="5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61]" table:style-name="ce2">
            <text:p>0,00E+00</text:p>
          </table:table-cell>
          <table:table-cell office:value-type="float" office:value="0" table:formula="of:=LOG([.K61])" table:style-name="ce1">
            <text:p>#NUM!</text:p>
          </table:table-cell>
          <table:table-cell table:number-columns-repeated="16368" table:style-name="ce1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office:value-type="float" office:value="383.8679543218787" table:formula="of:=SQRT([.B62]^2+[.A62]^2)" table:style-name="ce4">
            <text:p>383,8679543</text:p>
          </table:table-cell>
          <table:table-cell office:value-type="float" office:value="2.9227355319179558" table:formula="of:=[.F41]*10^12" table:style-name="ce1">
            <text:p>2,922735532</text:p>
          </table:table-cell>
          <table:table-cell table:number-columns-repeated="5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office:value-type="float" office:value="568.47503401586937" table:formula="of:=SQRT([.B63]^2+[.A63]^2)" table:style-name="ce4">
            <text:p>568,475034</text:p>
          </table:table-cell>
          <table:table-cell office:value-type="float" office:value="4.3841032978769343" table:formula="of:=[.F42]*10^12" table:style-name="ce1">
            <text:p>4,384103298</text:p>
          </table:table-cell>
          <table:table-cell table:number-columns-repeated="5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office:value-type="float" office:value="745.78979975664436" table:formula="of:=SQRT([.B64]^2+[.A64]^2)" table:style-name="ce4">
            <text:p>745,7897998</text:p>
          </table:table-cell>
          <table:table-cell office:value-type="float" office:value="5.8454710638359115" table:formula="of:=[.F43]*10^12" table:style-name="ce1">
            <text:p>5,845471064</text:p>
          </table:table-cell>
          <table:table-cell table:number-columns-repeated="5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office:value-type="float" office:value="930.41404209115387" table:formula="of:=SQRT([.B65]^2+[.A65]^2)" table:style-name="ce4">
            <text:p>930,4140421</text:p>
          </table:table-cell>
          <table:table-cell office:value-type="float" office:value="7.3068388297948896" table:formula="of:=[.F44]*10^12" table:style-name="ce1">
            <text:p>7,30683883</text:p>
          </table:table-cell>
          <table:table-cell table:number-columns-repeated="5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73]-0.000002" table:style-name="ce1">
            <text:p>-0,000002</text:p>
          </table:table-cell>
          <table:table-cell office:value-type="float" office:value="0" table:formula="of:=[.P73]" table:style-name="ce1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74]/EXP(1)" table:style-name="ce1">
            <text:p>-0,064306761</text:p>
          </table:table-cell>
          <table:table-cell table:style-name="ce1"/>
          <table:table-cell office:value-type="float" office:value="2.0020000000000001E-6" table:formula="of:=[.J75]" table:style-name="ce2">
            <text:p>2,00E-06</text:p>
          </table:table-cell>
          <table:table-cell office:value-type="float" office:value="-1.7419475415225316" table:formula="of:=LN(ABS([.K7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74]-0.000002" table:style-name="ce1">
            <text:p>2E-09</text:p>
          </table:table-cell>
          <table:table-cell office:value-type="float" office:value="-1.7419475415225316" table:formula="of:=[.P74]" table:style-name="ce1">
            <text:p>-1,74194754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76]" table:style-name="ce2">
            <text:p>2,00E-06</text:p>
          </table:table-cell>
          <table:table-cell office:value-type="float" office:value="-1.7414162259962187" table:formula="of:=LN(ABS([.K7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75]-0.000002" table:style-name="ce1">
            <text:p>3,45714E-09</text:p>
          </table:table-cell>
          <table:table-cell office:value-type="float" office:value="-1.7414162259962187" table:formula="of:=[.P75]" table:style-name="ce1">
            <text:p>-1,741416226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77]" table:style-name="ce2">
            <text:p>2,00E-06</text:p>
          </table:table-cell>
          <table:table-cell office:value-type="float" office:value="-1.7409319532984506" table:formula="of:=LN(ABS([.K7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76]-0.000002" table:style-name="ce1">
            <text:p>4,91429E-09</text:p>
          </table:table-cell>
          <table:table-cell office:value-type="float" office:value="-1.7409319532984506" table:formula="of:=[.P76]" table:style-name="ce1">
            <text:p>-1,74093195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78]" table:style-name="ce2">
            <text:p>2,01E-06</text:p>
          </table:table-cell>
          <table:table-cell office:value-type="float" office:value="-1.7404946552460674" table:formula="of:=LN(ABS([.K7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77]-0.000002" table:style-name="ce1">
            <text:p>6,37143E-09</text:p>
          </table:table-cell>
          <table:table-cell office:value-type="float" office:value="-1.7404946552460674" table:formula="of:=[.P77]" table:style-name="ce1">
            <text:p>-1,740494655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79]" table:style-name="ce2">
            <text:p>2,01E-06</text:p>
          </table:table-cell>
          <table:table-cell office:value-type="float" office:value="-1.7401042703358405" table:formula="of:=LN(ABS([.K7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78]-0.000002" table:style-name="ce1">
            <text:p>7,82857E-09</text:p>
          </table:table-cell>
          <table:table-cell office:value-type="float" office:value="-1.7401042703358405" table:formula="of:=[.P78]" table:style-name="ce1">
            <text:p>-1,74010427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80]" table:style-name="ce2">
            <text:p>2,01E-06</text:p>
          </table:table-cell>
          <table:table-cell office:value-type="float" office:value="-1.7397607437155584" table:formula="of:=LN(ABS([.K8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79]-0.000002" table:style-name="ce1">
            <text:p>9,28571E-09</text:p>
          </table:table-cell>
          <table:table-cell office:value-type="float" office:value="-1.7397607437155584" table:formula="of:=[.P79]" table:style-name="ce1">
            <text:p>-1,739760744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81]" table:style-name="ce2">
            <text:p>2,01E-06</text:p>
          </table:table-cell>
          <table:table-cell office:value-type="float" office:value="-1.7394640271582777" table:formula="of:=LN(ABS([.K8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80]-0.000002" table:style-name="ce1">
            <text:p>1,07429E-08</text:p>
          </table:table-cell>
          <table:table-cell office:value-type="float" office:value="-1.7394640271582777" table:formula="of:=[.P80]" table:style-name="ce1">
            <text:p>-1,7394640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82]" table:style-name="ce2">
            <text:p>2,01E-06</text:p>
          </table:table-cell>
          <table:table-cell office:value-type="float" office:value="-1.739214079039715" table:formula="of:=LN(ABS([.K8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81]-0.000002" table:style-name="ce1">
            <text:p>1,22E-08</text:p>
          </table:table-cell>
          <table:table-cell office:value-type="float" office:value="-1.739214079039715" table:formula="of:=[.P81]" table:style-name="ce1">
            <text:p>-1,7392140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83]" table:style-name="ce2">
            <text:p>2,02E-06</text:p>
          </table:table-cell>
          <table:table-cell office:value-type="float" office:value="-1.7378583880740737" table:formula="of:=LN(ABS([.K8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82]-0.000002" table:style-name="ce1">
            <text:p>2,244E-08</text:p>
          </table:table-cell>
          <table:table-cell office:value-type="float" office:value="-1.7378583880740737" table:formula="of:=[.P82]" table:style-name="ce1">
            <text:p>-1,7378583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84]" table:style-name="ce2">
            <text:p>2,04E-06</text:p>
          </table:table-cell>
          <table:table-cell office:value-type="float" office:value="-1.7367259781047888" table:formula="of:=LN(ABS([.K8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83]-0.000002" table:style-name="ce1">
            <text:p>4,292E-08</text:p>
          </table:table-cell>
          <table:table-cell office:value-type="float" office:value="-1.7367259781047888" table:formula="of:=[.P83]" table:style-name="ce1">
            <text:p>-1,7367259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85]" table:style-name="ce2">
            <text:p>2,08E-06</text:p>
          </table:table-cell>
          <table:table-cell office:value-type="float" office:value="-1.7363007323543156" table:formula="of:=LN(ABS([.K8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84]-0.000002" table:style-name="ce1">
            <text:p>8,388E-08</text:p>
          </table:table-cell>
          <table:table-cell office:value-type="float" office:value="-1.7363007323543156" table:formula="of:=[.P84]" table:style-name="ce1">
            <text:p>-1,7363007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86]" table:style-name="ce2">
            <text:p>2,17E-06</text:p>
          </table:table-cell>
          <table:table-cell office:value-type="float" office:value="-1.7365772066895222" table:formula="of:=LN(ABS([.K8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85]-0.000002" table:style-name="ce1">
            <text:p>1,658E-07</text:p>
          </table:table-cell>
          <table:table-cell office:value-type="float" office:value="-1.7365772066895222" table:formula="of:=[.P85]" table:style-name="ce1">
            <text:p>-1,7365772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87]" table:style-name="ce2">
            <text:p>2,19E-05</text:p>
          </table:table-cell>
          <table:table-cell office:value-type="float" office:value="-1.8270921824580866" table:formula="of:=LN(ABS([.K8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86]-0.000002" table:style-name="ce1">
            <text:p>1,98609E-05</text:p>
          </table:table-cell>
          <table:table-cell office:value-type="float" office:value="-1.8270921824580866" table:formula="of:=[.P86]" table:style-name="ce1">
            <text:p>-1,82709218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88]" table:style-name="ce2">
            <text:p>4,16E-05</text:p>
          </table:table-cell>
          <table:table-cell office:value-type="float" office:value="-1.919139307236172" table:formula="of:=LN(ABS([.K8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87]-0.000002" table:style-name="ce1">
            <text:p>3,9556E-05</text:p>
          </table:table-cell>
          <table:table-cell office:value-type="float" office:value="-1.919139307236172" table:formula="of:=[.P87]" table:style-name="ce1">
            <text:p>-1,9191393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89]" table:style-name="ce2">
            <text:p>6,13E-05</text:p>
          </table:table-cell>
          <table:table-cell office:value-type="float" office:value="-2.0123101349772776" table:formula="of:=LN(ABS([.K8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88]-0.000002" table:style-name="ce1">
            <text:p>5,92511E-05</text:p>
          </table:table-cell>
          <table:table-cell office:value-type="float" office:value="-2.0123101349772776" table:formula="of:=[.P88]" table:style-name="ce1">
            <text:p>-2,01231013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90]" table:style-name="ce2">
            <text:p>8,09E-05</text:p>
          </table:table-cell>
          <table:table-cell office:value-type="float" office:value="-2.1060335970700632" table:formula="of:=LN(ABS([.K9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89]-0.000002" table:style-name="ce1">
            <text:p>7,89462E-05</text:p>
          </table:table-cell>
          <table:table-cell office:value-type="float" office:value="-2.1060335970700632" table:formula="of:=[.P89]" table:style-name="ce1">
            <text:p>-2,10603359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91]" table:style-name="ce2">
            <text:p>1,01E-04</text:p>
          </table:table-cell>
          <table:table-cell office:value-type="float" office:value="-2.1995403566845555" table:formula="of:=LN(ABS([.K9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90]-0.000002" table:style-name="ce1">
            <text:p>9,86413E-05</text:p>
          </table:table-cell>
          <table:table-cell office:value-type="float" office:value="-2.1995403566845555" table:formula="of:=[.P9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92]" table:style-name="ce2">
            <text:p>1,20E-04</text:p>
          </table:table-cell>
          <table:table-cell office:value-type="float" office:value="-2.2918212317603341" table:formula="of:=LN(ABS([.K9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91]-0.000002" table:style-name="ce1">
            <text:p>0,000118336</text:p>
          </table:table-cell>
          <table:table-cell office:value-type="float" office:value="-2.2918212317603341" table:formula="of:=[.P9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93]" table:style-name="ce2">
            <text:p>1,40E-04</text:p>
          </table:table-cell>
          <table:table-cell office:value-type="float" office:value="-2.3815812235205511" table:formula="of:=LN(ABS([.K9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92]-0.000002" table:style-name="ce1">
            <text:p>0,000138031</text:p>
          </table:table-cell>
          <table:table-cell office:value-type="float" office:value="-2.3815812235205511" table:formula="of:=[.P9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94]" table:style-name="ce2">
            <text:p>1,60E-04</text:p>
          </table:table-cell>
          <table:table-cell office:value-type="float" office:value="-2.4732265682916763" table:formula="of:=LN(ABS([.K9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93]-0.000002" table:style-name="ce1">
            <text:p>0,000157981</text:p>
          </table:table-cell>
          <table:table-cell office:value-type="float" office:value="-2.4732265682916763" table:formula="of:=[.P9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95]" table:style-name="ce2">
            <text:p>1,80E-04</text:p>
          </table:table-cell>
          <table:table-cell office:value-type="float" office:value="-2.5664598877381821" table:formula="of:=LN(ABS([.K9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94]-0.000002" table:style-name="ce1">
            <text:p>0,000177931</text:p>
          </table:table-cell>
          <table:table-cell office:value-type="float" office:value="-2.5664598877381821" table:formula="of:=[.P9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96]" table:style-name="ce2">
            <text:p>2,00E-04</text:p>
          </table:table-cell>
          <table:table-cell office:value-type="float" office:value="-2.6608594581824341" table:formula="of:=LN(ABS([.K9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95]-0.000002" table:style-name="ce1">
            <text:p>0,000197881</text:p>
          </table:table-cell>
          <table:table-cell office:value-type="float" office:value="-2.6608594581824341" table:formula="of:=[.P9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97]" table:style-name="ce2">
            <text:p>2,20E-04</text:p>
          </table:table-cell>
          <table:table-cell office:value-type="float" office:value="-2.7558362320821574" table:formula="of:=LN(ABS([.K9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96]-0.000002" table:style-name="ce1">
            <text:p>0,000217831</text:p>
          </table:table-cell>
          <table:table-cell office:value-type="float" office:value="-2.7558362320821574" table:formula="of:=[.P9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98]" table:style-name="ce2">
            <text:p>2,40E-04</text:p>
          </table:table-cell>
          <table:table-cell office:value-type="float" office:value="-2.8505912591443892" table:formula="of:=LN(ABS([.K9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97]-0.000002" table:style-name="ce1">
            <text:p>0,00023778</text:p>
          </table:table-cell>
          <table:table-cell office:value-type="float" office:value="-2.8505912591443892" table:formula="of:=[.P9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99]" table:style-name="ce2">
            <text:p>2,60E-04</text:p>
          </table:table-cell>
          <table:table-cell office:value-type="float" office:value="-2.944070427090101" table:formula="of:=LN(ABS([.K9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98]-0.000002" table:style-name="ce1">
            <text:p>0,00025773</text:p>
          </table:table-cell>
          <table:table-cell office:value-type="float" office:value="-2.944070427090101" table:formula="of:=[.P9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100]" table:style-name="ce2">
            <text:p>2,80E-04</text:p>
          </table:table-cell>
          <table:table-cell office:value-type="float" office:value="-3.0349222671791218" table:formula="of:=LN(ABS([.K10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99]-0.000002" table:style-name="ce1">
            <text:p>0,00027768</text:p>
          </table:table-cell>
          <table:table-cell office:value-type="float" office:value="-3.0349222671791218" table:formula="of:=[.P9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101]" table:style-name="ce2">
            <text:p>3,00E-04</text:p>
          </table:table-cell>
          <table:table-cell office:value-type="float" office:value="-3.1284235620219949" table:formula="of:=LN(ABS([.K10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100]-0.000002" table:style-name="ce1">
            <text:p>0,000298048</text:p>
          </table:table-cell>
          <table:table-cell office:value-type="float" office:value="-3.1284235620219949" table:formula="of:=[.P10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102]" table:style-name="ce2">
            <text:p>3,20E-04</text:p>
          </table:table-cell>
          <table:table-cell office:value-type="float" office:value="-3.223606245687598" table:formula="of:=LN(ABS([.K10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101]-0.000002" table:style-name="ce1">
            <text:p>0,000318416</text:p>
          </table:table-cell>
          <table:table-cell office:value-type="float" office:value="-3.223606245687598" table:formula="of:=[.P10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103]" table:style-name="ce2">
            <text:p>3,41E-04</text:p>
          </table:table-cell>
          <table:table-cell office:value-type="float" office:value="-3.3200288156972877" table:formula="of:=LN(ABS([.K10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102]-0.000002" table:style-name="ce1">
            <text:p>0,000338785</text:p>
          </table:table-cell>
          <table:table-cell office:value-type="float" office:value="-3.3200288156972877" table:formula="of:=[.P10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104]" table:style-name="ce2">
            <text:p>3,61E-04</text:p>
          </table:table-cell>
          <table:table-cell office:value-type="float" office:value="-3.417069479619228" table:formula="of:=LN(ABS([.K10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103]-0.000002" table:style-name="ce1">
            <text:p>0,000359153</text:p>
          </table:table-cell>
          <table:table-cell office:value-type="float" office:value="-3.417069479619228" table:formula="of:=[.P10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105]" table:style-name="ce2">
            <text:p>3,82E-04</text:p>
          </table:table-cell>
          <table:table-cell office:value-type="float" office:value="-3.5138782928201424" table:formula="of:=LN(ABS([.K10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104]-0.000002" table:style-name="ce1">
            <text:p>0,000379521</text:p>
          </table:table-cell>
          <table:table-cell office:value-type="float" office:value="-3.5138782928201424" table:formula="of:=[.P10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106]" table:style-name="ce2">
            <text:p>4,02E-04</text:p>
          </table:table-cell>
          <table:table-cell office:value-type="float" office:value="-3.6093280671186396" table:formula="of:=LN(ABS([.K10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105]-0.000002" table:style-name="ce1">
            <text:p>0,00039989</text:p>
          </table:table-cell>
          <table:table-cell office:value-type="float" office:value="-3.6093280671186396" table:formula="of:=[.P10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107]" table:style-name="ce2">
            <text:p>4,22E-04</text:p>
          </table:table-cell>
          <table:table-cell office:value-type="float" office:value="-3.7019663147378674" table:formula="of:=LN(ABS([.K10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106]-0.000002" table:style-name="ce1">
            <text:p>0,000420258</text:p>
          </table:table-cell>
          <table:table-cell office:value-type="float" office:value="-3.7019663147378674" table:formula="of:=[.P10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108]" table:style-name="ce2">
            <text:p>4,43E-04</text:p>
          </table:table-cell>
          <table:table-cell office:value-type="float" office:value="-3.7985523659114042" table:formula="of:=LN(ABS([.K10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107]-0.000002" table:style-name="ce1">
            <text:p>0,000441324</text:p>
          </table:table-cell>
          <table:table-cell office:value-type="float" office:value="-3.7985523659114042" table:formula="of:=[.P10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109]" table:style-name="ce2">
            <text:p>4,64E-04</text:p>
          </table:table-cell>
          <table:table-cell office:value-type="float" office:value="-3.8969821877694208" table:formula="of:=LN(ABS([.K10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108]-0.000002" table:style-name="ce1">
            <text:p>0,00046239</text:p>
          </table:table-cell>
          <table:table-cell office:value-type="float" office:value="-3.8969821877694208" table:formula="of:=[.P10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10]" table:style-name="ce2">
            <text:p>4,85E-04</text:p>
          </table:table-cell>
          <table:table-cell office:value-type="float" office:value="-3.9967821932281784" table:formula="of:=LN(ABS([.K11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109]-0.000002" table:style-name="ce1">
            <text:p>0,000483456</text:p>
          </table:table-cell>
          <table:table-cell office:value-type="float" office:value="-3.9967821932281784" table:formula="of:=[.P10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11]" table:style-name="ce2">
            <text:p>5,07E-04</text:p>
          </table:table-cell>
          <table:table-cell office:value-type="float" office:value="-4.0972724442886506" table:formula="of:=LN(ABS([.K11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10]-0.000002" table:style-name="ce1">
            <text:p>0,000504521</text:p>
          </table:table-cell>
          <table:table-cell office:value-type="float" office:value="-4.0972724442886506" table:formula="of:=[.P11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12]" table:style-name="ce2">
            <text:p>5,28E-04</text:p>
          </table:table-cell>
          <table:table-cell office:value-type="float" office:value="-4.1975148115986265" table:formula="of:=LN(ABS([.K11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11]-0.000002" table:style-name="ce1">
            <text:p>0,000525587</text:p>
          </table:table-cell>
          <table:table-cell office:value-type="float" office:value="-4.1975148115986265" table:formula="of:=[.P11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13]" table:style-name="ce2">
            <text:p>5,49E-04</text:p>
          </table:table-cell>
          <table:table-cell office:value-type="float" office:value="-4.2962504869325464" table:formula="of:=LN(ABS([.K11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12]-0.000002" table:style-name="ce1">
            <text:p>0,000546653</text:p>
          </table:table-cell>
          <table:table-cell office:value-type="float" office:value="-4.2962504869325464" table:formula="of:=[.P11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14]" table:style-name="ce2">
            <text:p>5,70E-04</text:p>
          </table:table-cell>
          <table:table-cell office:value-type="float" office:value="-4.3918466940127523" table:formula="of:=LN(ABS([.K11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13]-0.000002" table:style-name="ce1">
            <text:p>0,000567719</text:p>
          </table:table-cell>
          <table:table-cell office:value-type="float" office:value="-4.3918466940127523" table:formula="of:=[.P11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15]" table:style-name="ce2">
            <text:p>5,92E-04</text:p>
          </table:table-cell>
          <table:table-cell office:value-type="float" office:value="-4.4951818950198623" table:formula="of:=LN(ABS([.K11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14]-0.000002" table:style-name="ce1">
            <text:p>0,000590319</text:p>
          </table:table-cell>
          <table:table-cell office:value-type="float" office:value="-4.4951818950198623" table:formula="of:=[.P11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16]" table:style-name="ce2">
            <text:p>6,15E-04</text:p>
          </table:table-cell>
          <table:table-cell office:value-type="float" office:value="-4.6007509651446341" table:formula="of:=LN(ABS([.K11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15]-0.000002" table:style-name="ce1">
            <text:p>0,00061292</text:p>
          </table:table-cell>
          <table:table-cell office:value-type="float" office:value="-4.6007509651446341" table:formula="of:=[.P11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17]" table:style-name="ce2">
            <text:p>6,38E-04</text:p>
          </table:table-cell>
          <table:table-cell office:value-type="float" office:value="-4.7080053375083084" table:formula="of:=LN(ABS([.K11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16]-0.000002" table:style-name="ce1">
            <text:p>0,00063552</text:p>
          </table:table-cell>
          <table:table-cell office:value-type="float" office:value="-4.7080053375083084" table:formula="of:=[.P11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18]" table:style-name="ce2">
            <text:p>6,60E-04</text:p>
          </table:table-cell>
          <table:table-cell office:value-type="float" office:value="-4.8161313695947872" table:formula="of:=LN(ABS([.K11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17]-0.000002" table:style-name="ce1">
            <text:p>0,000658121</text:p>
          </table:table-cell>
          <table:table-cell office:value-type="float" office:value="-4.8161313695947872" table:formula="of:=[.P11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19]" table:style-name="ce2">
            <text:p>6,83E-04</text:p>
          </table:table-cell>
          <table:table-cell office:value-type="float" office:value="-4.9239736782659298" table:formula="of:=LN(ABS([.K11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18]-0.000002" table:style-name="ce1">
            <text:p>0,000680721</text:p>
          </table:table-cell>
          <table:table-cell office:value-type="float" office:value="-4.9239736782659298" table:formula="of:=[.P11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20]" table:style-name="ce2">
            <text:p>7,05E-04</text:p>
          </table:table-cell>
          <table:table-cell office:value-type="float" office:value="-5.02994916185484" table:formula="of:=LN(ABS([.K12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19]-0.000002" table:style-name="ce1">
            <text:p>0,000703322</text:p>
          </table:table-cell>
          <table:table-cell office:value-type="float" office:value="-5.02994916185484" table:formula="of:=[.P11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21]" table:style-name="ce2">
            <text:p>7,28E-04</text:p>
          </table:table-cell>
          <table:table-cell office:value-type="float" office:value="-5.1319673450638081" table:formula="of:=LN(ABS([.K12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20]-0.000002" table:style-name="ce1">
            <text:p>0,000725922</text:p>
          </table:table-cell>
          <table:table-cell office:value-type="float" office:value="-5.1319673450638081" table:formula="of:=[.P12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22]" table:style-name="ce2">
            <text:p>7,53E-04</text:p>
          </table:table-cell>
          <table:table-cell office:value-type="float" office:value="-5.2474324455335424" table:formula="of:=LN(ABS([.K12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21]-0.000002" table:style-name="ce1">
            <text:p>0,000751313</text:p>
          </table:table-cell>
          <table:table-cell office:value-type="float" office:value="-5.2474324455335424" table:formula="of:=[.P12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23]" table:style-name="ce2">
            <text:p>7,79E-04</text:p>
          </table:table-cell>
          <table:table-cell office:value-type="float" office:value="-5.3659595791569208" table:formula="of:=LN(ABS([.K12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22]-0.000002" table:style-name="ce1">
            <text:p>0,000776703</text:p>
          </table:table-cell>
          <table:table-cell office:value-type="float" office:value="-5.3659595791569208" table:formula="of:=[.P12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24]" table:style-name="ce2">
            <text:p>8,04E-04</text:p>
          </table:table-cell>
          <table:table-cell office:value-type="float" office:value="-5.4868597526398712" table:formula="of:=LN(ABS([.K12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23]-0.000002" table:style-name="ce1">
            <text:p>0,000802094</text:p>
          </table:table-cell>
          <table:table-cell office:value-type="float" office:value="-5.4868597526398712" table:formula="of:=[.P12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25]" table:style-name="ce2">
            <text:p>8,29E-04</text:p>
          </table:table-cell>
          <table:table-cell office:value-type="float" office:value="-5.6090450952343334" table:formula="of:=LN(ABS([.K12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24]-0.000002" table:style-name="ce1">
            <text:p>0,000827485</text:p>
          </table:table-cell>
          <table:table-cell office:value-type="float" office:value="-5.6090450952343334" table:formula="of:=[.P12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26]" table:style-name="ce2">
            <text:p>8,55E-04</text:p>
          </table:table-cell>
          <table:table-cell office:value-type="float" office:value="-5.7308880335614569" table:formula="of:=LN(ABS([.K12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25]-0.000002" table:style-name="ce1">
            <text:p>0,000852875</text:p>
          </table:table-cell>
          <table:table-cell office:value-type="float" office:value="-5.7308880335614569" table:formula="of:=[.P12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27]" table:style-name="ce2">
            <text:p>8,80E-04</text:p>
          </table:table-cell>
          <table:table-cell office:value-type="float" office:value="-5.8500653370916238" table:formula="of:=LN(ABS([.K12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26]-0.000002" table:style-name="ce1">
            <text:p>0,000878266</text:p>
          </table:table-cell>
          <table:table-cell office:value-type="float" office:value="-5.8500653370916238" table:formula="of:=[.P12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28]" table:style-name="ce2">
            <text:p>9,06E-04</text:p>
          </table:table-cell>
          <table:table-cell office:value-type="float" office:value="-5.9634160109579515" table:formula="of:=LN(ABS([.K12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27]-0.000002" table:style-name="ce1">
            <text:p>0,000903656</text:p>
          </table:table-cell>
          <table:table-cell office:value-type="float" office:value="-5.9634160109579515" table:formula="of:=[.P12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29]" table:style-name="ce2">
            <text:p>9,26E-04</text:p>
          </table:table-cell>
          <table:table-cell office:value-type="float" office:value="-6.0593473206959541" table:formula="of:=LN(ABS([.K12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28]-0.000002" table:style-name="ce1">
            <text:p>0,000924164</text:p>
          </table:table-cell>
          <table:table-cell office:value-type="float" office:value="-6.0593473206959541" table:formula="of:=[.P12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30]" table:style-name="ce2">
            <text:p>9,36E-04</text:p>
          </table:table-cell>
          <table:table-cell office:value-type="float" office:value="-6.1073832716727425" table:formula="of:=LN(ABS([.K13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29]-0.000002" table:style-name="ce1">
            <text:p>0,000934488</text:p>
          </table:table-cell>
          <table:table-cell office:value-type="float" office:value="-6.1073832716727425" table:formula="of:=[.P129]" table:style-name="ce1">
            <text:p>-6,10738327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31]" table:style-name="ce2">
            <text:p>9,47E-04</text:p>
          </table:table-cell>
          <table:table-cell office:value-type="float" office:value="-6.155666303529757" table:formula="of:=LN(ABS([.K13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30]-0.000002" table:style-name="ce1">
            <text:p>0,000944812</text:p>
          </table:table-cell>
          <table:table-cell office:value-type="float" office:value="-6.155666303529757" table:formula="of:=[.P130]" table:style-name="ce1">
            <text:p>-6,15566630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32]" table:style-name="ce2">
            <text:p>9,57E-04</text:p>
          </table:table-cell>
          <table:table-cell office:value-type="float" office:value="-6.2041143508901806" table:formula="of:=LN(ABS([.K13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31]-0.000002" table:style-name="ce1">
            <text:p>0,000955135</text:p>
          </table:table-cell>
          <table:table-cell office:value-type="float" office:value="-6.2041143508901806" table:formula="of:=[.P131]" table:style-name="ce1">
            <text:p>-6,20411435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33]" table:style-name="ce2">
            <text:p>9,67E-04</text:p>
          </table:table-cell>
          <table:table-cell office:value-type="float" office:value="-6.2526303699935513" table:formula="of:=LN(ABS([.K13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32]-0.000002" table:style-name="ce1">
            <text:p>0,000965459</text:p>
          </table:table-cell>
          <table:table-cell office:value-type="float" office:value="-6.2526303699935513" table:formula="of:=[.P132]" table:style-name="ce1">
            <text:p>-6,252630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34]" table:style-name="ce2">
            <text:p>9,78E-04</text:p>
          </table:table-cell>
          <table:table-cell office:value-type="float" office:value="-6.3011021546998034" table:formula="of:=LN(ABS([.K13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33]-0.000002" table:style-name="ce1">
            <text:p>0,000975783</text:p>
          </table:table-cell>
          <table:table-cell office:value-type="float" office:value="-6.3011021546998034" table:formula="of:=[.P133]" table:style-name="ce1">
            <text:p>-6,30110215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35]" table:style-name="ce2">
            <text:p>9,88E-04</text:p>
          </table:table-cell>
          <table:table-cell office:value-type="float" office:value="-6.3494008576637802" table:formula="of:=LN(ABS([.K13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34]-0.000002" table:style-name="ce1">
            <text:p>0,000986106</text:p>
          </table:table-cell>
          <table:table-cell office:value-type="float" office:value="-6.3494008576637802" table:formula="of:=[.P134]" table:style-name="ce1">
            <text:p>-6,3494008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36]" table:style-name="ce2">
            <text:p>9,98E-04</text:p>
          </table:table-cell>
          <table:table-cell office:value-type="float" office:value="-6.3973783558672288" table:formula="of:=LN(ABS([.K13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35]-0.000002" table:style-name="ce1">
            <text:p>0,00099643</text:p>
          </table:table-cell>
          <table:table-cell office:value-type="float" office:value="-6.3973783558672288" table:formula="of:=[.P135]" table:style-name="ce1">
            <text:p>-6,39737835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37]" table:style-name="ce2">
            <text:p>9,99E-04</text:p>
          </table:table-cell>
          <table:table-cell office:value-type="float" office:value="-6.4019478251962321" table:formula="of:=LN(ABS([.K13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36]-0.000002" table:style-name="ce1">
            <text:p>0,000997406</text:p>
          </table:table-cell>
          <table:table-cell office:value-type="float" office:value="-6.4019478251962321" table:formula="of:=[.P136]" table:style-name="ce1">
            <text:p>-6,40194782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38]" table:style-name="ce2">
            <text:p>1,00E-03</text:p>
          </table:table-cell>
          <table:table-cell office:value-type="float" office:value="-6.40456714674536" table:formula="of:=LN(ABS([.K13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37]-0.000002" table:style-name="ce1">
            <text:p>0,000998</text:p>
          </table:table-cell>
          <table:table-cell office:value-type="float" office:value="-6.40456714674536" table:formula="of:=[.P137]" table:style-name="ce1">
            <text:p>-6,40456714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rrA</text:p>
          </table:table-cell>
          <table:table-cell table:number-columns-repeated="1636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4])/SQRT(3)" table:style-name="ce1">
            <text:p>0,018359739</text:p>
          </table:table-cell>
          <table:table-cell office:value-type="float" office:value="8.1649658092772612E-3" table:formula="of:=2/10*[.C154]/SQRT(24)/1000" table:style-name="ce1">
            <text:p>0,008164966</text:p>
          </table:table-cell>
          <table:table-cell office:value-type="float" office:value="2.0093448351805293E-2" table:formula="of:=SQRT([.F154]^2+[.E154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4])/SQRT(3)" table:style-name="ce1">
            <text:p>0,332553755</text:p>
          </table:table-cell>
          <table:table-cell office:value-type="float" office:value="2.0412414523193154E-4" table:formula="of:=2/10*[.J154]/SQRT(24)/1000" table:style-name="ce1">
            <text:p>0,000204124</text:p>
          </table:table-cell>
          <table:table-cell office:value-type="float" office:value="0.33255381769973213" table:formula="of:=SQRT([.M154]^2+[.L154]^2)" table:style-name="ce1">
            <text:p>0,332553818</text:p>
          </table:table-cell>
          <table:table-cell office:value-type="float" office:value="18.113207547169811" table:formula="of:=[.H154]/[.B154]" table:style-name="ce1">
            <text:p>18,11320755</text:p>
          </table:table-cell>
          <table:table-cell office:value-type="float" office:value="0.46510160560788466" table:formula="of:=[.O154]*SQRT(([.N154]/[.H154])^2+([.G154]/[.B154])^2)" table:style-name="ce1">
            <text:p>0,465101606</text:p>
          </table:table-cell>
          <table:table-cell table:number-columns-repeated="16368"/>
        </table:table-row>
        <table:table-row table:style-name="ro1">
          <table:table-cell office:value-type="float" office:value="31" table:formula="of:=[.A154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5])/SQRT(3)" table:style-name="ce1">
            <text:p>0,018359739</text:p>
          </table:table-cell>
          <table:table-cell office:value-type="float" office:value="8.1649658092772612E-3" table:formula="of:=2/10*[.C155]/SQRT(24)/1000" table:style-name="ce1">
            <text:p>0,008164966</text:p>
          </table:table-cell>
          <table:table-cell office:value-type="float" office:value="2.0093448351805293E-2" table:formula="of:=SQRT([.F155]^2+[.E155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5])/SQRT(3)" table:style-name="ce1">
            <text:p>0,332553755</text:p>
          </table:table-cell>
          <table:table-cell office:value-type="float" office:value="2.0412414523193154E-4" table:formula="of:=2/10*[.J155]/SQRT(24)/1000" table:style-name="ce1">
            <text:p>0,000204124</text:p>
          </table:table-cell>
          <table:table-cell office:value-type="float" office:value="0.33255381769973213" table:formula="of:=SQRT([.M155]^2+[.L155]^2)" table:style-name="ce1">
            <text:p>0,332553818</text:p>
          </table:table-cell>
          <table:table-cell office:value-type="float" office:value="18.113207547169811" table:formula="of:=[.H155]/[.B155]" table:style-name="ce1">
            <text:p>18,11320755</text:p>
          </table:table-cell>
          <table:table-cell office:value-type="float" office:value="0.46510160560788466" table:formula="of:=[.O155]*SQRT(([.N155]/[.H155])^2+([.G155]/[.B155])^2)" table:style-name="ce1">
            <text:p>0,465101606</text:p>
          </table:table-cell>
          <table:table-cell table:number-columns-repeated="16368"/>
        </table:table-row>
        <table:table-row table:style-name="ro1">
          <table:table-cell office:value-type="float" office:value="96.100000000000009" table:formula="of:=[.A155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6])/SQRT(3)" table:style-name="ce1">
            <text:p>0,018359739</text:p>
          </table:table-cell>
          <table:table-cell office:value-type="float" office:value="8.1649658092772612E-3" table:formula="of:=2/10*[.C156]/SQRT(24)/1000" table:style-name="ce1">
            <text:p>0,008164966</text:p>
          </table:table-cell>
          <table:table-cell office:value-type="float" office:value="2.0093448351805293E-2" table:formula="of:=SQRT([.F156]^2+[.E156]^2)" table:style-name="ce1">
            <text:p>0,02009344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2908965343808666" table:formula="of:=ABS(3/100*[.H156])/SQRT(3)" table:style-name="ce1">
            <text:p>0,329089653</text:p>
          </table:table-cell>
          <table:table-cell office:value-type="float" office:value="2.0412414523193154E-4" table:formula="of:=2/10*[.J156]/SQRT(24)/1000" table:style-name="ce1">
            <text:p>0,000204124</text:p>
          </table:table-cell>
          <table:table-cell office:value-type="float" office:value="0.32908971674403115" table:formula="of:=SQRT([.M156]^2+[.L156]^2)" table:style-name="ce1">
            <text:p>0,329089717</text:p>
          </table:table-cell>
          <table:table-cell office:value-type="float" office:value="17.924528301886792" table:formula="of:=[.H156]/[.B156]" table:style-name="ce1">
            <text:p>17,9245283</text:p>
          </table:table-cell>
          <table:table-cell office:value-type="float" office:value="0.46025679805104208" table:formula="of:=[.O156]*SQRT(([.N156]/[.H156])^2+([.G156]/[.B156])^2)" table:style-name="ce1">
            <text:p>0,460256798</text:p>
          </table:table-cell>
          <table:table-cell table:number-columns-repeated="16368"/>
        </table:table-row>
        <table:table-row table:style-name="ro1">
          <table:table-cell office:value-type="float" office:value="297.91000000000003" table:formula="of:=[.A156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7])/SQRT(3)" table:style-name="ce1">
            <text:p>0,018359739</text:p>
          </table:table-cell>
          <table:table-cell office:value-type="float" office:value="8.1649658092772612E-3" table:formula="of:=2/10*[.C157]/SQRT(24)/1000" table:style-name="ce1">
            <text:p>0,008164966</text:p>
          </table:table-cell>
          <table:table-cell office:value-type="float" office:value="2.0093448351805293E-2" table:formula="of:=SQRT([.F157]^2+[.E157]^2)" table:style-name="ce1">
            <text:p>0,020093448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0484094213212243" table:formula="of:=ABS(3/100*[.H157])/SQRT(3)" table:style-name="ce1">
            <text:p>0,304840942</text:p>
          </table:table-cell>
          <table:table-cell office:value-type="float" office:value="2.0412414523193154E-4" table:formula="of:=2/10*[.J157]/SQRT(24)/1000" table:style-name="ce1">
            <text:p>0,000204124</text:p>
          </table:table-cell>
          <table:table-cell office:value-type="float" office:value="0.30484101047376594" table:formula="of:=SQRT([.M157]^2+[.L157]^2)" table:style-name="ce1">
            <text:p>0,30484101</text:p>
          </table:table-cell>
          <table:table-cell office:value-type="float" office:value="16.60377358490566" table:formula="of:=[.H157]/[.B157]" table:style-name="ce1">
            <text:p>16,60377358</text:p>
          </table:table-cell>
          <table:table-cell office:value-type="float" office:value="0.42634314542018725" table:formula="of:=[.O157]*SQRT(([.N157]/[.H157])^2+([.G157]/[.B157])^2)" table:style-name="ce1">
            <text:p>0,426343145</text:p>
          </table:table-cell>
          <table:table-cell table:number-columns-repeated="16368"/>
        </table:table-row>
        <table:table-row table:style-name="ro1">
          <table:table-cell office:value-type="float" office:value="923.52100000000007" table:formula="of:=[.A157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8])/SQRT(3)" table:style-name="ce1">
            <text:p>0,018359739</text:p>
          </table:table-cell>
          <table:table-cell office:value-type="float" office:value="8.1649658092772612E-3" table:formula="of:=2/10*[.C158]/SQRT(24)/1000" table:style-name="ce1">
            <text:p>0,008164966</text:p>
          </table:table-cell>
          <table:table-cell office:value-type="float" office:value="2.0093448351805293E-2" table:formula="of:=SQRT([.F158]^2+[.E158]^2)" table:style-name="ce1">
            <text:p>0,020093448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</text:p>
          </table:table-cell>
          <table:table-cell office:value-type="float" office:value="0.19572174125528316" table:formula="of:=ABS(3/100*[.H158])/SQRT(3)" table:style-name="ce1">
            <text:p>0,195721741</text:p>
          </table:table-cell>
          <table:table-cell office:value-type="float" office:value="8.1649658092772609E-5" table:formula="of:=2/10*[.J158]/SQRT(24)/1000" table:style-name="ce1">
            <text:p>8,16497E-05</text:p>
          </table:table-cell>
          <table:table-cell office:value-type="float" office:value="0.19572175828626381" table:formula="of:=SQRT([.M158]^2+[.L158]^2)" table:style-name="ce1">
            <text:p>0,195721758</text:p>
          </table:table-cell>
          <table:table-cell office:value-type="float" office:value="10.660377358490566" table:formula="of:=[.H158]/[.B158]" table:style-name="ce1">
            <text:p>10,66037736</text:p>
          </table:table-cell>
          <table:table-cell office:value-type="float" office:value="0.27373166150901285" table:formula="of:=[.O158]*SQRT(([.N158]/[.H158])^2+([.G158]/[.B158])^2)" table:style-name="ce1">
            <text:p>0,273731662</text:p>
          </table:table-cell>
          <table:table-cell table:number-columns-repeated="16368"/>
        </table:table-row>
        <table:table-row table:style-name="ro1">
          <table:table-cell office:value-type="float" office:value="2862.9151000000002" table:formula="of:=[.A158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9])/SQRT(3)" table:style-name="ce1">
            <text:p>0,018359739</text:p>
          </table:table-cell>
          <table:table-cell office:value-type="float" office:value="8.1649658092772612E-3" table:formula="of:=2/10*[.C159]/SQRT(24)/1000" table:style-name="ce1">
            <text:p>0,008164966</text:p>
          </table:table-cell>
          <table:table-cell office:value-type="float" office:value="2.0093448351805293E-2" table:formula="of:=SQRT([.F159]^2+[.E159]^2)" table:style-name="ce1">
            <text:p>0,020093448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office:value-type="float" office:value="8.036715747119591E-2" table:formula="of:=ABS(3/100*[.H159])/SQRT(3)" table:style-name="ce1">
            <text:p>0,080367157</text:p>
          </table:table-cell>
          <table:table-cell office:value-type="float" office:value="4.0824829046386304E-5" table:formula="of:=2/10*[.J159]/SQRT(24)/1000" table:style-name="ce1">
            <text:p>4,08248E-05</text:p>
          </table:table-cell>
          <table:table-cell office:value-type="float" office:value="8.0367167840273354E-2" table:formula="of:=SQRT([.M159]^2+[.L159]^2)" table:style-name="ce1">
            <text:p>0,080367168</text:p>
          </table:table-cell>
          <table:table-cell office:value-type="float" office:value="4.3773584905660377" table:formula="of:=[.H159]/[.B159]" table:style-name="ce1">
            <text:p>4,377358491</text:p>
          </table:table-cell>
          <table:table-cell office:value-type="float" office:value="0.11239955165282335" table:formula="of:=[.O159]*SQRT(([.N159]/[.H159])^2+([.G159]/[.B159])^2)" table:style-name="ce1">
            <text:p>0,112399552</text:p>
          </table:table-cell>
          <table:table-cell table:number-columns-repeated="16368"/>
        </table:table-row>
        <table:table-row table:style-name="ro1">
          <table:table-cell office:value-type="float" office:value="8875.0368100000014" table:formula="of:=[.A159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0])/SQRT(3)" table:style-name="ce1">
            <text:p>0,018359739</text:p>
          </table:table-cell>
          <table:table-cell office:value-type="float" office:value="8.1649658092772612E-3" table:formula="of:=2/10*[.C160]/SQRT(24)/1000" table:style-name="ce1">
            <text:p>0,008164966</text:p>
          </table:table-cell>
          <table:table-cell office:value-type="float" office:value="2.0093448351805293E-2" table:formula="of:=SQRT([.F160]^2+[.E160]^2)" table:style-name="ce1">
            <text:p>0,020093448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7019992598074489E-2" table:formula="of:=ABS(3/100*[.H160])/SQRT(3)" table:style-name="ce1">
            <text:p>0,027019993</text:p>
          </table:table-cell>
          <table:table-cell office:value-type="float" office:value="2.0412414523193152E-5" table:formula="of:=2/10*[.J160]/SQRT(24)/1000" table:style-name="ce1">
            <text:p>2,04124E-05</text:p>
          </table:table-cell>
          <table:table-cell office:value-type="float" office:value="2.7020000308413523E-2" table:formula="of:=SQRT([.M160]^2+[.L160]^2)" table:style-name="ce1">
            <text:p>0,02702</text:p>
          </table:table-cell>
          <table:table-cell office:value-type="float" office:value="1.4716981132075471" table:formula="of:=[.H160]/[.B160]" table:style-name="ce1">
            <text:p>1,471698113</text:p>
          </table:table-cell>
          <table:table-cell office:value-type="float" office:value="3.7789507123099385E-2" table:formula="of:=[.O160]*SQRT(([.N160]/[.H160])^2+([.G160]/[.B160])^2)" table:style-name="ce1">
            <text:p>0,037789507</text:p>
          </table:table-cell>
          <table:table-cell table:number-columns-repeated="16368"/>
        </table:table-row>
        <table:table-row table:style-name="ro1">
          <table:table-cell office:value-type="float" office:value="27512.614111000006" table:formula="of:=[.A160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1])/SQRT(3)" table:style-name="ce1">
            <text:p>0,018186533</text:p>
          </table:table-cell>
          <table:table-cell office:value-type="float" office:value="8.1649658092772612E-3" table:formula="of:=2/10*[.C161]/SQRT(24)/1000" table:style-name="ce1">
            <text:p>0,008164966</text:p>
          </table:table-cell>
          <table:table-cell office:value-type="float" office:value="1.9935312053405804E-2" table:formula="of:=SQRT([.F161]^2+[.E161]^2)" table:style-name="ce1">
            <text:p>0,019935312</text:p>
          </table:table-cell>
          <table:table-cell office:value-type="float" office:value="0.51600000000000001" table:style-name="ce1">
            <text:p>0,516</text:p>
          </table:table-cell>
          <table:table-cell office:value-type="string" table:style-name="ce1">
            <text:p>mV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mV</text:p>
          </table:table-cell>
          <table:table-cell office:value-type="float" office:value="8.9373821670554084E-3" table:formula="of:=ABS(3/100*[.H161])/SQRT(3)" table:style-name="ce1">
            <text:p>0,008937382</text:p>
          </table:table-cell>
          <table:table-cell office:value-type="float" office:value="4.0824829046386316E-6" table:formula="of:=2/10*[.J161]/SQRT(24)/1000" table:style-name="ce1">
            <text:p>4,08248E-06</text:p>
          </table:table-cell>
          <table:table-cell office:value-type="float" office:value="8.9373830994685845E-3" table:formula="of:=SQRT([.M161]^2+[.L161]^2)" table:style-name="ce1">
            <text:p>0,008937383</text:p>
          </table:table-cell>
          <table:table-cell office:value-type="float" office:value="4.9142857142857148E-4" table:formula="of:=[.H161]/[.B161]*10^-3" table:style-name="ce1">
            <text:p>0,000491429</text:p>
          </table:table-cell>
          <table:table-cell office:value-type="float" office:value="1.262951058495537E-5" table:formula="of:=[.O161]*SQRT(([.N161]/[.H161])^2+([.G161]/[.B161])^2)" table:style-name="ce1">
            <text:p>1,26295E-05</text:p>
          </table:table-cell>
          <table:table-cell table:number-columns-repeated="16368"/>
        </table:table-row>
        <table:table-row table:style-name="ro1">
          <table:table-cell office:value-type="float" office:value="85289.103744100023" table:formula="of:=[.A161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2])/SQRT(3)" table:style-name="ce1">
            <text:p>0,018186533</text:p>
          </table:table-cell>
          <table:table-cell office:value-type="float" office:value="8.1649658092772612E-3" table:formula="of:=2/10*[.C162]/SQRT(24)/1000" table:style-name="ce1">
            <text:p>0,008164966</text:p>
          </table:table-cell>
          <table:table-cell office:value-type="float" office:value="1.9935312053405804E-2" table:formula="of:=SQRT([.F162]^2+[.E162]^2)" table:style-name="ce1">
            <text:p>0,019935312</text:p>
          </table:table-cell>
          <table:table-cell office:value-type="float" office:value="0.17" table:style-name="ce1">
            <text:p>0,17</text:p>
          </table:table-cell>
          <table:table-cell office:value-type="string" table:style-name="ce1">
            <text:p>m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9444863728670919E-3" table:formula="of:=ABS(3/100*[.H162])/SQRT(3)" table:style-name="ce1">
            <text:p>0,002944486</text:p>
          </table:table-cell>
          <table:table-cell office:value-type="float" office:value="2.0412414523193152E-5" table:formula="of:=2/10*[.J162]/SQRT(24)/1000" table:style-name="ce1">
            <text:p>2,04124E-05</text:p>
          </table:table-cell>
          <table:table-cell office:value-type="float" office:value="2.9445571257264934E-3" table:formula="of:=SQRT([.M162]^2+[.L162]^2)" table:style-name="ce1">
            <text:p>0,002944557</text:p>
          </table:table-cell>
          <table:table-cell office:value-type="float" office:value="1.6190476190476192E-4" table:formula="of:=[.H162]/[.B162]*10^-3" table:style-name="ce1">
            <text:p>0,000161905</text:p>
          </table:table-cell>
          <table:table-cell office:value-type="float" office:value="4.1609304873042089E-6" table:formula="of:=[.O162]*SQRT(([.N162]/[.H162])^2+([.G162]/[.B162])^2)" table:style-name="ce1">
            <text:p>4,16093E-06</text:p>
          </table:table-cell>
          <table:table-cell table:number-columns-repeated="16368"/>
        </table:table-row>
        <table:table-row table:style-name="ro1">
          <table:table-cell office:value-type="float" office:value="264396.22160671005" table:formula="of:=[.A162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3])/SQRT(3)" table:style-name="ce1">
            <text:p>0,018186533</text:p>
          </table:table-cell>
          <table:table-cell office:value-type="float" office:value="8.1649658092772612E-3" table:formula="of:=2/10*[.C163]/SQRT(24)/1000" table:style-name="ce1">
            <text:p>0,008164966</text:p>
          </table:table-cell>
          <table:table-cell office:value-type="float" office:value="1.9935312053405804E-2" table:formula="of:=SQRT([.F163]^2+[.E163]^2)" table:style-name="ce1">
            <text:p>0,019935312</text:p>
          </table:table-cell>
          <table:table-cell office:value-type="float" office:value="5.7599999999999998E-2" table:style-name="ce1">
            <text:p>0,057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9.9766126515967325E-4" table:formula="of:=ABS(3/100*[.H163])/SQRT(3)" table:style-name="ce1">
            <text:p>0,000997661</text:p>
          </table:table-cell>
          <table:table-cell office:value-type="float" office:value="8.1649658092772632E-6" table:formula="of:=2/10*[.J163]/SQRT(24)/1000" table:style-name="ce1">
            <text:p>8,16497E-06</text:p>
          </table:table-cell>
          <table:table-cell office:value-type="float" office:value="9.9769467607413172E-4" table:formula="of:=SQRT([.M163]^2+[.L163]^2)" table:style-name="ce1">
            <text:p>0,000997695</text:p>
          </table:table-cell>
          <table:table-cell office:value-type="float" office:value="5.4857142857142857E-5" table:formula="of:=[.H163]/[.B163]*10^-3" table:style-name="ce1">
            <text:p>5,48571E-05</text:p>
          </table:table-cell>
          <table:table-cell office:value-type="float" office:value="1.4098272114999245E-6" table:formula="of:=[.O163]*SQRT(([.N163]/[.H163])^2+([.G163]/[.B163])^2)" table:style-name="ce1">
            <text:p>1,40983E-06</text:p>
          </table:table-cell>
          <table:table-cell table:number-columns-repeated="16368"/>
        </table:table-row>
        <table:table-row table:style-name="ro1">
          <table:table-cell office:value-type="float" office:value="819628.28698080115" table:formula="of:=[.A163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4])/SQRT(3)" table:style-name="ce1">
            <text:p>0,018186533</text:p>
          </table:table-cell>
          <table:table-cell office:value-type="float" office:value="8.1649658092772612E-3" table:formula="of:=2/10*[.C164]/SQRT(24)/1000" table:style-name="ce1">
            <text:p>0,008164966</text:p>
          </table:table-cell>
          <table:table-cell office:value-type="float" office:value="1.9935312053405804E-2" table:formula="of:=SQRT([.F164]^2+[.E164]^2)" table:style-name="ce1">
            <text:p>0,019935312</text:p>
          </table:table-cell>
          <table:table-cell office:value-type="float" office:value="2.1600000000000001E-2" table:style-name="ce1">
            <text:p>0,021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3.7412297443487752E-4" table:formula="of:=ABS(3/100*[.H164])/SQRT(3)" table:style-name="ce1">
            <text:p>0,000374123</text:p>
          </table:table-cell>
          <table:table-cell office:value-type="float" office:value="8.1649658092772632E-6" table:formula="of:=2/10*[.J164]/SQRT(24)/1000" table:style-name="ce1">
            <text:p>8,16497E-06</text:p>
          </table:table-cell>
          <table:table-cell office:value-type="float" office:value="3.742120610919251E-4" table:formula="of:=SQRT([.M164]^2+[.L164]^2)" table:style-name="ce1">
            <text:p>0,000374212</text:p>
          </table:table-cell>
          <table:table-cell office:value-type="float" office:value="2.057142857142857E-5" table:formula="of:=[.H164]/[.B164]*10^-3" table:style-name="ce1">
            <text:p>2,05714E-05</text:p>
          </table:table-cell>
          <table:table-cell office:value-type="float" office:value="5.2873434774890163E-7" table:formula="of:=[.O164]*SQRT(([.N164]/[.H164])^2+([.G164]/[.B164])^2)" table:style-name="ce1">
            <text:p>5,28734E-07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4">
            <text:p>A</text:p>
          </table:table-cell>
          <table:table-cell office:value-type="string" table:style-name="ce4">
            <text:p>err A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formula="of:=[.A154]" table:style-name="ce6">
            <text:p>10</text:p>
          </table:table-cell>
          <table:table-cell office:value-type="float" office:value="18.113207547169811" table:formula="of:=[.O154]" table:style-name="ce4">
            <text:p>18,11320755</text:p>
          </table:table-cell>
          <table:table-cell office:value-type="float" office:value="0.46510160560788466" table:formula="of:=[.P154]" table:style-name="ce4">
            <text:p>0,465101606</text:p>
          </table:table-cell>
          <table:table-cell office:value-type="float" office:value="2.5677484476268633E-2" table:formula="of:=[.C168]/[.B168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155]" table:style-name="ce6">
            <text:p>31</text:p>
          </table:table-cell>
          <table:table-cell office:value-type="float" office:value="18.113207547169811" table:formula="of:=[.O155]" table:style-name="ce4">
            <text:p>18,11320755</text:p>
          </table:table-cell>
          <table:table-cell office:value-type="float" office:value="0.46510160560788466" table:formula="of:=[.P155]" table:style-name="ce4">
            <text:p>0,465101606</text:p>
          </table:table-cell>
          <table:table-cell office:value-type="float" office:value="2.5677484476268633E-2" table:formula="of:=[.C169]/[.B169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96.100000000000009" table:formula="of:=[.A156]" table:style-name="ce6">
            <text:p>96</text:p>
          </table:table-cell>
          <table:table-cell office:value-type="float" office:value="17.924528301886792" table:formula="of:=[.O156]" table:style-name="ce4">
            <text:p>17,9245283</text:p>
          </table:table-cell>
          <table:table-cell office:value-type="float" office:value="0.46025679805104208" table:formula="of:=[.P156]" table:style-name="ce4">
            <text:p>0,460256798</text:p>
          </table:table-cell>
          <table:table-cell office:value-type="float" office:value="2.5677484522847613E-2" table:formula="of:=[.C170]/[.B170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297.91000000000003" table:formula="of:=[.A157]" table:style-name="ce6">
            <text:p>298</text:p>
          </table:table-cell>
          <table:table-cell office:value-type="float" office:value="16.60377358490566" table:formula="of:=[.O157]" table:style-name="ce4">
            <text:p>16,60377358</text:p>
          </table:table-cell>
          <table:table-cell office:value-type="float" office:value="0.42634314542018725" table:formula="of:=[.P157]" table:style-name="ce4">
            <text:p>0,426343145</text:p>
          </table:table-cell>
          <table:table-cell office:value-type="float" office:value="2.5677484894624913E-2" table:formula="of:=[.C171]/[.B171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923.52100000000007" table:formula="of:=[.A158]" table:style-name="ce6">
            <text:p>924</text:p>
          </table:table-cell>
          <table:table-cell office:value-type="float" office:value="10.660377358490566" table:formula="of:=[.O158]" table:style-name="ce4">
            <text:p>10,66037736</text:p>
          </table:table-cell>
          <table:table-cell office:value-type="float" office:value="0.27373166150901285" table:formula="of:=[.P158]" table:style-name="ce4">
            <text:p>0,273731662</text:p>
          </table:table-cell>
          <table:table-cell office:value-type="float" office:value="2.5677483291995897E-2" table:formula="of:=[.C172]/[.B172]" table:style-name="ce1">
            <text:p>0,025677483</text:p>
          </table:table-cell>
          <table:table-cell table:number-columns-repeated="16380" table:style-name="ce1"/>
        </table:table-row>
        <table:table-row table:style-name="ro1">
          <table:table-cell office:value-type="float" office:value="2862.9151000000002" table:formula="of:=[.A159]" table:style-name="ce6">
            <text:p>2863</text:p>
          </table:table-cell>
          <table:table-cell office:value-type="float" office:value="4.3773584905660377" table:formula="of:=[.O159]" table:style-name="ce4">
            <text:p>4,377358491</text:p>
          </table:table-cell>
          <table:table-cell office:value-type="float" office:value="0.11239955165282335" table:formula="of:=[.P159]" table:style-name="ce4">
            <text:p>0,112399552</text:p>
          </table:table-cell>
          <table:table-cell office:value-type="float" office:value="2.5677483782757058E-2" table:formula="of:=[.C173]/[.B173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8875.0368100000014" table:formula="of:=[.A160]" table:style-name="ce6">
            <text:p>8875</text:p>
          </table:table-cell>
          <table:table-cell office:value-type="float" office:value="1.4716981132075471" table:formula="of:=[.O160]" table:style-name="ce4">
            <text:p>1,471698113</text:p>
          </table:table-cell>
          <table:table-cell office:value-type="float" office:value="3.7789507123099385E-2" table:formula="of:=[.P160]" table:style-name="ce4">
            <text:p>0,037789507</text:p>
          </table:table-cell>
          <table:table-cell office:value-type="float" office:value="2.567748560928548E-2" table:formula="of:=[.C174]/[.B174]" table:style-name="ce1">
            <text:p>0,025677486</text:p>
          </table:table-cell>
          <table:table-cell table:number-columns-repeated="16380" table:style-name="ce1"/>
        </table:table-row>
        <table:table-row table:style-name="ro1">
          <table:table-cell office:value-type="float" office:value="27512.614111000006" table:formula="of:=[.A161]" table:style-name="ce6">
            <text:p>27513</text:p>
          </table:table-cell>
          <table:table-cell office:value-type="float" office:value="4.9142857142857148E-4" table:formula="of:=[.O161]" table:style-name="ce4">
            <text:p>0,000491429</text:p>
          </table:table-cell>
          <table:table-cell office:value-type="float" office:value="1.262951058495537E-5" table:formula="of:=[.P161]" table:style-name="ce4">
            <text:p>1,26295E-05</text:p>
          </table:table-cell>
          <table:table-cell office:value-type="float" office:value="2.569958549264174E-2" table:formula="of:=[.C175]/[.B175]" table:style-name="ce1">
            <text:p>0,025699585</text:p>
          </table:table-cell>
          <table:table-cell table:number-columns-repeated="16380" table:style-name="ce1"/>
        </table:table-row>
        <table:table-row table:style-name="ro1">
          <table:table-cell office:value-type="float" office:value="85289.103744100023" table:formula="of:=[.A162]" table:style-name="ce6">
            <text:p>85289</text:p>
          </table:table-cell>
          <table:table-cell office:value-type="float" office:value="1.6190476190476192E-4" table:formula="of:=[.O162]" table:style-name="ce4">
            <text:p>0,000161905</text:p>
          </table:table-cell>
          <table:table-cell office:value-type="float" office:value="4.1609304873042089E-6" table:formula="of:=[.P162]" table:style-name="ce4">
            <text:p>4,16093E-06</text:p>
          </table:table-cell>
          <table:table-cell office:value-type="float" office:value="2.5699864774525995E-2" table:formula="of:=[.C176]/[.B176]" table:style-name="ce1">
            <text:p>0,025699865</text:p>
          </table:table-cell>
          <table:table-cell table:number-columns-repeated="16380" table:style-name="ce1"/>
        </table:table-row>
        <table:table-row table:style-name="ro1">
          <table:table-cell office:value-type="float" office:value="264396.22160671005" table:formula="of:=[.A163]" table:style-name="ce6">
            <text:p>264396</text:p>
          </table:table-cell>
          <table:table-cell office:value-type="float" office:value="5.4857142857142857E-5" table:formula="of:=[.O163]" table:style-name="ce4">
            <text:p>5,48571E-05</text:p>
          </table:table-cell>
          <table:table-cell office:value-type="float" office:value="1.4098272114999245E-6" table:formula="of:=[.P163]" table:style-name="ce4">
            <text:p>1,40983E-06</text:p>
          </table:table-cell>
          <table:table-cell office:value-type="float" office:value="2.5699975209634043E-2" table:formula="of:=[.C177]/[.B177]" table:style-name="ce1">
            <text:p>0,025699975</text:p>
          </table:table-cell>
          <table:table-cell table:number-columns-repeated="16380"/>
        </table:table-row>
        <table:table-row table:style-name="ro1">
          <table:table-cell office:value-type="float" office:value="819628.28698080115" table:formula="of:=[.A164]" table:style-name="ce6">
            <text:p>819628</text:p>
          </table:table-cell>
          <table:table-cell office:value-type="float" office:value="2.057142857142857E-5" table:formula="of:=[.O164]" table:style-name="ce4">
            <text:p>2,05714E-05</text:p>
          </table:table-cell>
          <table:table-cell office:value-type="float" office:value="5.2873434774890163E-7" table:formula="of:=[.P164]" table:style-name="ce4">
            <text:p>5,28734E-07</text:p>
          </table:table-cell>
          <table:table-cell office:value-type="float" office:value="2.5702364126682722E-2" table:formula="of:=[.C178]/[.B178]" table:style-name="ce1">
            <text:p>0,025702364</text:p>
          </table:table-cell>
          <table:table-cell table:number-columns-repeated="16380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float" office:value="10" table:formula="of:=[.A154]" table:style-name="ce3">
            <text:p>10</text:p>
          </table:table-cell>
          <table:table-cell office:value-type="float" office:value="25.159907268775584" table:formula="of:=20*LOG10([.O154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31" table:formula="of:=[.A155]" table:style-name="ce3">
            <text:p>31</text:p>
          </table:table-cell>
          <table:table-cell office:value-type="float" office:value="25.159907268775584" table:formula="of:=20*LOG10([.O155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96.100000000000009" table:formula="of:=[.A156]" table:style-name="ce3">
            <text:p>96</text:p>
          </table:table-cell>
          <table:table-cell office:value-type="float" office:value="25.068954713761173" table:formula="of:=20*LOG10([.O156])" table:style-name="ce1">
            <text:p>25,06895471</text:p>
          </table:table-cell>
          <table:table-cell table:number-columns-repeated="16382"/>
        </table:table-row>
        <table:table-row table:style-name="ro1">
          <table:table-cell office:value-type="float" office:value="297.91000000000003" table:formula="of:=[.A157]" table:style-name="ce3">
            <text:p>298</text:p>
          </table:table-cell>
          <table:table-cell office:value-type="float" office:value="24.404136050987589" table:formula="of:=20*LOG10([.O157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58]" table:style-name="ce3">
            <text:p>924</text:p>
          </table:table-cell>
          <table:table-cell office:value-type="float" office:value="20.555451564372991" table:formula="of:=20*LOG10([.O158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59]" table:style-name="ce3">
            <text:p>2863</text:p>
          </table:table-cell>
          <table:table-cell office:value-type="float" office:value="12.824242305802212" table:formula="of:=20*LOG10([.O159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60]" table:style-name="ce3">
            <text:p>8875</text:p>
          </table:table-cell>
          <table:table-cell office:value-type="float" office:value="3.3563746617938266" table:formula="of:=20*LOG10([.O160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61]" table:style-name="ce3">
            <text:p>27513</text:p>
          </table:table-cell>
          <table:table-cell office:value-type="float" office:value="-66.170791948854529" table:formula="of:=20*LOG10([.O161])" table:style-name="ce1">
            <text:p>-66,17079195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62]" table:style-name="ce3">
            <text:p>85289</text:p>
          </table:table-cell>
          <table:table-cell office:value-type="float" office:value="-75.814807553833276" table:formula="of:=20*LOG10([.O162])" table:style-name="ce1">
            <text:p>-7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63]" table:style-name="ce3">
            <text:p>264396</text:p>
          </table:table-cell>
          <table:table-cell office:value-type="float" office:value="-85.215336312934525" table:formula="of:=20*LOG10([.O163])" table:style-name="ce1">
            <text:p>-8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64]" table:style-name="ce3">
            <text:p>819628</text:p>
          </table:table-cell>
          <table:table-cell office:value-type="float" office:value="-93.734710958380148" table:formula="of:=20*LOG10([.O164])" table:style-name="ce1">
            <text:p>-93,73471096</text:p>
          </table:table-cell>
          <table:table-cell table:number-columns-repeated="16382"/>
        </table:table-row>
        <table:table-row table:number-rows-repeated="1048367" table:style-name="ro1">
          <table:table-cell table:number-columns-repeated="16384"/>
        </table:table-row>
      </table:table>
      <table:table table:name="SHAPER" table:style-name="ta2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3.3774990747593114" table:formula="of:=2.5/100*[.F3]/SQRT(3)" table:style-name="ce1">
            <text:p>3,377499075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9.295563457908294" table:formula="of:=SQRT([.J3]^2+[.K3]^2)" table:style-name="ce4">
            <text:p>9,295563458</text:p>
          </table:table-cell>
          <table:table-cell office:value-type="percentage" office:value="3.9724630162001257E-2" table:formula="of:=[.L3]/[.F3]" table:style-name="ce5">
            <text:p>3,97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div (k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office:value-type="string" table:style-name="ce1">
            <text:p>Rsh1</text:p>
          </table:table-cell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2.7605137095898177E-2" table:formula="of:=0.07/100*[.D7]/SQRT(3)" table:style-name="ce1">
            <text:p>0,027605137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988871492374733E-2" table:formula="of:=SQRT([.G7]^2+[.F7]^2)" table:style-name="ce1">
            <text:p>0,027988871</text:p>
          </table:table-cell>
          <table:table-cell office:value-type="float" office:value="4.0976314314288456E-2" table:formula="of:=[.H7]/[.D7]*100" table:style-name="ce1">
            <text:p>0,040976314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sh2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float" office:value="2.7512183702558649E-2" table:formula="of:=0.07/100*[.D8]/SQRT(3)" table:style-name="ce1">
            <text:p>0,02751218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897196730436325E-2" table:formula="of:=SQRT([.G8]^2+[.F8]^2)" table:style-name="ce1">
            <text:p>0,027897197</text:p>
          </table:table-cell>
          <table:table-cell office:value-type="float" office:value="4.0980090680038668E-2" table:formula="of:=[.H8]/[.D8]*100" table:style-name="ce1">
            <text:p>0,040980091</text:p>
          </table:table-cell>
          <table:table-cell table:number-columns-repeated="16375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V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Vpre/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2.149469124204563" table:formula="of:=0.03*[.B15]/SQRT(6)" table:style-name="ce1">
            <text:p>12,14946912</text:p>
          </table:table-cell>
          <table:table-cell office:value-type="float" office:value="8.1649658092772608" table:formula="of:=1/10*[.C15]*2/SQRT(24)" table:style-name="ce1">
            <text:p>8,164965809</text:p>
          </table:table-cell>
          <table:table-cell office:value-type="float" office:value="14.638178393046953" table:formula="of:=SQRT([.D15]^2+[.E15]^2)" table:style-name="ce1">
            <text:p>14,63817839</text:p>
          </table:table-cell>
          <table:table-cell office:value-type="float" office:value="1.4756228218797331" table:formula="of:=[.F15]/[.B15]*100" table:style-name="ce1">
            <text:p>1,475622822</text:p>
          </table:table-cell>
          <table:table-cell table:number-columns-repeated="3" table:style-name="ce1"/>
          <table:table-cell office:value-type="float" office:value="364.93640564207078" table:formula="of:=[.B15]/EXP(1)" table:style-name="ce1">
            <text:p>364,9364056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per(mV)</text:p>
          </table:table-cell>
          <table:table-cell office:value-type="string" table:style-name="ce1">
            <text:p>div(mv)</text:p>
          </table:table-cell>
          <table:table-cell table:number-columns-repeated="5" table:style-name="ce1"/>
          <table:table-cell office:value-type="string" table:style-name="ce1">
            <text:p>ssim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346" table:style-name="ce1">
            <text:p>346</text:p>
          </table:table-cell>
          <table:table-cell office:value-type="float" office:value="50" table:style-name="ce1">
            <text:p>50</text:p>
          </table:table-cell>
          <table:table-cell office:value-type="float" office:value="5.992895794188315" table:formula="of:=0.03*[.B17]/SQRT(3)" table:style-name="ce1">
            <text:p>5,992895794</text:p>
          </table:table-cell>
          <table:table-cell office:value-type="float" office:value="2.0412414523193152" table:formula="of:=1/10*[.C17]*2/SQRT(24)" table:style-name="ce1">
            <text:p>2,041241452</text:p>
          </table:table-cell>
          <table:table-cell office:value-type="float" office:value="6.3309925498824162" table:formula="of:=SQRT([.D17]^2+[.E17]^2)" table:style-name="ce1">
            <text:p>6,33099255</text:p>
          </table:table-cell>
          <table:table-cell office:value-type="float" office:value="1.8297666329139932" table:formula="of:=[.F17]/[.B17]*100" table:style-name="ce1">
            <text:p>1,829766633</text:p>
          </table:table-cell>
          <table:table-cell table:style-name="ce1"/>
          <table:table-cell office:value-type="float" office:value="0.36748960000000003" table:style-name="ce2">
            <text:p>3,67E-0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sper(us)</text:p>
          </table:table-cell>
          <table:table-cell office:value-type="string" table:style-name="ce1">
            <text:p>div(u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5.6" table:style-name="ce1">
            <text:p>15,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.0206207261596576" table:formula="of:=1/10*[.C19]*2/SQRT(24)" table:style-name="ce1">
            <text:p>1,020620726</text:p>
          </table:table-cell>
          <table:table-cell office:value-type="float" office:value="1.0206207261596576" table:formula="of:=SQRT([.D19]^2+[.E19]^2)" table:style-name="ce1">
            <text:p>1,020620726</text:p>
          </table:table-cell>
          <table:table-cell office:value-type="float" office:value="6.5424405523054983" table:formula="of:=[.F19]/[.B19]*100" table:style-name="ce1">
            <text:p>6,542440552</text:p>
          </table:table-cell>
          <table:table-cell table:style-name="ce1"/>
          <table:table-cell office:value-type="float" office:value="1.50836498023816E-5" table:style-name="ce2">
            <text:p>1,51E-05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style-name="ce1">
            <text:p>div mV, us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perc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Vunder(mV)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office:value-type="float" office:value="0.12470765814495917" table:formula="of:=ABS(0.03*[.O24]/SQRT(3))" table:style-name="ce1">
            <text:p>0,124707658</text:p>
          </table:table-cell>
          <table:table-cell office:value-type="float" office:value="0.81649658092772615" table:formula="of:=1/10*[.P24]*2/SQRT(24)" table:style-name="ce1">
            <text:p>0,816496581</text:p>
          </table:table-cell>
          <table:table-cell office:value-type="float" office:value="0.82596529386328754" table:formula="of:=SQRT([.Q24]^2+[.R24]^2)" table:style-name="ce1">
            <text:p>0,825965294</text:p>
          </table:table-cell>
          <table:table-cell office:value-type="float" office:value="11.47174019254566" table:formula="of:=ABS([.S24]/[.O24])*100" table:style-name="ce1">
            <text:p>11,47174019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1(k)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1.8739808242437632E-3" table:formula="of:=0.07/100*[.E25]/SQRT(3)" table:style-name="ce1">
            <text:p>0,001873981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1.9300615179228531E-3" table:formula="of:=SQRT([.I25]^2+[.H25]^2)" table:style-name="ce1">
            <text:p>0,001930062</text:p>
          </table:table-cell>
          <table:table-cell office:value-type="float" office:value="4.1623962516397876E-2" table:formula="of:=[.J25]/[.E25]*100" table:style-name="ce1">
            <text:p>0,041623963</text:p>
          </table:table-cell>
          <table:table-cell table:number-columns-repeated="2" table:style-name="ce1"/>
          <table:table-cell office:value-type="string" table:style-name="ce1">
            <text:p>Vshmax(mV)</text:p>
          </table:table-cell>
          <table:table-cell office:value-type="float" office:value="-58.4" table:style-name="ce1">
            <text:p>-58,4</text:p>
          </table:table-cell>
          <table:table-cell office:value-type="float" office:value="20" table:style-name="ce1">
            <text:p>20</text:p>
          </table:table-cell>
          <table:table-cell office:value-type="float" office:value="1.0115176716202243" table:formula="of:=ABS(0.03*[.O25]/SQRT(3))" table:style-name="ce1">
            <text:p>1,011517672</text:p>
          </table:table-cell>
          <table:table-cell office:value-type="float" office:value="0.81649658092772615" table:formula="of:=1/10*[.P25]*2/SQRT(24)" table:style-name="ce1">
            <text:p>0,816496581</text:p>
          </table:table-cell>
          <table:table-cell office:value-type="float" office:value="1.2999364087010823" table:formula="of:=SQRT([.Q25]^2+[.R25]^2)" table:style-name="ce1">
            <text:p>1,299936409</text:p>
          </table:table-cell>
          <table:table-cell office:value-type="float" office:value="2.2259185080497983" table:formula="of:=ABS([.S25]/[.O25])*100" table:style-name="ce1">
            <text:p>2,225918508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2(k)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4.0083119788758968E-2" table:formula="of:=0.07/100*[.E26]/SQRT(3)" table:style-name="ce1">
            <text:p>0,0400831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6.1155456218830825E-2" table:formula="of:=SQRT([.I26]^2+[.H26]^2)" table:style-name="ce1">
            <text:p>0,061155456</text:p>
          </table:table-cell>
          <table:table-cell office:value-type="float" office:value="6.1661077050646121E-2" table:formula="of:=[.J26]/[.E26]*100" table:style-name="ce1">
            <text:p>0,061661077</text:p>
          </table:table-cell>
          <table:table-cell table:number-columns-repeated="2" table:style-name="ce1"/>
          <table:table-cell office:value-type="string" table:style-name="ce1">
            <text:p>t(us)</text:p>
          </table:table-cell>
          <table:table-cell office:value-type="float" office:value="14.8" table:style-name="ce1">
            <text:p>14,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20412414523193154" table:formula="of:=1/10*[.P26]*2/SQRT(24)" table:style-name="ce1">
            <text:p>0,204124145</text:p>
          </table:table-cell>
          <table:table-cell office:value-type="float" office:value="0.20412414523193154" table:formula="of:=SQRT([.Q26]^2+[.R26]^2)" table:style-name="ce1">
            <text:p>0,204124145</text:p>
          </table:table-cell>
          <table:table-cell office:value-type="float" office:value="1.3792171975130507" table:formula="of:=ABS([.S26]/[.O26])*100" table:style-name="ce1">
            <text:p>1,379217198</text:p>
          </table:table-cell>
          <table:table-cell table:number-columns-repeated="16364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2799042515056056" table:formula="of:=0.07/100*[.E27]/SQRT(3)" table:style-name="ce1">
            <text:p>0,227990425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3262194069706041" table:formula="of:=SQRT([.I27]^2+[.H27]^2)" table:style-name="ce1">
            <text:p>0,232621941</text:p>
          </table:table-cell>
          <table:table-cell office:value-type="float" office:value="4.1235520305082235E-2" table:formula="of:=[.J27]/[.E27]*100" table:style-name="ce1">
            <text:p>0,0412355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file:///C:/Users/User/Desktop/UniPD/Universit%E0/III%20anno/Laboratorio%20di%20Fisica/laboratorio/terza%20esperienza/github/datiANALISI.ods'#'1'.B2]-['file:///C:/Users/User/Desktop/UniPD/Universit%E0/III%20anno/Laboratorio%20di%20Fisica/laboratorio/terza%20esperienza/github/datiANALISI.ods'#'1'.G11])*10^-12*['file:///C:/Users/User/Desktop/UniPD/Universit%E0/III%20anno/Laboratorio%20di%20Fisica/laboratorio/terza%20esperienza/github/datiANALISI.ods'#'1'.B10]*10^3/([.B3]*10^-12)" table:style-name="ce1">
            <text:p>665588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pz 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6995282006553178" table:formula="of:=0.07/100*[.B32]/SQRT(3)" table:style-name="ce1">
            <text:p>0,2699528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7387562577686009" table:formula="of:=SQRT([.F32]^2+[.E32]^2)" table:style-name="ce1">
            <text:p>0,273875626</text:p>
          </table:table-cell>
          <table:table-cell office:value-type="float" office:value="4.1001800373803833E-2" table:formula="of:=[.G32]/[.B32]*100" table:style-name="ce1">
            <text:p>0,041001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mpo(us)</text:p>
          </table:table-cell>
          <table:table-cell table:number-columns-repeated="6" table:style-name="ce1"/>
          <table:table-cell office:value-type="string" table:style-name="ce1">
            <text:p>V(m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iv(us)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div (mV)</text:p>
          </table:table-cell>
          <table:table-cell office:value-type="float" office:value="50" table:style-name="ce1">
            <text:p>50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8]^2+[.C38]^2)" table:style-name="ce1">
            <text:p>0,40824829</text:p>
          </table:table-cell>
          <table:table-cell office:value-type="float" office:value="12.75775907699572" table:formula="of:=[.E38]/[.B38]*100" table:style-name="ce1">
            <text:p>12,75775908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float" office:value="2.4595121467478056" table:formula="of:=0.03*[.I38]/SQRT(3)" table:style-name="ce1">
            <text:p>2,45951214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1962269422972249" table:formula="of:=SQRT([.K38]^2+[.J38]^2)" table:style-name="ce1">
            <text:p>3,196226942</text:p>
          </table:table-cell>
          <table:table-cell office:value-type="float" office:value="2.2508640438712852" table:formula="of:=[.L38]/[.I38]*100" table:style-name="ce1">
            <text:p>2,25086404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.8" table:style-name="ce1">
            <text:p>6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9]^2+[.C39]^2)" table:style-name="ce1">
            <text:p>0,40824829</text:p>
          </table:table-cell>
          <table:table-cell office:value-type="float" office:value="6.0036513303509276" table:formula="of:=[.E39]/[.B39]*100" table:style-name="ce1">
            <text:p>6,00365133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office:value-type="float" office:value="4.4340500673763259" table:formula="of:=0.03*[.I39]/SQRT(3)" table:style-name="ce1">
            <text:p>4,43405006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8813386142191231" table:formula="of:=SQRT([.K39]^2+[.J39]^2)" table:style-name="ce1">
            <text:p>4,881338614</text:p>
          </table:table-cell>
          <table:table-cell office:value-type="float" office:value="1.9067728961793449" table:formula="of:=[.L39]/[.I39]*100" table:style-name="ce1">
            <text:p>1,906772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1.6" table:style-name="ce1">
            <text:p>11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0]^2+[.C40]^2)" table:style-name="ce1">
            <text:p>0,40824829</text:p>
          </table:table-cell>
          <table:table-cell office:value-type="float" office:value="3.5193818143436473" table:formula="of:=[.E40]/[.B40]*100" table:style-name="ce1">
            <text:p>3,519381814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float" office:value="5.6811266488259173" table:formula="of:=0.03*[.I40]/SQRT(3)" table:style-name="ce1">
            <text:p>5,681126649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0367099206990771" table:formula="of:=SQRT([.K40]^2+[.J40]^2)" table:style-name="ce1">
            <text:p>6,036709921</text:p>
          </table:table-cell>
          <table:table-cell office:value-type="float" office:value="1.8404603416765479" table:formula="of:=[.L40]/[.I40]*100" table:style-name="ce1">
            <text:p>1,84046034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5.6" table:style-name="ce1">
            <text:p>15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1]^2+[.C41]^2)" table:style-name="ce1">
            <text:p>0,40824829</text:p>
          </table:table-cell>
          <table:table-cell office:value-type="float" office:value="2.6169762209221994" table:formula="of:=[.E41]/[.B41]*100" table:style-name="ce1">
            <text:p>2,616976221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office:value-type="float" office:value="5.992895794188315" table:formula="of:=0.03*[.I41]/SQRT(3)" table:style-name="ce1">
            <text:p>5,9928957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3309925498824162" table:formula="of:=SQRT([.K41]^2+[.J41]^2)" table:style-name="ce1">
            <text:p>6,33099255</text:p>
          </table:table-cell>
          <table:table-cell office:value-type="float" office:value="1.8297666329139932" table:formula="of:=[.L41]/[.I41]*100" table:style-name="ce1">
            <text:p>1,82976663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9.2" table:style-name="ce1">
            <text:p>19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2]^2+[.C42]^2)" table:style-name="ce1">
            <text:p>0,40824829</text:p>
          </table:table-cell>
          <table:table-cell office:value-type="float" office:value="2.126293179499287" table:formula="of:=[.E42]/[.B42]*100" table:style-name="ce1">
            <text:p>2,126293179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office:value-type="float" office:value="5.8889727457341827" table:formula="of:=0.03*[.I42]/SQRT(3)" table:style-name="ce1">
            <text:p>5,88897274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2327094161902545" table:formula="of:=SQRT([.K42]^2+[.J42]^2)" table:style-name="ce1">
            <text:p>6,232709416</text:p>
          </table:table-cell>
          <table:table-cell office:value-type="float" office:value="1.8331498282912515" table:formula="of:=[.L42]/[.I42]*100" table:style-name="ce1">
            <text:p>1,83314982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7.2" table:style-name="ce1">
            <text:p>2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3]^2+[.C43]^2)" table:style-name="ce1">
            <text:p>0,40824829</text:p>
          </table:table-cell>
          <table:table-cell office:value-type="float" office:value="1.5009128325877319" table:formula="of:=[.E43]/[.B43]*100" table:style-name="ce1">
            <text:p>1,500912833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float" office:value="5.1615114065552543" table:formula="of:=0.03*[.I43]/SQRT(3)" table:style-name="ce1">
            <text:p>5,16151140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5.5504834624261941" table:formula="of:=SQRT([.K43]^2+[.J43]^2)" table:style-name="ce1">
            <text:p>5,550483462</text:p>
          </table:table-cell>
          <table:table-cell office:value-type="float" office:value="1.8625783430960381" table:formula="of:=[.L43]/[.I43]*100" table:style-name="ce1">
            <text:p>1,86257834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2.799999999999997" table:style-name="ce1">
            <text:p>32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4]^2+[.C44]^2)" table:style-name="ce1">
            <text:p>0,40824829</text:p>
          </table:table-cell>
          <table:table-cell office:value-type="float" office:value="1.2446594221459242" table:formula="of:=[.E44]/[.B44]*100" table:style-name="ce1">
            <text:p>1,244659422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float" office:value="4.2954860027708159" table:formula="of:=0.03*[.I44]/SQRT(3)" table:style-name="ce1">
            <text:p>4,29548600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7558244991448824" table:formula="of:=SQRT([.K44]^2+[.J44]^2)" table:style-name="ce1">
            <text:p>4,755824499</text:p>
          </table:table-cell>
          <table:table-cell office:value-type="float" office:value="1.9176711690100334" table:formula="of:=[.L44]/[.I44]*100" table:style-name="ce1">
            <text:p>1,91767116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1.2" table:style-name="ce1">
            <text:p>41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5]^2+[.C45]^2)" table:style-name="ce1">
            <text:p>0,40824829</text:p>
          </table:table-cell>
          <table:table-cell office:value-type="float" office:value="0.99089390889287154" table:formula="of:=[.E45]/[.B45]*100" table:style-name="ce1">
            <text:p>0,990893909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office:value-type="float" office:value="3.186973485926734" table:formula="of:=0.03*[.I45]/SQRT(3)" table:style-name="ce1">
            <text:p>3,18697348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7846356055328054" table:formula="of:=SQRT([.K45]^2+[.J45]^2)" table:style-name="ce1">
            <text:p>3,784635606</text:p>
          </table:table-cell>
          <table:table-cell office:value-type="float" office:value="2.0568671769200031" table:formula="of:=[.L45]/[.I45]*100" table:style-name="ce1">
            <text:p>2,056867177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6]^2+[.C46]^2)" table:style-name="ce1">
            <text:p>0,40824829</text:p>
          </table:table-cell>
          <table:table-cell office:value-type="float" office:value="0.88749628361709365" table:formula="of:=[.E46]/[.B46]*100" table:style-name="ce1">
            <text:p>0,887496284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office:value-type="float" office:value="2.6327172275046933" table:formula="of:=0.03*[.I46]/SQRT(3)" table:style-name="ce1">
            <text:p>2,632717228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3313460742868886" table:formula="of:=SQRT([.K46]^2+[.J46]^2)" table:style-name="ce1">
            <text:p>3,331346074</text:p>
          </table:table-cell>
          <table:table-cell office:value-type="float" office:value="2.1916750488729533" table:formula="of:=[.L46]/[.I46]*100" table:style-name="ce1">
            <text:p>2,19167504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4.4" table:style-name="ce1">
            <text:p>5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7]^2+[.C47]^2)" table:style-name="ce1">
            <text:p>0,40824829</text:p>
          </table:table-cell>
          <table:table-cell office:value-type="float" office:value="0.75045641629386595" table:formula="of:=[.E47]/[.B47]*100" table:style-name="ce1">
            <text:p>0,750456416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1.8359738560230099" table:formula="of:=0.03*[.I47]/SQRT(3)" table:style-name="ce1">
            <text:p>1,83597385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7454447120032608" table:formula="of:=SQRT([.K47]^2+[.J47]^2)" table:style-name="ce1">
            <text:p>2,745444712</text:p>
          </table:table-cell>
          <table:table-cell office:value-type="float" office:value="2.5900421811351517" table:formula="of:=[.L47]/[.I47]*100" table:style-name="ce1">
            <text:p>2,59004218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4.400000000000006" table:style-name="ce1">
            <text:p>6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8]^2+[.C48]^2)" table:style-name="ce1">
            <text:p>0,40824829</text:p>
          </table:table-cell>
          <table:table-cell office:value-type="float" office:value="0.63392591686935251" table:formula="of:=[.E48]/[.B48]*100" table:style-name="ce1">
            <text:p>0,633925917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1.143153532995459" table:formula="of:=0.03*[.I48]/SQRT(3)" table:style-name="ce1">
            <text:p>1,14315353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3395441151358241" table:formula="of:=SQRT([.K48]^2+[.J48]^2)" table:style-name="ce1">
            <text:p>2,339544115</text:p>
          </table:table-cell>
          <table:table-cell office:value-type="float" office:value="3.5447638108118547" table:formula="of:=[.L48]/[.I48]*100" table:style-name="ce1">
            <text:p>3,54476381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7.2" table:style-name="ce1">
            <text:p>7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9]^2+[.C49]^2)" table:style-name="ce1">
            <text:p>0,40824829</text:p>
          </table:table-cell>
          <table:table-cell office:value-type="float" office:value="0.52881902909826828" table:formula="of:=[.E49]/[.B49]*100" table:style-name="ce1">
            <text:p>0,52881902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0.62353829072479594" table:formula="of:=0.03*[.I49]/SQRT(3)" table:style-name="ce1">
            <text:p>0,623538291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1343539225411203" table:formula="of:=SQRT([.K49]^2+[.J49]^2)" table:style-name="ce1">
            <text:p>2,134353923</text:p>
          </table:table-cell>
          <table:table-cell office:value-type="float" office:value="5.9287608959475566" table:formula="of:=[.L49]/[.I49]*100" table:style-name="ce1">
            <text:p>5,928760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85.2" table:style-name="ce1">
            <text:p>85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50]^2+[.C50]^2)" table:style-name="ce1">
            <text:p>0,40824829</text:p>
          </table:table-cell>
          <table:table-cell office:value-type="float" office:value="0.47916466016885334" table:formula="of:=[.E50]/[.B50]*100" table:style-name="ce1">
            <text:p>0,4791646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0.41569219381653055" table:formula="of:=0.03*[.I50]/SQRT(3)" table:style-name="ce1">
            <text:p>0,4156921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08313865757099" table:formula="of:=SQRT([.K50]^2+[.J50]^2)" table:style-name="ce1">
            <text:p>2,083138658</text:p>
          </table:table-cell>
          <table:table-cell office:value-type="float" office:value="8.679744406545792" table:formula="of:=[.L50]/[.I50]*100" table:style-name="ce1">
            <text:p>8,67974440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5425625842204077E-2" table:formula="of:=ABS([.B53])*0.03/SQRT(3)" table:style-name="ce1">
            <text:p>0,055425626</text:p>
          </table:table-cell>
          <table:table-cell office:value-type="float" office:value="0.81649658092772615" table:formula="of:=1/10*20*2/SQRT(24)" table:style-name="ce1">
            <text:p>0,816496581</text:p>
          </table:table-cell>
          <table:table-cell office:value-type="float" office:value="0.81837562687721022" table:formula="of:=SQRT([.E53]^2+[.F53]^2)" table:style-name="ce1">
            <text:p>0,818375627</text:p>
          </table:table-cell>
          <table:table-cell office:value-type="float" office:value="25.574238339912821" table:formula="of:=[.G53]/ABS([.B53])*100" table:style-name="ce1">
            <text:p>25,57423834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rata impulso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©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(presi dall'altro foglio)</text:p>
          </table:table-cell>
          <table:table-cell table:style-name="ce1"/>
          <table:table-cell office:value-type="string" table:style-name="ce1">
            <text:p>err rel (%)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ABS([.B57])/SQRT(3)" table:style-name="ce1">
            <text:p>1,039230485</text:p>
          </table:table-cell>
          <table:table-cell office:value-type="float" office:value="0.81649658092772615" table:formula="of:=1/10*[.C57]*2/SQRT(24)" table:style-name="ce1">
            <text:p>0,816496581</text:p>
          </table:table-cell>
          <table:table-cell office:value-type="float" office:value="1.321615173439934" table:formula="of:=SQRT([.E57]^2+[.D57]^2)" table:style-name="ce1">
            <text:p>1,321615173</text:p>
          </table:table-cell>
          <table:table-cell office:value-type="float" office:value="2.202691955733223" table:formula="of:=[.F57]/ABS([.B57])*100" table:style-name="ce1">
            <text:p>2,202691956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I57]*10^12" table:style-name="ce1">
            <text:p>76,56795406</text:p>
          </table:table-cell>
          <table:table-cell office:value-type="float" office:value="1.4613677659589788" table:style-name="ce1">
            <text:p>1,461367766</text:p>
          </table:table-cell>
          <table:table-cell table:style-name="ce1"/>
          <table:table-cell office:value-type="float" office:value="1.9085892837473064" table:formula="of:=[.K57]/[.J57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float" office:value="20" table:style-name="ce1">
            <text:p>20</text:p>
          </table:table-cell>
          <table:table-cell office:value-type="float" office:value="2.0611404610069641" table:formula="of:=0.03*ABS([.B58])/SQRT(3)" table:style-name="ce1">
            <text:p>2,061140461</text:p>
          </table:table-cell>
          <table:table-cell office:value-type="float" office:value="0.81649658092772615" table:formula="of:=1/10*[.C58]*2/SQRT(24)" table:style-name="ce1">
            <text:p>0,816496581</text:p>
          </table:table-cell>
          <table:table-cell office:value-type="float" office:value="2.2169724099922101" table:formula="of:=SQRT([.E58]^2+[.D58]^2)" table:style-name="ce1">
            <text:p>2,21697241</text:p>
          </table:table-cell>
          <table:table-cell office:value-type="float" office:value="1.863002025203538" table:formula="of:=[.F58]/ABS([.B58])*100" table:style-name="ce1">
            <text:p>1,863002025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I58]*10^12" table:style-name="ce1">
            <text:p>153,1359081</text:p>
          </table:table-cell>
          <table:table-cell office:value-type="float" office:value="2.9227355319179535" table:style-name="ce1">
            <text:p>2,922735532</text:p>
          </table:table-cell>
          <table:table-cell table:style-name="ce1"/>
          <table:table-cell office:value-type="float" office:value="1.9085892837473064" table:formula="of:=[.K58]/[.J58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float" office:value="50" table:style-name="ce1">
            <text:p>50</text:p>
          </table:table-cell>
          <table:table-cell office:value-type="float" office:value="3.0137684051698463" table:formula="of:=0.03*ABS([.B59])/SQRT(3)" table:style-name="ce1">
            <text:p>3,013768405</text:p>
          </table:table-cell>
          <table:table-cell office:value-type="float" office:value="2.0412414523193152" table:formula="of:=1/10*[.C59]*2/SQRT(24)" table:style-name="ce1">
            <text:p>2,041241452</text:p>
          </table:table-cell>
          <table:table-cell office:value-type="float" office:value="3.6399816849356079" table:formula="of:=SQRT([.E59]^2+[.D59]^2)" table:style-name="ce1">
            <text:p>3,639981685</text:p>
          </table:table-cell>
          <table:table-cell office:value-type="float" office:value="2.0919434970894302" table:formula="of:=[.F59]/ABS([.B59])*100" table:style-name="ce1">
            <text:p>2,09194349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I59]*10^12" table:style-name="ce1">
            <text:p>229,7038622</text:p>
          </table:table-cell>
          <table:table-cell office:value-type="float" office:value="4.3841032978769396" table:style-name="ce1">
            <text:p>4,384103298</text:p>
          </table:table-cell>
          <table:table-cell table:style-name="ce1"/>
          <table:table-cell office:value-type="float" office:value="1.908589283747306" table:formula="of:=[.K59]/[.J59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float" office:value="50" table:style-name="ce1">
            <text:p>50</text:p>
          </table:table-cell>
          <table:table-cell office:value-type="float" office:value="4.0529988897111728" table:formula="of:=0.03*ABS([.B60])/SQRT(3)" table:style-name="ce1">
            <text:p>4,05299889</text:p>
          </table:table-cell>
          <table:table-cell office:value-type="float" office:value="2.0412414523193152" table:formula="of:=1/10*[.C60]*2/SQRT(24)" table:style-name="ce1">
            <text:p>2,041241452</text:p>
          </table:table-cell>
          <table:table-cell office:value-type="float" office:value="4.5380024974284296" table:formula="of:=SQRT([.E60]^2+[.D60]^2)" table:style-name="ce1">
            <text:p>4,538002497</text:p>
          </table:table-cell>
          <table:table-cell office:value-type="float" office:value="1.939317306593346" table:formula="of:=[.F60]/ABS([.B60])*100" table:style-name="ce1">
            <text:p>1,939317307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I60]*10^12" table:style-name="ce1">
            <text:p>306,2718162</text:p>
          </table:table-cell>
          <table:table-cell office:value-type="float" office:value="5.8454710638359071" table:style-name="ce1">
            <text:p>5,845471064</text:p>
          </table:table-cell>
          <table:table-cell table:style-name="ce1"/>
          <table:table-cell office:value-type="float" office:value="1.9085892837473064" table:formula="of:=[.K60]/[.J60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float" office:value="50" table:style-name="ce1">
            <text:p>50</text:p>
          </table:table-cell>
          <table:table-cell office:value-type="float" office:value="5.0575883581011221" table:formula="of:=0.03*ABS([.B61])/SQRT(3)" table:style-name="ce1">
            <text:p>5,057588358</text:p>
          </table:table-cell>
          <table:table-cell office:value-type="float" office:value="2.0412414523193152" table:formula="of:=1/10*[.C61]*2/SQRT(24)" table:style-name="ce1">
            <text:p>2,041241452</text:p>
          </table:table-cell>
          <table:table-cell office:value-type="float" office:value="5.4539771421107615" table:formula="of:=SQRT([.E61]^2+[.D61]^2)" table:style-name="ce1">
            <text:p>5,453977142</text:p>
          </table:table-cell>
          <table:table-cell office:value-type="float" office:value="1.8678003911338226" table:formula="of:=[.F61]/ABS([.B61])*100" table:style-name="ce1">
            <text:p>1,867800391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I61]*10^12" table:style-name="ce1">
            <text:p>382,8397703</text:p>
          </table:table-cell>
          <table:table-cell office:value-type="float" office:value="7.3068388297948932" table:style-name="ce1">
            <text:p>7,30683883</text:p>
          </table:table-cell>
          <table:table-cell table:style-name="ce1"/>
          <table:table-cell office:value-type="float" office:value="1.9085892837473064" table:formula="of:=[.K61]/[.J61]*100" table:style-name="ce1">
            <text:p>1,908589284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Vin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text:s/></text:p>
          </table:table-cell>
          <table:table-cell office:value-type="string" table:style-name="ce1">
            <text:p>err tot<text:s/>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6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6]/SQRT(3)" table:style-name="ce1">
            <text:p>17,49371316</text:p>
          </table:table-cell>
          <table:table-cell office:value-type="float" office:value="8.1649658092772608" table:formula="of:=1/10*[.E66]*2/SQRT(24)" table:style-name="ce1">
            <text:p>8,164965809</text:p>
          </table:table-cell>
          <table:table-cell office:value-type="float" office:value="19.305353316286826" table:formula="of:=SQRT([.G66]^2+[.F66]^2)" table:style-name="ce1">
            <text:p>19,30535332</text:p>
          </table:table-cell>
          <table:table-cell office:value-type="float" office:value="1.911421120424438" table:formula="of:=[.H66]/[.D66]*100" table:style-name="ce1">
            <text:p>1,91142112</text:p>
          </table:table-cell>
          <table:table-cell table:style-name="ce1"/>
          <table:table-cell office:value-type="float" office:value="10.4" table:style-name="ce1">
            <text:p>10,4</text:p>
          </table:table-cell>
          <table:table-cell office:value-type="float" office:value="20" table:style-name="ce1">
            <text:p>20</text:p>
          </table:table-cell>
          <table:table-cell office:value-type="float" office:value="0.18013328398716325" table:formula="of:=0.03*[.K66]/SQRT(3)" table:style-name="ce1">
            <text:p>0,180133284</text:p>
          </table:table-cell>
          <table:table-cell office:value-type="float" office:value="0.81649658092772615" table:formula="of:=1/10*[.L66]*2/SQRT(24)" table:style-name="ce1">
            <text:p>0,816496581</text:p>
          </table:table-cell>
          <table:table-cell office:value-type="float" office:value="0.8361307712712569" table:formula="of:=SQRT([.N66]^2+[.M66]^2)" table:style-name="ce1">
            <text:p>0,836130771</text:p>
          </table:table-cell>
          <table:table-cell office:value-type="float" office:value="8.0397189545313168" table:formula="of:=[.O66]/[.K66]*100" table:style-name="ce1">
            <text:p>8,039718955</text:p>
          </table:table-cell>
          <table:table-cell table:style-name="ce1"/>
          <table:table-cell office:value-type="float" office:value="1.0297029702970298E-2" table:formula="of:=[.K66]/[.D66]" table:style-name="ce1">
            <text:p>0,01029703</text:p>
          </table:table-cell>
          <table:table-cell office:value-type="float" office:value="8.5092731826179487E-4" table:formula="of:=[.R66]*SQRT(([.I66]/100)^2+([.P66]/100)^2)" table:style-name="ce1">
            <text:p>0,000850927</text:p>
          </table:table-cell>
          <table:table-cell office:value-type="float" office:value="8.2638133792731985" table:formula="of:=[.S66]/[.R66]*100" table:style-name="ce1">
            <text:p>8,263813379</text:p>
          </table:table-cell>
          <table:table-cell table:number-columns-repeated="16364"/>
        </table:table-row>
        <table:table-row table:style-name="ro1">
          <table:table-cell office:value-type="float" office:value="250" table:formula="of:=[.A6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7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7]/SQRT(3)" table:style-name="ce1">
            <text:p>17,49371316</text:p>
          </table:table-cell>
          <table:table-cell office:value-type="float" office:value="8.1649658092772608" table:formula="of:=1/10*[.E67]*2/SQRT(24)" table:style-name="ce1">
            <text:p>8,164965809</text:p>
          </table:table-cell>
          <table:table-cell office:value-type="float" office:value="19.305353316286826" table:formula="of:=SQRT([.G67]^2+[.F67]^2)" table:style-name="ce1">
            <text:p>19,30535332</text:p>
          </table:table-cell>
          <table:table-cell office:value-type="float" office:value="1.911421120424438" table:formula="of:=[.H67]/[.D67]*100" table:style-name="ce1">
            <text:p>1,9114211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0.41569219381653055" table:formula="of:=0.03*[.K67]/SQRT(3)" table:style-name="ce1">
            <text:p>0,415692194</text:p>
          </table:table-cell>
          <table:table-cell office:value-type="float" office:value="0.81649658092772615" table:formula="of:=1/10*[.L67]*2/SQRT(24)" table:style-name="ce1">
            <text:p>0,816496581</text:p>
          </table:table-cell>
          <table:table-cell office:value-type="float" office:value="0.91622413560583893" table:formula="of:=SQRT([.N67]^2+[.M67]^2)" table:style-name="ce1">
            <text:p>0,916224136</text:p>
          </table:table-cell>
          <table:table-cell office:value-type="float" office:value="3.8176005650243288" table:formula="of:=[.O67]/[.K67]*100" table:style-name="ce1">
            <text:p>3,817600565</text:p>
          </table:table-cell>
          <table:table-cell table:style-name="ce1"/>
          <table:table-cell office:value-type="float" office:value="2.3762376237623763E-2" table:formula="of:=[.K67]/[.D67]" table:style-name="ce1">
            <text:p>0,023762376</text:p>
          </table:table-cell>
          <table:table-cell office:value-type="float" office:value="1.0145061160524297E-3" table:formula="of:=[.R67]*SQRT(([.I67]/100)^2+([.P67]/100)^2)" table:style-name="ce1">
            <text:p>0,001014506</text:p>
          </table:table-cell>
          <table:table-cell office:value-type="float" office:value="4.2693799050539747" table:formula="of:=[.S67]/[.R67]*100" table:style-name="ce1">
            <text:p>4,269379905</text:p>
          </table:table-cell>
          <table:table-cell table:number-columns-repeated="16364"/>
        </table:table-row>
        <table:table-row table:style-name="ro1">
          <table:table-cell office:value-type="float" office:value="625" table:formula="of:=[.A6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8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8]/SQRT(3)" table:style-name="ce1">
            <text:p>17,49371316</text:p>
          </table:table-cell>
          <table:table-cell office:value-type="float" office:value="8.1649658092772608" table:formula="of:=1/10*[.E68]*2/SQRT(24)" table:style-name="ce1">
            <text:p>8,164965809</text:p>
          </table:table-cell>
          <table:table-cell office:value-type="float" office:value="19.305353316286826" table:formula="of:=SQRT([.G68]^2+[.F68]^2)" table:style-name="ce1">
            <text:p>19,30535332</text:p>
          </table:table-cell>
          <table:table-cell office:value-type="float" office:value="1.911421120424438" table:formula="of:=[.H68]/[.D68]*100" table:style-name="ce1">
            <text:p>1,9114211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[.K68]/SQRT(3)" table:style-name="ce1">
            <text:p>1,039230485</text:p>
          </table:table-cell>
          <table:table-cell office:value-type="float" office:value="0.81649658092772615" table:formula="of:=1/10*[.L68]*2/SQRT(24)" table:style-name="ce1">
            <text:p>0,816496581</text:p>
          </table:table-cell>
          <table:table-cell office:value-type="float" office:value="1.321615173439934" table:formula="of:=SQRT([.N68]^2+[.M68]^2)" table:style-name="ce1">
            <text:p>1,321615173</text:p>
          </table:table-cell>
          <table:table-cell office:value-type="float" office:value="2.202691955733223" table:formula="of:=[.O68]/[.K68]*100" table:style-name="ce1">
            <text:p>2,202691956</text:p>
          </table:table-cell>
          <table:table-cell table:style-name="ce1"/>
          <table:table-cell office:value-type="float" office:value="5.9405940594059403E-2" table:formula="of:=[.K68]/[.D68]" table:style-name="ce1">
            <text:p>0,059405941</text:p>
          </table:table-cell>
          <table:table-cell office:value-type="float" office:value="1.7325141987872533E-3" table:formula="of:=[.R68]*SQRT(([.I68]/100)^2+([.P68]/100)^2)" table:style-name="ce1">
            <text:p>0,001732514</text:p>
          </table:table-cell>
          <table:table-cell office:value-type="float" office:value="2.9163989012918763" table:formula="of:=[.S68]/[.R68]*100" table:style-name="ce1">
            <text:p>2,916398901</text:p>
          </table:table-cell>
          <table:table-cell table:number-columns-repeated="16364"/>
        </table:table-row>
        <table:table-row table:style-name="ro1">
          <table:table-cell office:value-type="float" office:value="1562.5" table:formula="of:=[.A6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69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69]/SQRT(3)" table:style-name="ce1">
            <text:p>17,18194401</text:p>
          </table:table-cell>
          <table:table-cell office:value-type="float" office:value="8.1649658092772608" table:formula="of:=1/10*[.E69]*2/SQRT(24)" table:style-name="ce1">
            <text:p>8,164965809</text:p>
          </table:table-cell>
          <table:table-cell office:value-type="float" office:value="19.023297996579529" table:formula="of:=SQRT([.G69]^2+[.F69]^2)" table:style-name="ce1">
            <text:p>19,023298</text:p>
          </table:table-cell>
          <table:table-cell office:value-type="float" office:value="1.9176711690100334" table:formula="of:=[.H69]/[.D69]*100" table:style-name="ce1">
            <text:p>1,91767116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20" table:style-name="ce1">
            <text:p>20</text:p>
          </table:table-cell>
          <table:table-cell office:value-type="float" office:value="2.4941531628991838" table:formula="of:=0.03*[.K69]/SQRT(3)" table:style-name="ce1">
            <text:p>2,494153163</text:p>
          </table:table-cell>
          <table:table-cell office:value-type="float" office:value="0.81649658092772615" table:formula="of:=1/10*[.L69]*2/SQRT(24)" table:style-name="ce1">
            <text:p>0,816496581</text:p>
          </table:table-cell>
          <table:table-cell office:value-type="float" office:value="2.6243983437478904" table:formula="of:=SQRT([.N69]^2+[.M69]^2)" table:style-name="ce1">
            <text:p>2,624398344</text:p>
          </table:table-cell>
          <table:table-cell office:value-type="float" office:value="1.8224988498249237" table:formula="of:=[.O69]/[.K69]*100" table:style-name="ce1">
            <text:p>1,82249885</text:p>
          </table:table-cell>
          <table:table-cell table:style-name="ce1"/>
          <table:table-cell office:value-type="float" office:value="0.14516129032258066" table:formula="of:=[.K69]/[.D69]" table:style-name="ce1">
            <text:p>0,14516129</text:p>
          </table:table-cell>
          <table:table-cell office:value-type="float" office:value="3.8403227377196585E-3" table:formula="of:=[.R69]*SQRT(([.I69]/100)^2+([.P69]/100)^2)" table:style-name="ce1">
            <text:p>0,003840323</text:p>
          </table:table-cell>
          <table:table-cell office:value-type="float" office:value="2.6455556637624311" table:formula="of:=[.S69]/[.R69]*100" table:style-name="ce1">
            <text:p>2,645555664</text:p>
          </table:table-cell>
          <table:table-cell table:number-columns-repeated="16364"/>
        </table:table-row>
        <table:table-row table:style-name="ro1">
          <table:table-cell office:value-type="float" office:value="3906.25" table:formula="of:=[.A6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0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0]/SQRT(3)" table:style-name="ce1">
            <text:p>17,18194401</text:p>
          </table:table-cell>
          <table:table-cell office:value-type="float" office:value="8.1649658092772608" table:formula="of:=1/10*[.E70]*2/SQRT(24)" table:style-name="ce1">
            <text:p>8,164965809</text:p>
          </table:table-cell>
          <table:table-cell office:value-type="float" office:value="19.023297996579529" table:formula="of:=SQRT([.G70]^2+[.F70]^2)" table:style-name="ce1">
            <text:p>19,023298</text:p>
          </table:table-cell>
          <table:table-cell office:value-type="float" office:value="1.9176711690100334" table:formula="of:=[.H70]/[.D70]*100" table:style-name="ce1">
            <text:p>1,917671169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0" table:style-name="ce1">
            <text:p>50</text:p>
          </table:table-cell>
          <table:table-cell office:value-type="float" office:value="5.5772036003717851" table:formula="of:=0.03*[.K70]/SQRT(3)" table:style-name="ce1">
            <text:p>5,5772036</text:p>
          </table:table-cell>
          <table:table-cell office:value-type="float" office:value="2.0412414523193152" table:formula="of:=1/10*[.L70]*2/SQRT(24)" table:style-name="ce1">
            <text:p>2,041241452</text:p>
          </table:table-cell>
          <table:table-cell office:value-type="float" office:value="5.9390122635558402" table:formula="of:=SQRT([.N70]^2+[.M70]^2)" table:style-name="ce1">
            <text:p>5,939012264</text:p>
          </table:table-cell>
          <table:table-cell office:value-type="float" office:value="1.8444137464459129" table:formula="of:=[.O70]/[.K70]*100" table:style-name="ce1">
            <text:p>1,844413746</text:p>
          </table:table-cell>
          <table:table-cell table:style-name="ce1"/>
          <table:table-cell office:value-type="float" office:value="0.32459677419354838" table:formula="of:=[.K70]/[.D70]" table:style-name="ce1">
            <text:p>0,324596774</text:p>
          </table:table-cell>
          <table:table-cell office:value-type="float" office:value="8.6365465481869127E-3" table:formula="of:=[.R70]*SQRT(([.I70]/100)^2+([.P70]/100)^2)" table:style-name="ce1">
            <text:p>0,008636547</text:p>
          </table:table-cell>
          <table:table-cell office:value-type="float" office:value="2.6607000545967137" table:formula="of:=[.S70]/[.R70]*100" table:style-name="ce1">
            <text:p>2,660700055</text:p>
          </table:table-cell>
          <table:table-cell table:number-columns-repeated="16364"/>
        </table:table-row>
        <table:table-row table:style-name="ro1">
          <table:table-cell office:value-type="float" office:value="9765.625" table:formula="of:=[.A7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1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1]/SQRT(3)" table:style-name="ce1">
            <text:p>17,18194401</text:p>
          </table:table-cell>
          <table:table-cell office:value-type="float" office:value="8.1649658092772608" table:formula="of:=1/10*[.E71]*2/SQRT(24)" table:style-name="ce1">
            <text:p>8,164965809</text:p>
          </table:table-cell>
          <table:table-cell office:value-type="float" office:value="19.023297996579529" table:formula="of:=SQRT([.G71]^2+[.F71]^2)" table:style-name="ce1">
            <text:p>19,023298</text:p>
          </table:table-cell>
          <table:table-cell office:value-type="float" office:value="1.9176711690100334" table:formula="of:=[.H71]/[.D71]*100" table:style-name="ce1">
            <text:p>1,917671169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100" table:style-name="ce1">
            <text:p>100</text:p>
          </table:table-cell>
          <table:table-cell office:value-type="float" office:value="8.2445618440278565" table:formula="of:=0.03*[.K71]/SQRT(3)" table:style-name="ce1">
            <text:p>8,244561844</text:p>
          </table:table-cell>
          <table:table-cell office:value-type="float" office:value="4.0824829046386304" table:formula="of:=1/10*[.L71]*2/SQRT(24)" table:style-name="ce1">
            <text:p>4,082482905</text:p>
          </table:table-cell>
          <table:table-cell office:value-type="float" office:value="9.1999710144470939" table:formula="of:=SQRT([.N71]^2+[.M71]^2)" table:style-name="ce1">
            <text:p>9,199971014</text:p>
          </table:table-cell>
          <table:table-cell office:value-type="float" office:value="1.9327670198418265" table:formula="of:=[.O71]/[.K71]*100" table:style-name="ce1">
            <text:p>1,93276702</text:p>
          </table:table-cell>
          <table:table-cell table:style-name="ce1"/>
          <table:table-cell office:value-type="float" office:value="0.47983870967741937" table:formula="of:=[.K71]/[.D71]" table:style-name="ce1">
            <text:p>0,47983871</text:p>
          </table:table-cell>
          <table:table-cell office:value-type="float" office:value="1.3064529578454337E-2" table:formula="of:=[.R71]*SQRT(([.I71]/100)^2+([.P71]/100)^2)" table:style-name="ce1">
            <text:p>0,01306453</text:p>
          </table:table-cell>
          <table:table-cell office:value-type="float" office:value="2.7226918785350214" table:formula="of:=[.S71]/[.R71]*100" table:style-name="ce1">
            <text:p>2,722691879</text:p>
          </table:table-cell>
          <table:table-cell table:number-columns-repeated="16364"/>
        </table:table-row>
        <table:table-row table:style-name="ro1">
          <table:table-cell office:value-type="float" office:value="24414.0625" table:formula="of:=[.A7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2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2]/SQRT(3)" table:style-name="ce1">
            <text:p>17,18194401</text:p>
          </table:table-cell>
          <table:table-cell office:value-type="float" office:value="8.1649658092772608" table:formula="of:=1/10*[.E72]*2/SQRT(24)" table:style-name="ce1">
            <text:p>8,164965809</text:p>
          </table:table-cell>
          <table:table-cell office:value-type="float" office:value="19.023297996579529" table:formula="of:=SQRT([.G72]^2+[.F72]^2)" table:style-name="ce1">
            <text:p>19,023298</text:p>
          </table:table-cell>
          <table:table-cell office:value-type="float" office:value="1.9176711690100334" table:formula="of:=[.H72]/[.D72]*100" table:style-name="ce1">
            <text:p>1,91767116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100" table:style-name="ce1">
            <text:p>100</text:p>
          </table:table-cell>
          <table:table-cell office:value-type="float" office:value="5.7504086811286728" table:formula="of:=0.03*[.K72]/SQRT(3)" table:style-name="ce1">
            <text:p>5,750408681</text:p>
          </table:table-cell>
          <table:table-cell office:value-type="float" office:value="4.0824829046386304" table:formula="of:=1/10*[.L72]*2/SQRT(24)" table:style-name="ce1">
            <text:p>4,082482905</text:p>
          </table:table-cell>
          <table:table-cell office:value-type="float" office:value="7.0522242354215221" table:formula="of:=SQRT([.N72]^2+[.M72]^2)" table:style-name="ce1">
            <text:p>7,052224235</text:p>
          </table:table-cell>
          <table:table-cell office:value-type="float" office:value="2.1241639263317835" table:formula="of:=[.O72]/[.K72]*100" table:style-name="ce1">
            <text:p>2,124163926</text:p>
          </table:table-cell>
          <table:table-cell table:style-name="ce1"/>
          <table:table-cell office:value-type="float" office:value="0.33467741935483869" table:formula="of:=[.K72]/[.D72]" table:style-name="ce1">
            <text:p>0,334677419</text:p>
          </table:table-cell>
          <table:table-cell office:value-type="float" office:value="9.5775854593383326E-3" table:formula="of:=[.R72]*SQRT(([.I72]/100)^2+([.P72]/100)^2)" table:style-name="ce1">
            <text:p>0,009577585</text:p>
          </table:table-cell>
          <table:table-cell office:value-type="float" office:value="2.8617363782119356" table:formula="of:=[.S72]/[.R72]*100" table:style-name="ce1">
            <text:p>2,861736378</text:p>
          </table:table-cell>
          <table:table-cell table:number-columns-repeated="16364"/>
        </table:table-row>
        <table:table-row table:style-name="ro1">
          <table:table-cell office:value-type="float" office:value="61035.15625" table:formula="of:=[.A7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3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3]/SQRT(3)" table:style-name="ce1">
            <text:p>17,04337995</text:p>
          </table:table-cell>
          <table:table-cell office:value-type="float" office:value="8.1649658092772608" table:formula="of:=1/10*[.E73]*2/SQRT(24)" table:style-name="ce1">
            <text:p>8,164965809</text:p>
          </table:table-cell>
          <table:table-cell office:value-type="float" office:value="18.898239776938663" table:formula="of:=SQRT([.G73]^2+[.F73]^2)" table:style-name="ce1">
            <text:p>18,89823978</text:p>
          </table:table-cell>
          <table:table-cell office:value-type="float" office:value="1.92055282285962" table:formula="of:=[.H73]/[.D73]*100" table:style-name="ce1">
            <text:p>1,92055282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office:value-type="float" office:value="2.6153967194290049" table:formula="of:=0.03*[.K73]/SQRT(3)" table:style-name="ce1">
            <text:p>2,615396719</text:p>
          </table:table-cell>
          <table:table-cell office:value-type="float" office:value="0.81649658092772615" table:formula="of:=1/10*[.L73]*2/SQRT(24)" table:style-name="ce1">
            <text:p>0,816496581</text:p>
          </table:table-cell>
          <table:table-cell office:value-type="float" office:value="2.739884425786363" table:formula="of:=SQRT([.N73]^2+[.M73]^2)" table:style-name="ce1">
            <text:p>2,739884426</text:p>
          </table:table-cell>
          <table:table-cell office:value-type="float" office:value="1.8144929972095121" table:formula="of:=[.O73]/[.K73]*100" table:style-name="ce1">
            <text:p>1,814492997</text:p>
          </table:table-cell>
          <table:table-cell table:style-name="ce1"/>
          <table:table-cell office:value-type="float" office:value="0.15345528455284552" table:formula="of:=[.K73]/[.D73]" table:style-name="ce1">
            <text:p>0,153455285</text:p>
          </table:table-cell>
          <table:table-cell office:value-type="float" office:value="4.0545046757515715E-3" table:formula="of:=[.R73]*SQRT(([.I73]/100)^2+([.P73]/100)^2)" table:style-name="ce1">
            <text:p>0,004054505</text:p>
          </table:table-cell>
          <table:table-cell office:value-type="float" office:value="2.6421407953242033" table:formula="of:=[.S73]/[.R73]*100" table:style-name="ce1">
            <text:p>2,642140795</text:p>
          </table:table-cell>
          <table:table-cell table:number-columns-repeated="16364"/>
        </table:table-row>
        <table:table-row table:style-name="ro1">
          <table:table-cell office:value-type="float" office:value="152587.890625" table:formula="of:=[.A7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4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4]/SQRT(3)" table:style-name="ce1">
            <text:p>17,04337995</text:p>
          </table:table-cell>
          <table:table-cell office:value-type="float" office:value="8.1649658092772608" table:formula="of:=1/10*[.E74]*2/SQRT(24)" table:style-name="ce1">
            <text:p>8,164965809</text:p>
          </table:table-cell>
          <table:table-cell office:value-type="float" office:value="18.898239776938663" table:formula="of:=SQRT([.G74]^2+[.F74]^2)" table:style-name="ce1">
            <text:p>18,89823978</text:p>
          </table:table-cell>
          <table:table-cell office:value-type="float" office:value="1.92055282285962" table:formula="of:=[.H74]/[.D74]*100" table:style-name="ce1">
            <text:p>1,920552823</text:p>
          </table:table-cell>
          <table:table-cell table:style-name="ce1"/>
          <table:table-cell office:value-type="float" office:value="61.6" table:style-name="ce1">
            <text:p>61,6</text:p>
          </table:table-cell>
          <table:table-cell office:value-type="float" office:value="20" table:style-name="ce1">
            <text:p>20</text:p>
          </table:table-cell>
          <table:table-cell office:value-type="float" office:value="1.0669432974624284" table:formula="of:=0.03*[.K74]/SQRT(3)" table:style-name="ce1">
            <text:p>1,066943297</text:p>
          </table:table-cell>
          <table:table-cell office:value-type="float" office:value="0.81649658092772615" table:formula="of:=1/10*[.L74]*2/SQRT(24)" table:style-name="ce1">
            <text:p>0,816496581</text:p>
          </table:table-cell>
          <table:table-cell office:value-type="float" office:value="1.3435157857899054" table:formula="of:=SQRT([.N74]^2+[.M74]^2)" table:style-name="ce1">
            <text:p>1,343515786</text:p>
          </table:table-cell>
          <table:table-cell office:value-type="float" office:value="2.1810321197888074" table:formula="of:=[.O74]/[.K74]*100" table:style-name="ce1">
            <text:p>2,18103212</text:p>
          </table:table-cell>
          <table:table-cell table:style-name="ce1"/>
          <table:table-cell office:value-type="float" office:value="6.2601626016260167E-2" table:formula="of:=[.K74]/[.D74]" table:style-name="ce1">
            <text:p>0,062601626</text:p>
          </table:table-cell>
          <table:table-cell office:value-type="float" office:value="1.8192666122347843E-3" table:formula="of:=[.R74]*SQRT(([.I74]/100)^2+([.P74]/100)^2)" table:style-name="ce1">
            <text:p>0,001819267</text:p>
          </table:table-cell>
          <table:table-cell office:value-type="float" office:value="2.9061012117516682" table:formula="of:=[.S74]/[.R74]*100" table:style-name="ce1">
            <text:p>2,906101212</text:p>
          </table:table-cell>
          <table:table-cell table:number-columns-repeated="16364"/>
        </table:table-row>
        <table:table-row table:style-name="ro1">
          <table:table-cell office:value-type="float" office:value="381469.7265625" table:formula="of:=[.A7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5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5]/SQRT(3)" table:style-name="ce1">
            <text:p>17,04337995</text:p>
          </table:table-cell>
          <table:table-cell office:value-type="float" office:value="8.1649658092772608" table:formula="of:=1/10*[.E75]*2/SQRT(24)" table:style-name="ce1">
            <text:p>8,164965809</text:p>
          </table:table-cell>
          <table:table-cell office:value-type="float" office:value="18.898239776938663" table:formula="of:=SQRT([.G75]^2+[.F75]^2)" table:style-name="ce1">
            <text:p>18,89823978</text:p>
          </table:table-cell>
          <table:table-cell office:value-type="float" office:value="1.92055282285962" table:formula="of:=[.H75]/[.D75]*100" table:style-name="ce1">
            <text:p>1,920552823</text:p>
          </table:table-cell>
          <table:table-cell table:style-name="ce1"/>
          <table:table-cell office:value-type="float" office:value="24.8" table:style-name="ce1">
            <text:p>24,8</text:p>
          </table:table-cell>
          <table:table-cell office:value-type="float" office:value="20" table:style-name="ce1">
            <text:p>20</text:p>
          </table:table-cell>
          <table:table-cell office:value-type="float" office:value="0.42954860027708158" table:formula="of:=0.03*[.K75]/SQRT(3)" table:style-name="ce1">
            <text:p>0,4295486</text:p>
          </table:table-cell>
          <table:table-cell office:value-type="float" office:value="0.81649658092772615" table:formula="of:=1/10*[.L75]*2/SQRT(24)" table:style-name="ce1">
            <text:p>0,816496581</text:p>
          </table:table-cell>
          <table:table-cell office:value-type="float" office:value="0.92259344603496229" table:formula="of:=SQRT([.N75]^2+[.M75]^2)" table:style-name="ce1">
            <text:p>0,922593446</text:p>
          </table:table-cell>
          <table:table-cell office:value-type="float" office:value="3.7201348630442026" table:formula="of:=[.O75]/[.K75]*100" table:style-name="ce1">
            <text:p>3,720134863</text:p>
          </table:table-cell>
          <table:table-cell table:style-name="ce1"/>
          <table:table-cell office:value-type="float" office:value="2.5203252032520326E-2" table:formula="of:=[.K75]/[.D75]" table:style-name="ce1">
            <text:p>0,025203252</text:p>
          </table:table-cell>
          <table:table-cell office:value-type="float" office:value="1.055168589761111E-3" table:formula="of:=[.R75]*SQRT(([.I75]/100)^2+([.P75]/100)^2)" table:style-name="ce1">
            <text:p>0,001055169</text:p>
          </table:table-cell>
          <table:table-cell office:value-type="float" office:value="4.1866366626005371" table:formula="of:=[.S75]/[.R75]*100" table:style-name="ce1">
            <text:p>4,186636663</text:p>
          </table:table-cell>
          <table:table-cell table:number-columns-repeated="16364"/>
        </table:table-row>
        <table:table-row table:style-name="ro1">
          <table:table-cell office:value-type="float" office:value="953674.31640625" table:formula="of:=[.A7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6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6]/SQRT(3)" table:style-name="ce1">
            <text:p>17,18194401</text:p>
          </table:table-cell>
          <table:table-cell office:value-type="float" office:value="8.1649658092772608" table:formula="of:=1/10*[.E76]*2/SQRT(24)" table:style-name="ce1">
            <text:p>8,164965809</text:p>
          </table:table-cell>
          <table:table-cell office:value-type="float" office:value="19.023297996579529" table:formula="of:=SQRT([.G76]^2+[.F76]^2)" table:style-name="ce1">
            <text:p>19,023298</text:p>
          </table:table-cell>
          <table:table-cell office:value-type="float" office:value="1.9176711690100334" table:formula="of:=[.H76]/[.D76]*100" table:style-name="ce1">
            <text:p>1,917671169</text:p>
          </table:table-cell>
          <table:table-cell table:style-name="ce1"/>
          <table:table-cell office:value-type="float" office:value="11.2" table:style-name="ce1">
            <text:p>11,2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[.K76]/SQRT(3)" table:style-name="ce1">
            <text:p>0,19398969</text:p>
          </table:table-cell>
          <table:table-cell office:value-type="float" office:value="0.81649658092772615" table:formula="of:=1/10*[.L76]*2/SQRT(24)" table:style-name="ce1">
            <text:p>0,816496581</text:p>
          </table:table-cell>
          <table:table-cell office:value-type="float" office:value="0.83922503934681714" table:formula="of:=SQRT([.N76]^2+[.M76]^2)" table:style-name="ce1">
            <text:p>0,839225039</text:p>
          </table:table-cell>
          <table:table-cell office:value-type="float" office:value="7.493080708453725" table:formula="of:=[.O76]/[.K76]*100" table:style-name="ce1">
            <text:p>7,493080708</text:p>
          </table:table-cell>
          <table:table-cell table:style-name="ce1"/>
          <table:table-cell office:value-type="float" office:value="1.1290322580645161E-2" table:formula="of:=[.K76]/[.D76]" table:style-name="ce1">
            <text:p>0,011290323</text:p>
          </table:table-cell>
          <table:table-cell office:value-type="float" office:value="8.7325898437525353E-4" table:formula="of:=[.R76]*SQRT(([.I76]/100)^2+([.P76]/100)^2)" table:style-name="ce1">
            <text:p>0,000873259</text:p>
          </table:table-cell>
          <table:table-cell office:value-type="float" office:value="7.7345795758951033" table:formula="of:=[.S76]/[.R76]*100" table:style-name="ce1">
            <text:p>7,734579576</text:p>
          </table:table-cell>
          <table:table-cell table:number-columns-repeated="1636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dB</text:p>
          </table:table-cell>
          <table:table-cell office:value-type="string" table:style-name="ce1">
            <text:p>err rel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formula="of:=[.A66]" table:style-name="ce3">
            <text:p>100</text:p>
          </table:table-cell>
          <table:table-cell office:value-type="float" office:value="-39.74576068967724" table:formula="of:=20*LOG10([.R66])" table:style-name="ce1">
            <text:p>-39,74576069</text:p>
          </table:table-cell>
          <table:table-cell office:value-type="float" office:value="0.21853625361159418" table:formula="of:=20/ABS([.B81])*1/LN(10)" table:style-name="ce1">
            <text:p>0,218536254</text:p>
          </table:table-cell>
          <table:table-cell office:value-type="float" office:value="0.54983537821268158" table:formula="of:=[.C81]/ABS([.B81])*100" table:style-name="ce1">
            <text:p>0,549835378</text:p>
          </table:table-cell>
          <table:table-cell table:number-columns-repeated="2" table:style-name="ce1"/>
          <table:table-cell office:value-type="float" office:value="2" table:formula="of:=LOG10([.A81])" table:style-name="ce1">
            <text:p>2</text:p>
          </table:table-cell>
          <table:table-cell office:value-type="float" office:value="-39.74576068967724" table:formula="of:=[.B81]" table:style-name="ce1">
            <text:p>-39,74576069</text:p>
          </table:table-cell>
          <table:table-cell table:number-columns-repeated="16376"/>
        </table:table-row>
        <table:table-row table:style-name="ro1">
          <table:table-cell office:value-type="float" office:value="250" table:formula="of:=[.A67]" table:style-name="ce3">
            <text:p>250</text:p>
          </table:table-cell>
          <table:table-cell office:value-type="float" office:value="-32.482202641420727" table:formula="of:=20*LOG10([.R67])" table:style-name="ce1">
            <text:p>-32,48220264</text:p>
          </table:table-cell>
          <table:table-cell office:value-type="float" office:value="0.2674045764060638" table:formula="of:=20/ABS([.B82])*1/LN(10)" table:style-name="ce1">
            <text:p>0,267404576</text:p>
          </table:table-cell>
          <table:table-cell office:value-type="float" office:value="0.82323412410793306" table:formula="of:=[.C82]/ABS([.B82])*100" table:style-name="ce1">
            <text:p>0,823234124</text:p>
          </table:table-cell>
          <table:table-cell table:number-columns-repeated="2" table:style-name="ce1"/>
          <table:table-cell office:value-type="float" office:value="2.3979400086720375" table:formula="of:=LOG10([.A82])" table:style-name="ce1">
            <text:p>2,397940009</text:p>
          </table:table-cell>
          <table:table-cell office:value-type="float" office:value="-32.482202641420727" table:formula="of:=[.B82]" table:style-name="ce1">
            <text:p>-32,48220264</text:p>
          </table:table-cell>
          <table:table-cell table:number-columns-repeated="16376"/>
        </table:table-row>
        <table:table-row table:style-name="ro1">
          <table:table-cell office:value-type="float" office:value="625" table:formula="of:=[.A68]" table:style-name="ce3">
            <text:p>625</text:p>
          </table:table-cell>
          <table:table-cell office:value-type="float" office:value="-24.523402467979981" table:formula="of:=20*LOG10([.R68])" table:style-name="ce1">
            <text:p>-24,52340247</text:p>
          </table:table-cell>
          <table:table-cell office:value-type="float" office:value="0.35418778651967792" table:formula="of:=20/ABS([.B83])*1/LN(10)" table:style-name="ce1">
            <text:p>0,354187787</text:p>
          </table:table-cell>
          <table:table-cell office:value-type="float" office:value="1.4442848498781449" table:formula="of:=[.C83]/ABS([.B83])*100" table:style-name="ce1">
            <text:p>1,44428485</text:p>
          </table:table-cell>
          <table:table-cell table:number-columns-repeated="2" table:style-name="ce1"/>
          <table:table-cell office:value-type="float" office:value="2.7958800173440754" table:formula="of:=LOG10([.A83])" table:style-name="ce1">
            <text:p>2,795880017</text:p>
          </table:table-cell>
          <table:table-cell office:value-type="float" office:value="-24.523402467979981" table:formula="of:=[.B83]" table:style-name="ce1">
            <text:p>-24,52340247</text:p>
          </table:table-cell>
          <table:table-cell table:number-columns-repeated="16376"/>
        </table:table-row>
        <table:table-row table:style-name="ro1">
          <table:table-cell office:value-type="float" office:value="1562.5" table:formula="of:=[.A69]" table:style-name="ce3">
            <text:p>1563</text:p>
          </table:table-cell>
          <table:table-cell office:value-type="float" office:value="-16.762983601178579" table:formula="of:=20*LOG10([.R69])" table:style-name="ce1">
            <text:p>-16,7629836</text:p>
          </table:table-cell>
          <table:table-cell office:value-type="float" office:value="0.51815892950311926" table:formula="of:=20/ABS([.B84])*1/LN(10)" table:style-name="ce1">
            <text:p>0,51815893</text:p>
          </table:table-cell>
          <table:table-cell office:value-type="float" office:value="3.0910901175533469" table:formula="of:=[.C84]/ABS([.B84])*100" table:style-name="ce1">
            <text:p>3,091090118</text:p>
          </table:table-cell>
          <table:table-cell table:number-columns-repeated="2" table:style-name="ce1"/>
          <table:table-cell office:value-type="float" office:value="3.1938200260161129" table:formula="of:=LOG10([.A84])" table:style-name="ce1">
            <text:p>3,193820026</text:p>
          </table:table-cell>
          <table:table-cell office:value-type="float" office:value="-16.762983601178579" table:formula="of:=[.B84]" table:style-name="ce1">
            <text:p>-16,7629836</text:p>
          </table:table-cell>
          <table:table-cell table:number-columns-repeated="16376"/>
        </table:table-row>
        <table:table-row table:style-name="ro1">
          <table:table-cell office:value-type="float" office:value="3906.25" table:formula="of:=[.A70]" table:style-name="ce3">
            <text:p>3906</text:p>
          </table:table-cell>
          <table:table-cell office:value-type="float" office:value="-9.7731160091669551" table:formula="of:=20*LOG10([.R70])" table:style-name="ce1">
            <text:p>-9,773116009</text:p>
          </table:table-cell>
          <table:table-cell office:value-type="float" office:value="0.88875335460234739" table:formula="of:=20/ABS([.B85])*1/LN(10)" table:style-name="ce1">
            <text:p>0,888753355</text:p>
          </table:table-cell>
          <table:table-cell office:value-type="float" office:value="9.0938586400562258" table:formula="of:=[.C85]/ABS([.B85])*100" table:style-name="ce1">
            <text:p>9,09385864</text:p>
          </table:table-cell>
          <table:table-cell table:number-columns-repeated="2" table:style-name="ce1"/>
          <table:table-cell office:value-type="float" office:value="3.5917600346881504" table:formula="of:=LOG10([.A85])" table:style-name="ce1">
            <text:p>3,591760035</text:p>
          </table:table-cell>
          <table:table-cell office:value-type="float" office:value="-9.7731160091669551" table:formula="of:=[.B85]" table:style-name="ce1">
            <text:p>-9,773116009</text:p>
          </table:table-cell>
          <table:table-cell table:number-columns-repeated="16376"/>
        </table:table-row>
        <table:table-row table:style-name="ro1">
          <table:table-cell office:value-type="float" office:value="9765.625" table:formula="of:=[.A71]" table:style-name="ce3">
            <text:p>9766</text:p>
          </table:table-cell>
          <table:table-cell office:value-type="float" office:value="-6.3780943886737091" table:formula="of:=20*LOG10([.R71])" table:style-name="ce1">
            <text:p>-6,378094389</text:p>
          </table:table-cell>
          <table:table-cell office:value-type="float" office:value="1.3618314670114533" table:formula="of:=20/ABS([.B86])*1/LN(10)" table:style-name="ce1">
            <text:p>1,361831467</text:p>
          </table:table-cell>
          <table:table-cell office:value-type="float" office:value="21.351698234974521" table:formula="of:=[.C86]/ABS([.B86])*100" table:style-name="ce1">
            <text:p>21,35169823</text:p>
          </table:table-cell>
          <table:table-cell table:number-columns-repeated="2" table:style-name="ce1"/>
          <table:table-cell office:value-type="float" office:value="3.9897000433601879" table:formula="of:=LOG10([.A86])" table:style-name="ce1">
            <text:p>3,989700043</text:p>
          </table:table-cell>
          <table:table-cell office:value-type="float" office:value="-6.3780943886737091" table:formula="of:=[.B86]" table:style-name="ce1">
            <text:p>-6,378094389</text:p>
          </table:table-cell>
          <table:table-cell table:number-columns-repeated="16376"/>
        </table:table-row>
        <table:table-row table:style-name="ro1">
          <table:table-cell office:value-type="float" office:value="24414.0625" table:formula="of:=[.A72]" table:style-name="ce3">
            <text:p>24414</text:p>
          </table:table-cell>
          <table:table-cell office:value-type="float" office:value="-9.5074717690028479" table:formula="of:=20*LOG10([.R72])" table:style-name="ce1">
            <text:p>-9,507471769</text:p>
          </table:table-cell>
          <table:table-cell office:value-type="float" office:value="0.9135856354981341" table:formula="of:=20/ABS([.B87])*1/LN(10)" table:style-name="ce1">
            <text:p>0,913585635</text:p>
          </table:table-cell>
          <table:table-cell office:value-type="float" office:value="9.6091332974207901" table:formula="of:=[.C87]/ABS([.B87])*100" table:style-name="ce1">
            <text:p>9,609133297</text:p>
          </table:table-cell>
          <table:table-cell table:number-columns-repeated="2" table:style-name="ce1"/>
          <table:table-cell office:value-type="float" office:value="4.3876400520322258" table:formula="of:=LOG10([.A87])" table:style-name="ce1">
            <text:p>4,387640052</text:p>
          </table:table-cell>
          <table:table-cell office:value-type="float" office:value="-9.5074717690028479" table:formula="of:=[.B87]" table:style-name="ce1">
            <text:p>-9,507471769</text:p>
          </table:table-cell>
          <table:table-cell table:number-columns-repeated="16376"/>
        </table:table-row>
        <table:table-row table:style-name="ro1">
          <table:table-cell office:value-type="float" office:value="61035.15625" table:formula="of:=[.A73]" table:style-name="ce3">
            <text:p>61035</text:p>
          </table:table-cell>
          <table:table-cell office:value-type="float" office:value="-16.280363022763442" table:formula="of:=20*LOG10([.R73])" table:style-name="ce1">
            <text:p>-16,28036302</text:p>
          </table:table-cell>
          <table:table-cell office:value-type="float" office:value="0.53351940776260931" table:formula="of:=20/ABS([.B88])*1/LN(10)" table:style-name="ce1">
            <text:p>0,533519408</text:p>
          </table:table-cell>
          <table:table-cell office:value-type="float" office:value="3.2770731648712905" table:formula="of:=[.C88]/ABS([.B88])*100" table:style-name="ce1">
            <text:p>3,277073165</text:p>
          </table:table-cell>
          <table:table-cell table:number-columns-repeated="2" table:style-name="ce1"/>
          <table:table-cell office:value-type="float" office:value="4.7855800607042633" table:formula="of:=LOG10([.A88])" table:style-name="ce1">
            <text:p>4,785580061</text:p>
          </table:table-cell>
          <table:table-cell office:value-type="float" office:value="-16.280363022763442" table:formula="of:=[.B88]" table:style-name="ce1">
            <text:p>-16,28036302</text:p>
          </table:table-cell>
          <table:table-cell table:number-columns-repeated="16376"/>
        </table:table-row>
        <table:table-row table:style-name="ro1">
          <table:table-cell office:value-type="float" office:value="152587.890625" table:formula="of:=[.A74]" table:style-name="ce3">
            <text:p>152588</text:p>
          </table:table-cell>
          <table:table-cell office:value-type="float" office:value="-24.068287725338319" table:formula="of:=20*LOG10([.R74])" table:style-name="ce1">
            <text:p>-24,06828773</text:p>
          </table:table-cell>
          <table:table-cell office:value-type="float" office:value="0.36088523359810137" table:formula="of:=20/ABS([.B89])*1/LN(10)" table:style-name="ce1">
            <text:p>0,360885234</text:p>
          </table:table-cell>
          <table:table-cell office:value-type="float" office:value="1.4994221347045515" table:formula="of:=[.C89]/ABS([.B89])*100" table:style-name="ce1">
            <text:p>1,499422135</text:p>
          </table:table-cell>
          <table:table-cell table:number-columns-repeated="2" table:style-name="ce1"/>
          <table:table-cell office:value-type="float" office:value="5.1835200693763008" table:formula="of:=LOG10([.A89])" table:style-name="ce1">
            <text:p>5,183520069</text:p>
          </table:table-cell>
          <table:table-cell office:value-type="float" office:value="-24.068287725338319" table:formula="of:=[.B89]" table:style-name="ce1">
            <text:p>-24,06828773</text:p>
          </table:table-cell>
          <table:table-cell table:number-columns-repeated="16376"/>
        </table:table-row>
        <table:table-row table:style-name="ro1">
          <table:table-cell office:value-type="float" office:value="381469.7265625" table:formula="of:=[.A75]" table:style-name="ce3">
            <text:p>381470</text:p>
          </table:table-cell>
          <table:table-cell office:value-type="float" office:value="-31.970868352102503" table:formula="of:=20*LOG10([.R75])" table:style-name="ce1">
            <text:p>-31,97086835</text:p>
          </table:table-cell>
          <table:table-cell office:value-type="float" office:value="0.27168138013660875" table:formula="of:=20/ABS([.B90])*1/LN(10)" table:style-name="ce1">
            <text:p>0,27168138</text:p>
          </table:table-cell>
          <table:table-cell office:value-type="float" office:value="0.84977792015068032" table:formula="of:=[.C90]/ABS([.B90])*100" table:style-name="ce1">
            <text:p>0,84977792</text:p>
          </table:table-cell>
          <table:table-cell table:number-columns-repeated="2" table:style-name="ce1"/>
          <table:table-cell office:value-type="float" office:value="5.5814600780483383" table:formula="of:=LOG10([.A90])" table:style-name="ce1">
            <text:p>5,581460078</text:p>
          </table:table-cell>
          <table:table-cell office:value-type="float" office:value="-31.970868352102503" table:formula="of:=[.B90]" table:style-name="ce1">
            <text:p>-31,97086835</text:p>
          </table:table-cell>
          <table:table-cell table:number-columns-repeated="16376"/>
        </table:table-row>
        <table:table-row table:style-name="ro1">
          <table:table-cell office:value-type="float" office:value="953674.31640625" table:formula="of:=[.A76]" table:style-name="ce3">
            <text:p>953674</text:p>
          </table:table-cell>
          <table:table-cell office:value-type="float" office:value="-38.945872989679941" table:formula="of:=20*LOG10([.R76])" table:style-name="ce1">
            <text:p>-38,94587299</text:p>
          </table:table-cell>
          <table:table-cell office:value-type="float" office:value="0.22302464860311808" table:formula="of:=20/ABS([.B91])*1/LN(10)" table:style-name="ce1">
            <text:p>0,223024649</text:p>
          </table:table-cell>
          <table:table-cell office:value-type="float" office:value="0.57265284222083346" table:formula="of:=[.C91]/ABS([.B91])*100" table:style-name="ce1">
            <text:p>0,572652842</text:p>
          </table:table-cell>
          <table:table-cell table:number-columns-repeated="2" table:style-name="ce1"/>
          <table:table-cell office:value-type="float" office:value="5.9794000867203758" table:formula="of:=LOG10([.A91])" table:style-name="ce1">
            <text:p>5,979400087</text:p>
          </table:table-cell>
          <table:table-cell office:value-type="float" office:value="-38.945872989679941" table:formula="of:=[.B91]" table:style-name="ce1">
            <text:p>-38,9458729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1.0253740780807754" table:formula="of:=ABS([.B96])*0.03/SQRT(3)" table:style-name="ce1">
            <text:p>1,025374078</text:p>
          </table:table-cell>
          <table:table-cell office:value-type="float" office:value="0.81649658092772615" table:formula="of:=1/10*[.D96]*2/SQRT(24)" table:style-name="ce1">
            <text:p>0,816496581</text:p>
          </table:table-cell>
          <table:table-cell office:value-type="float" office:value="1.3107473695059115" table:formula="of:= SQRT([.F96]^2+[.E96]^2)" table:style-name="ce1">
            <text:p>1,31074737</text:p>
          </table:table-cell>
          <table:table-cell office:value-type="float" office:value="2.214100286327553" table:formula="of:=[.G96]/ABS([.B96])*100" table:style-name="ce1">
            <text:p>2,214100286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4" table:style-name="ce1"/>
          <table:table-cell office:value-type="string" table:style-name="ce1">
            <text:p>div mV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91136818120437E-3" table:formula="of:=0.07/100*[.B101]/SQRT(3)" table:style-name="ce1">
            <text:p>0,002659114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89292147318973E-3" table:formula="of:=SQRT([.E101]^2+[.F101]^2)" table:style-name="ce1">
            <text:p>0,002698929</text:p>
          </table:table-cell>
          <table:table-cell office:value-type="float" office:value="4.101965491415735E-2" table:formula="of:=[.G101]/[.B101]*100" table:style-name="ce1">
            <text:p>0,041019655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2.2170250336881629" table:formula="of:=0.03*ABS([.K101])/SQRT(3)" table:style-name="ce1">
            <text:p>2,217025034</text:p>
          </table:table-cell>
          <table:table-cell office:value-type="float" office:value="0.81649658092772615" table:formula="of:=1/10*[.M101]*2/SQRT(24)" table:style-name="ce1">
            <text:p>0,816496581</text:p>
          </table:table-cell>
          <table:table-cell office:value-type="float" office:value="2.362597440671319" table:formula="of:=SQRT([.O101]^2+[.N101]^2)" table:style-name="ce1">
            <text:p>2,362597441</text:p>
          </table:table-cell>
          <table:table-cell office:value-type="float" office:value="1.8457792505244681" table:formula="of:=[.P101]/ABS([.K101])*100" table:style-name="ce1">
            <text:p>1,8457792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69717123133504E-3" table:formula="of:=0.07/100*[.B102]/SQRT(3)" table:style-name="ce1">
            <text:p>0,00265697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68188692173358E-3" table:formula="of:=SQRT([.E102]^2+[.F102]^2)" table:style-name="ce1">
            <text:p>0,002696819</text:p>
          </table:table-cell>
          <table:table-cell office:value-type="float" office:value="4.102062378074222E-2" table:formula="of:=[.G102]/[.B102]*100" table:style-name="ce1">
            <text:p>0,041020624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 (ohm)</text:p>
          </table:table-cell>
          <table:table-cell table:number-columns-repeated="8" table:style-name="ce1"/>
          <table:table-cell office:value-type="string" table:style-name="ce1">
            <text:p>div m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62482916261898" table:formula="of:=0.1/100*[.B104]/SQRT(3)" table:style-name="ce1">
            <text:p>0,389624829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62510293015434" table:formula="of:=SQRT([.E104]^2+[.F104]^2)" table:style-name="ce1">
            <text:p>0,389625103</text:p>
          </table:table-cell>
          <table:table-cell office:value-type="float" office:value="5.7735067486130887E-2" table:formula="of:=[.G104]/[.B104]*100" table:style-name="ce1">
            <text:p>0,057735067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ABS([.K104])/SQRT(3)" table:style-name="ce1">
            <text:p>0,19398969</text:p>
          </table:table-cell>
          <table:table-cell office:value-type="float" office:value="0.81649658092772615" table:formula="of:=1/10*[.M104]*2/SQRT(24)" table:style-name="ce1">
            <text:p>0,816496581</text:p>
          </table:table-cell>
          <table:table-cell office:value-type="float" office:value="0.83922503934681714" table:formula="of:=SQRT([.O104]^2+[.N104]^2)" table:style-name="ce1">
            <text:p>0,839225039</text:p>
          </table:table-cell>
          <table:table-cell office:value-type="float" office:value="7.493080708453725" table:formula="of:=[.P104]/ABS([.K104])*100" table:style-name="ce1">
            <text:p>7,4930807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05325239612126" table:formula="of:=0.1/100*[.B105]/SQRT(3)" table:style-name="ce1">
            <text:p>0,38905325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05352656586134" table:formula="of:=SQRT([.E105]^2+[.F105]^2)" table:style-name="ce1">
            <text:p>0,389053527</text:p>
          </table:table-cell>
          <table:table-cell office:value-type="float" office:value="5.7735067605416752E-2" table:formula="of:=[.G105]/[.B105]*100" table:style-name="ce1">
            <text:p>0,057735068</text:p>
          </table:table-cell>
          <table:table-cell table:number-columns-repeated="16376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CATENA" table:style-name="ta2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1.7666918237202549E-2" table:formula="of:=0.03*[.K4]/SQRT(3)" table:style-name="ce1">
            <text:p>0,017666918</text:p>
          </table:table-cell>
          <table:table-cell office:value-type="float" office:value="8.1649658092772612E-3" table:formula="of:=1/10*[.O4]*2/SQRT(24)*10^-3" table:style-name="ce1">
            <text:p>0,00816496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9462442464055398E-2" table:formula="of:=SQRT([.M4]^2+[.N4]^2)" table:style-name="ce1">
            <text:p>0,019462442</text:p>
          </table:table-cell>
          <table:table-cell office:value-type="float" office:value="1.9080825945152351E-2" table:formula="of:=[.Q4]/[.K4]" table:style-name="ce1">
            <text:p>0,0190808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3" table:style-name="ce1"/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.0767640255413442E-2" table:formula="of:=0.07/100*[.K5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1716458936186025E-2" table:formula="of:=SQRT([.M5]^2+[.N5]^2)" table:style-name="ce1">
            <text:p>0,011716459</text:p>
          </table:table-cell>
          <table:table-cell office:value-type="float" office:value="4.3975749488368523E-4" table:formula="of:=[.Q5]/[.K5]" table:style-name="ce1">
            <text:p>0,000439757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Vpre min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float" office:value="100" table:style-name="ce1">
            <text:p>100</text:p>
          </table:table-cell>
          <table:table-cell office:value-type="float" office:value="0.47599999999999998" table:formula="of:=[.C19]/1000" table:style-name="ce1">
            <text:p>0,476</text:p>
          </table:table-cell>
          <table:table-cell office:value-type="float" office:value="8.2445618440278555E-3" table:formula="of:=3/100*[.F19]/SQRT(3)" table:style-name="ce1">
            <text:p>0,008244562</text:p>
          </table:table-cell>
          <table:table-cell office:value-type="float" office:value="4.0824829046386306E-3" table:formula="of:=1/10*[.E19]*10^-3*2/SQRT(24)" table:style-name="ce1">
            <text:p>0,004082483</text:p>
          </table:table-cell>
          <table:table-cell office:value-type="float" office:value="9.1999710144470923E-3" table:formula="of:=SQRT([.H19]^2+[.G19]^2)" table:style-name="ce1">
            <text:p>0,009199971</text:p>
          </table:table-cell>
          <table:table-cell office:value-type="float" office:value="1.9327670198418263" table:formula="of:=[.I19]/[.F19]*100" table:style-name="ce1">
            <text:p>1,93276702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L19]*10^12" table:style-name="ce1">
            <text:p>76,56795406</text:p>
          </table:table-cell>
          <table:table-cell office:value-type="float" office:value="1.4613677659589788" table:formula="of:=[.M19]*SQRT([.$R$4]^2+[.$R$5]^2)" table:style-name="ce1">
            <text:p>1,461367766</text:p>
          </table:table-cell>
          <table:table-cell office:value-type="float" office:value="1.9085892837473064" table:formula="of:=[.N19]/[.M19]*100" table:style-name="ce1">
            <text:p>1,908589284</text:p>
          </table:table-cell>
          <table:table-cell table:number-columns-repeated="1636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float" office:value="200" table:style-name="ce1">
            <text:p>200</text:p>
          </table:table-cell>
          <table:table-cell office:value-type="float" office:value="0.94399999999999995" table:formula="of:=[.C20]/1000" table:style-name="ce1">
            <text:p>0,944</text:p>
          </table:table-cell>
          <table:table-cell office:value-type="float" office:value="1.6350559623450202E-2" table:formula="of:=3/100*[.F20]/SQRT(3)" table:style-name="ce1">
            <text:p>0,01635056</text:p>
          </table:table-cell>
          <table:table-cell office:value-type="float" office:value="8.1649658092772612E-3" table:formula="of:=1/10*[.E20]*10^-3*2/SQRT(24)" table:style-name="ce1">
            <text:p>0,008164966</text:p>
          </table:table-cell>
          <table:table-cell office:value-type="float" office:value="1.8275871160266664E-2" table:formula="of:=SQRT([.H20]^2+[.G20]^2)" table:style-name="ce1">
            <text:p>0,018275871</text:p>
          </table:table-cell>
          <table:table-cell office:value-type="float" office:value="1.936003300875706" table:formula="of:=[.I20]/[.F20]*100" table:style-name="ce1">
            <text:p>1,936003301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L20]*10^12" table:style-name="ce1">
            <text:p>153,1359081</text:p>
          </table:table-cell>
          <table:table-cell office:value-type="float" office:value="2.9227355319179535" table:formula="of:=[.M20]*SQRT([.$R$4]^2+[.$R$5]^2)" table:style-name="ce1">
            <text:p>2,922735532</text:p>
          </table:table-cell>
          <table:table-cell office:value-type="float" office:value="1.9085892837473064" table:formula="of:=[.N20]/[.M20]*100" table:style-name="ce1">
            <text:p>1,908589284</text:p>
          </table:table-cell>
          <table:table-cell table:number-columns-repeated="1636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float" office:value="1.39" table:formula="of:=[.C21]" table:style-name="ce1">
            <text:p>1,39</text:p>
          </table:table-cell>
          <table:table-cell office:value-type="float" office:value="2.4075506225207391E-2" table:formula="of:=3/100*[.F21]/SQRT(3)" table:style-name="ce1">
            <text:p>0,024075506</text:p>
          </table:table-cell>
          <table:table-cell office:value-type="float" office:value="8.1649658092772612E-3" table:formula="of:=1/10*[.E21]*10^-3*2/SQRT(24)" table:style-name="ce1">
            <text:p>0,008164966</text:p>
          </table:table-cell>
          <table:table-cell office:value-type="float" office:value="2.5422365481336834E-2" table:formula="of:=SQRT([.H21]^2+[.G21]^2)" table:style-name="ce1">
            <text:p>0,025422365</text:p>
          </table:table-cell>
          <table:table-cell office:value-type="float" office:value="1.8289471569307074" table:formula="of:=[.I21]/[.F21]*100" table:style-name="ce1">
            <text:p>1,82894715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L21]*10^12" table:style-name="ce1">
            <text:p>229,7038622</text:p>
          </table:table-cell>
          <table:table-cell office:value-type="float" office:value="4.3841032978769396" table:formula="of:=[.M21]*SQRT([.$R$4]^2+[.$R$5]^2)" table:style-name="ce1">
            <text:p>4,384103298</text:p>
          </table:table-cell>
          <table:table-cell office:value-type="float" office:value="1.908589283747306" table:formula="of:=[.N21]/[.M21]*100" table:style-name="ce1">
            <text:p>1,908589284</text:p>
          </table:table-cell>
          <table:table-cell table:number-columns-repeated="1636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1.86" table:formula="of:=[.C22]" table:style-name="ce1">
            <text:p>1,86</text:p>
          </table:table-cell>
          <table:table-cell office:value-type="float" office:value="3.2216145020781121E-2" table:formula="of:=3/100*[.F22]/SQRT(3)" table:style-name="ce1">
            <text:p>0,032216145</text:p>
          </table:table-cell>
          <table:table-cell office:value-type="float" office:value="2.0412414523193152E-2" table:formula="of:=1/10*[.E22]*10^-3*2/SQRT(24)" table:style-name="ce1">
            <text:p>0,020412415</text:p>
          </table:table-cell>
          <table:table-cell office:value-type="float" office:value="3.8138519460863538E-2" table:formula="of:=SQRT([.H22]^2+[.G22]^2)" table:style-name="ce1">
            <text:p>0,038138519</text:p>
          </table:table-cell>
          <table:table-cell office:value-type="float" office:value="2.0504580355302977" table:formula="of:=[.I22]/[.F22]*100" table:style-name="ce1">
            <text:p>2,050458036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L22]*10^12" table:style-name="ce1">
            <text:p>306,2718162</text:p>
          </table:table-cell>
          <table:table-cell office:value-type="float" office:value="5.8454710638359071" table:formula="of:=[.M22]*SQRT([.$R$4]^2+[.$R$5]^2)" table:style-name="ce1">
            <text:p>5,845471064</text:p>
          </table:table-cell>
          <table:table-cell office:value-type="float" office:value="1.9085892837473064" table:formula="of:=[.N22]/[.M22]*100" table:style-name="ce1">
            <text:p>1,908589284</text:p>
          </table:table-cell>
          <table:table-cell table:number-columns-repeated="1636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2.2999999999999998" table:formula="of:=[.C23]" table:style-name="ce1">
            <text:p>2,3</text:p>
          </table:table-cell>
          <table:table-cell office:value-type="float" office:value="3.9837168574084175E-2" table:formula="of:=3/100*[.F23]/SQRT(3)" table:style-name="ce1">
            <text:p>0,039837169</text:p>
          </table:table-cell>
          <table:table-cell office:value-type="float" office:value="2.0412414523193152E-2" table:formula="of:=1/10*[.E23]*10^-3*2/SQRT(24)" table:style-name="ce1">
            <text:p>0,020412415</text:p>
          </table:table-cell>
          <table:table-cell office:value-type="float" office:value="4.4762335357604689E-2" table:formula="of:=SQRT([.H23]^2+[.G23]^2)" table:style-name="ce1">
            <text:p>0,044762335</text:p>
          </table:table-cell>
          <table:table-cell office:value-type="float" office:value="1.9461884938088998" table:formula="of:=[.I23]/[.F23]*100" table:style-name="ce1">
            <text:p>1,946188494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L23]*10^12" table:style-name="ce1">
            <text:p>382,8397703</text:p>
          </table:table-cell>
          <table:table-cell office:value-type="float" office:value="7.3068388297948932" table:formula="of:=[.M23]*SQRT([.$R$4]^2+[.$R$5]^2)" table:style-name="ce1">
            <text:p>7,30683883</text:p>
          </table:table-cell>
          <table:table-cell office:value-type="float" office:value="1.9085892837473064" table:formula="of:=[.N23]/[.M23]*100" table:style-name="ce1">
            <text:p>1,908589284</text:p>
          </table:table-cell>
          <table:table-cell table:number-columns-repeated="16369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 ( V)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1">
            <text:p>Vin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A (%)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0]*10^3" table:style-name="ce1">
            <text:p>1060</text:p>
          </table:table-cell>
          <table:table-cell office:value-type="float" office:value="18.359738560230099" table:formula="of:=0.03*[.J30]/SQRT(3)" table:style-name="ce1">
            <text:p>18,35973856</text:p>
          </table:table-cell>
          <table:table-cell office:value-type="float" office:value="8.1649658092772608" table:formula="of:=1/10*[.C30]*2/SQRT(24)" table:style-name="ce1">
            <text:p>8,164965809</text:p>
          </table:table-cell>
          <table:table-cell office:value-type="float" office:value="20.093448351805289" table:formula="of:=SQRT([.K30]^2+[.L30]^2)" table:style-name="ce1">
            <text:p>20,09344835</text:p>
          </table:table-cell>
          <table:table-cell office:value-type="float" office:value="1.8956083350759707" table:formula="of:=[.M30]/[.J30]*100" table:style-name="ce1">
            <text:p>1,895608335</text:p>
          </table:table-cell>
          <table:table-cell table:style-name="ce1"/>
          <table:table-cell office:value-type="float" office:value="12000" table:formula="of:=[.D30]*1000" table:style-name="ce1">
            <text:p>12000</text:p>
          </table:table-cell>
          <table:table-cell office:value-type="float" office:value="207.84609690826528" table:formula="of:=0.03*[.P30]/SQRT(3)" table:style-name="ce1">
            <text:p>207,8460969</text:p>
          </table:table-cell>
          <table:table-cell office:value-type="float" office:value="81.649658092772611" table:formula="of:=1/10*[.F30]*2/SQRT(24)*10^3" table:style-name="ce1">
            <text:p>81,64965809</text:p>
          </table:table-cell>
          <table:table-cell office:value-type="float" office:value="223.30845632592303" table:formula="of:=SQRT([.Q30]^2+[.R30]^2)" table:style-name="ce1">
            <text:p>223,3084563</text:p>
          </table:table-cell>
          <table:table-cell office:value-type="float" office:value="1.8609038027160252" table:formula="of:=[.S30]/[.P30]*100" table:style-name="ce1">
            <text:p>1,860903803</text:p>
          </table:table-cell>
          <table:table-cell table:style-name="ce1"/>
          <table:table-cell office:value-type="float" office:value="11.320754716981131" table:formula="of:=[.P30]/[.J30]" table:style-name="ce1">
            <text:p>11,32075472</text:p>
          </table:table-cell>
          <table:table-cell office:value-type="float" office:value="0.30072096898023304" table:formula="of:=[.V30]*SQRT(([.S30]/[.P30])^2+([.M30]/[.J30])^2)" table:style-name="ce1">
            <text:p>0,300720969</text:p>
          </table:table-cell>
          <table:table-cell office:value-type="float" office:value="2.6563685593253923" table:formula="of:=[.W30]/[.V30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1]*10^3" table:style-name="ce1">
            <text:p>1060</text:p>
          </table:table-cell>
          <table:table-cell office:value-type="float" office:value="18.359738560230099" table:formula="of:=0.03*[.J31]/SQRT(3)" table:style-name="ce1">
            <text:p>18,35973856</text:p>
          </table:table-cell>
          <table:table-cell office:value-type="float" office:value="8.1649658092772608" table:formula="of:=1/10*[.C31]*2/SQRT(24)" table:style-name="ce1">
            <text:p>8,164965809</text:p>
          </table:table-cell>
          <table:table-cell office:value-type="float" office:value="20.093448351805289" table:formula="of:=SQRT([.K31]^2+[.L31]^2)" table:style-name="ce1">
            <text:p>20,09344835</text:p>
          </table:table-cell>
          <table:table-cell office:value-type="float" office:value="1.8956083350759707" table:formula="of:=[.M31]/[.J31]*100" table:style-name="ce1">
            <text:p>1,895608335</text:p>
          </table:table-cell>
          <table:table-cell table:style-name="ce1"/>
          <table:table-cell office:value-type="float" office:value="12000" table:formula="of:=[.D31]*1000" table:style-name="ce1">
            <text:p>12000</text:p>
          </table:table-cell>
          <table:table-cell office:value-type="float" office:value="207.84609690826528" table:formula="of:=0.03*[.P31]/SQRT(3)" table:style-name="ce1">
            <text:p>207,8460969</text:p>
          </table:table-cell>
          <table:table-cell office:value-type="float" office:value="81.649658092772611" table:formula="of:=1/10*[.F31]*2/SQRT(24)*10^3" table:style-name="ce1">
            <text:p>81,64965809</text:p>
          </table:table-cell>
          <table:table-cell office:value-type="float" office:value="223.30845632592303" table:formula="of:=SQRT([.Q31]^2+[.R31]^2)" table:style-name="ce1">
            <text:p>223,3084563</text:p>
          </table:table-cell>
          <table:table-cell office:value-type="float" office:value="1.8609038027160252" table:formula="of:=[.S31]/[.P31]*100" table:style-name="ce1">
            <text:p>1,860903803</text:p>
          </table:table-cell>
          <table:table-cell table:style-name="ce1"/>
          <table:table-cell office:value-type="float" office:value="11.320754716981131" table:formula="of:=[.P31]/[.J31]" table:style-name="ce1">
            <text:p>11,32075472</text:p>
          </table:table-cell>
          <table:table-cell office:value-type="float" office:value="0.30072096898023304" table:formula="of:=[.V31]*SQRT(([.S31]/[.P31])^2+([.M31]/[.J31])^2)" table:style-name="ce1">
            <text:p>0,300720969</text:p>
          </table:table-cell>
          <table:table-cell office:value-type="float" office:value="2.6563685593253923" table:formula="of:=[.W31]/[.V31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2" table:style-name="ce1"/>
          <table:table-cell office:value-type="float" office:value="1070" table:formula="of:=[.B32]*10^3" table:style-name="ce1">
            <text:p>1070</text:p>
          </table:table-cell>
          <table:table-cell office:value-type="float" office:value="18.532943640986989" table:formula="of:=0.03*[.J32]/SQRT(3)" table:style-name="ce1">
            <text:p>18,53294364</text:p>
          </table:table-cell>
          <table:table-cell office:value-type="float" office:value="8.1649658092772608" table:formula="of:=1/10*[.C32]*2/SQRT(24)" table:style-name="ce1">
            <text:p>8,164965809</text:p>
          </table:table-cell>
          <table:table-cell office:value-type="float" office:value="20.251831192923436" table:formula="of:=SQRT([.K32]^2+[.L32]^2)" table:style-name="ce1">
            <text:p>20,25183119</text:p>
          </table:table-cell>
          <table:table-cell office:value-type="float" office:value="1.8926945040115359" table:formula="of:=[.M32]/[.J32]*100" table:style-name="ce1">
            <text:p>1,892694504</text:p>
          </table:table-cell>
          <table:table-cell table:style-name="ce1"/>
          <table:table-cell office:value-type="float" office:value="12000" table:formula="of:=[.D32]*1000" table:style-name="ce1">
            <text:p>12000</text:p>
          </table:table-cell>
          <table:table-cell office:value-type="float" office:value="207.84609690826528" table:formula="of:=0.03*[.P32]/SQRT(3)" table:style-name="ce1">
            <text:p>207,8460969</text:p>
          </table:table-cell>
          <table:table-cell office:value-type="float" office:value="81.649658092772611" table:formula="of:=1/10*[.F32]*2/SQRT(24)*10^3" table:style-name="ce1">
            <text:p>81,64965809</text:p>
          </table:table-cell>
          <table:table-cell office:value-type="float" office:value="223.30845632592303" table:formula="of:=SQRT([.Q32]^2+[.R32]^2)" table:style-name="ce1">
            <text:p>223,3084563</text:p>
          </table:table-cell>
          <table:table-cell office:value-type="float" office:value="1.8609038027160252" table:formula="of:=[.S32]/[.P32]*100" table:style-name="ce1">
            <text:p>1,860903803</text:p>
          </table:table-cell>
          <table:table-cell table:style-name="ce1"/>
          <table:table-cell office:value-type="float" office:value="11.214953271028037" table:formula="of:=[.P32]/[.J32]" table:style-name="ce1">
            <text:p>11,21495327</text:p>
          </table:table-cell>
          <table:table-cell office:value-type="float" office:value="0.29767738411511291" table:formula="of:=[.V32]*SQRT(([.S32]/[.P32])^2+([.M32]/[.J32])^2)" table:style-name="ce1">
            <text:p>0,297677384</text:p>
          </table:table-cell>
          <table:table-cell office:value-type="float" office:value="2.6542900083597569" table:formula="of:=[.W32]/[.V32]*100" table:style-name="ce1">
            <text:p>2,654290008</text:p>
          </table:table-cell>
          <table:table-cell table:number-columns-repeated="16360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2" table:style-name="ce1"/>
          <table:table-cell office:value-type="float" office:value="1070" table:formula="of:=[.B33]*10^3" table:style-name="ce1">
            <text:p>1070</text:p>
          </table:table-cell>
          <table:table-cell office:value-type="float" office:value="18.532943640986989" table:formula="of:=0.03*[.J33]/SQRT(3)" table:style-name="ce1">
            <text:p>18,53294364</text:p>
          </table:table-cell>
          <table:table-cell office:value-type="float" office:value="8.1649658092772608" table:formula="of:=1/10*[.C33]*2/SQRT(24)" table:style-name="ce1">
            <text:p>8,164965809</text:p>
          </table:table-cell>
          <table:table-cell office:value-type="float" office:value="20.251831192923436" table:formula="of:=SQRT([.K33]^2+[.L33]^2)" table:style-name="ce1">
            <text:p>20,25183119</text:p>
          </table:table-cell>
          <table:table-cell office:value-type="float" office:value="1.8926945040115359" table:formula="of:=[.M33]/[.J33]*100" table:style-name="ce1">
            <text:p>1,892694504</text:p>
          </table:table-cell>
          <table:table-cell table:style-name="ce1"/>
          <table:table-cell office:value-type="float" office:value="11500" table:formula="of:=[.D33]*1000" table:style-name="ce1">
            <text:p>11500</text:p>
          </table:table-cell>
          <table:table-cell office:value-type="float" office:value="199.18584287042091" table:formula="of:=0.03*[.P33]/SQRT(3)" table:style-name="ce1">
            <text:p>199,1858429</text:p>
          </table:table-cell>
          <table:table-cell office:value-type="float" office:value="81.649658092772611" table:formula="of:=1/10*[.F33]*2/SQRT(24)*10^3" table:style-name="ce1">
            <text:p>81,64965809</text:p>
          </table:table-cell>
          <table:table-cell office:value-type="float" office:value="215.27114685128305" table:formula="of:=SQRT([.Q33]^2+[.R33]^2)" table:style-name="ce1">
            <text:p>215,2711469</text:p>
          </table:table-cell>
          <table:table-cell office:value-type="float" office:value="1.8719230160981135" table:formula="of:=[.S33]/[.P33]*100" table:style-name="ce1">
            <text:p>1,871923016</text:p>
          </table:table-cell>
          <table:table-cell table:style-name="ce1"/>
          <table:table-cell office:value-type="float" office:value="10.747663551401869" table:formula="of:=[.P33]/[.J33]" table:style-name="ce1">
            <text:p>10,74766355</text:p>
          </table:table-cell>
          <table:table-cell office:value-type="float" office:value="0.28610571600346107" table:formula="of:=[.V33]*SQRT(([.S33]/[.P33])^2+([.M33]/[.J33])^2)" table:style-name="ce1">
            <text:p>0,286105716</text:p>
          </table:table-cell>
          <table:table-cell office:value-type="float" office:value="2.6620270967278552" table:formula="of:=[.W33]/[.V33]*100" table:style-name="ce1">
            <text:p>2,662027097</text:p>
          </table:table-cell>
          <table:table-cell table:number-columns-repeated="16360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2" table:style-name="ce1"/>
          <table:table-cell office:value-type="float" office:value="1070" table:formula="of:=[.B34]*10^3" table:style-name="ce1">
            <text:p>1070</text:p>
          </table:table-cell>
          <table:table-cell office:value-type="float" office:value="18.532943640986989" table:formula="of:=0.03*[.J34]/SQRT(3)" table:style-name="ce1">
            <text:p>18,53294364</text:p>
          </table:table-cell>
          <table:table-cell office:value-type="float" office:value="8.1649658092772608" table:formula="of:=1/10*[.C34]*2/SQRT(24)" table:style-name="ce1">
            <text:p>8,164965809</text:p>
          </table:table-cell>
          <table:table-cell office:value-type="float" office:value="20.251831192923436" table:formula="of:=SQRT([.K34]^2+[.L34]^2)" table:style-name="ce1">
            <text:p>20,25183119</text:p>
          </table:table-cell>
          <table:table-cell office:value-type="float" office:value="1.8926945040115359" table:formula="of:=[.M34]/[.J34]*100" table:style-name="ce1">
            <text:p>1,892694504</text:p>
          </table:table-cell>
          <table:table-cell table:style-name="ce1"/>
          <table:table-cell office:value-type="float" office:value="9520" table:formula="of:=[.D34]*1000" table:style-name="ce1">
            <text:p>9520</text:p>
          </table:table-cell>
          <table:table-cell office:value-type="float" office:value="164.8912368805571" table:formula="of:=0.03*[.P34]/SQRT(3)" table:style-name="ce1">
            <text:p>164,8912369</text:p>
          </table:table-cell>
          <table:table-cell office:value-type="float" office:value="81.649658092772611" table:formula="of:=1/10*[.F34]*2/SQRT(24)*10^3" table:style-name="ce1">
            <text:p>81,64965809</text:p>
          </table:table-cell>
          <table:table-cell office:value-type="float" office:value="183.99942028894185" table:formula="of:=SQRT([.Q34]^2+[.R34]^2)" table:style-name="ce1">
            <text:p>183,9994203</text:p>
          </table:table-cell>
          <table:table-cell office:value-type="float" office:value="1.9327670198418263" table:formula="of:=[.S34]/[.P34]*100" table:style-name="ce1">
            <text:p>1,93276702</text:p>
          </table:table-cell>
          <table:table-cell table:style-name="ce1"/>
          <table:table-cell office:value-type="float" office:value="8.8971962616822431" table:formula="of:=[.P34]/[.J34]" table:style-name="ce1">
            <text:p>8,897196262</text:p>
          </table:table-cell>
          <table:table-cell office:value-type="float" office:value="0.24068323344502771" table:formula="of:=[.V34]*SQRT(([.S34]/[.P34])^2+([.M34]/[.J34])^2)" table:style-name="ce1">
            <text:p>0,240683233</text:p>
          </table:table-cell>
          <table:table-cell office:value-type="float" office:value="2.7051581910312987" table:formula="of:=[.W34]/[.V34]*100" table:style-name="ce1">
            <text:p>2,705158191</text:p>
          </table:table-cell>
          <table:table-cell table:number-columns-repeated="16360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2" table:style-name="ce1"/>
          <table:table-cell office:value-type="float" office:value="1060" table:formula="of:=[.B35]*10^3" table:style-name="ce1">
            <text:p>1060</text:p>
          </table:table-cell>
          <table:table-cell office:value-type="float" office:value="18.359738560230099" table:formula="of:=0.03*[.J35]/SQRT(3)" table:style-name="ce1">
            <text:p>18,35973856</text:p>
          </table:table-cell>
          <table:table-cell office:value-type="float" office:value="8.1649658092772608" table:formula="of:=1/10*[.C35]*2/SQRT(24)" table:style-name="ce1">
            <text:p>8,164965809</text:p>
          </table:table-cell>
          <table:table-cell office:value-type="float" office:value="20.093448351805289" table:formula="of:=SQRT([.K35]^2+[.L35]^2)" table:style-name="ce1">
            <text:p>20,09344835</text:p>
          </table:table-cell>
          <table:table-cell office:value-type="float" office:value="1.8956083350759707" table:formula="of:=[.M35]/[.J35]*100" table:style-name="ce1">
            <text:p>1,895608335</text:p>
          </table:table-cell>
          <table:table-cell table:style-name="ce1"/>
          <table:table-cell office:value-type="float" office:value="7840" table:formula="of:=[.D35]*1000" table:style-name="ce1">
            <text:p>7840</text:p>
          </table:table-cell>
          <table:table-cell office:value-type="float" office:value="135.79278331339998" table:formula="of:=0.03*[.P35]/SQRT(3)" table:style-name="ce1">
            <text:p>135,7927833</text:p>
          </table:table-cell>
          <table:table-cell office:value-type="float" office:value="81.649658092772611" table:formula="of:=1/10*[.F35]*2/SQRT(24)*10^3" table:style-name="ce1">
            <text:p>81,64965809</text:p>
          </table:table-cell>
          <table:table-cell office:value-type="float" office:value="158.44982381393382" table:formula="of:=SQRT([.Q35]^2+[.R35]^2)" table:style-name="ce1">
            <text:p>158,4498238</text:p>
          </table:table-cell>
          <table:table-cell office:value-type="float" office:value="2.0210436710960944" table:formula="of:=[.S35]/[.P35]*100" table:style-name="ce1">
            <text:p>2,021043671</text:p>
          </table:table-cell>
          <table:table-cell table:style-name="ce1"/>
          <table:table-cell office:value-type="float" office:value="7.3962264150943398" table:formula="of:=[.P35]/[.J35]" table:style-name="ce1">
            <text:p>7,396226415</text:p>
          </table:table-cell>
          <table:table-cell office:value-type="float" office:value="0.20494286080411134" table:formula="of:=[.V35]*SQRT(([.S35]/[.P35])^2+([.M35]/[.J35])^2)" table:style-name="ce1">
            <text:p>0,204942861</text:p>
          </table:table-cell>
          <table:table-cell office:value-type="float" office:value="2.7709111282188519" table:formula="of:=[.W35]/[.V35]*100" table:style-name="ce1">
            <text:p>2,770911128</text:p>
          </table:table-cell>
          <table:table-cell table:number-columns-repeated="16360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2" table:style-name="ce1"/>
          <table:table-cell office:value-type="float" office:value="1060" table:formula="of:=[.B36]*10^3" table:style-name="ce1">
            <text:p>1060</text:p>
          </table:table-cell>
          <table:table-cell office:value-type="float" office:value="18.359738560230099" table:formula="of:=0.03*[.J36]/SQRT(3)" table:style-name="ce1">
            <text:p>18,35973856</text:p>
          </table:table-cell>
          <table:table-cell office:value-type="float" office:value="8.1649658092772608" table:formula="of:=1/10*[.C36]*2/SQRT(24)" table:style-name="ce1">
            <text:p>8,164965809</text:p>
          </table:table-cell>
          <table:table-cell office:value-type="float" office:value="20.093448351805289" table:formula="of:=SQRT([.K36]^2+[.L36]^2)" table:style-name="ce1">
            <text:p>20,09344835</text:p>
          </table:table-cell>
          <table:table-cell office:value-type="float" office:value="1.8956083350759707" table:formula="of:=[.M36]/[.J36]*100" table:style-name="ce1">
            <text:p>1,895608335</text:p>
          </table:table-cell>
          <table:table-cell table:style-name="ce1"/>
          <table:table-cell office:value-type="float" office:value="5520" table:formula="of:=[.D36]*1000" table:style-name="ce1">
            <text:p>5520</text:p>
          </table:table-cell>
          <table:table-cell office:value-type="float" office:value="95.609204577802032" table:formula="of:=0.03*[.P36]/SQRT(3)" table:style-name="ce1">
            <text:p>95,60920458</text:p>
          </table:table-cell>
          <table:table-cell office:value-type="float" office:value="81.649658092772611" table:formula="of:=1/10*[.F36]*2/SQRT(24)*10^3" table:style-name="ce1">
            <text:p>81,64965809</text:p>
          </table:table-cell>
          <table:table-cell office:value-type="float" office:value="125.72902078146743" table:formula="of:=SQRT([.Q36]^2+[.R36]^2)" table:style-name="ce1">
            <text:p>125,7290208</text:p>
          </table:table-cell>
          <table:table-cell office:value-type="float" office:value="2.2776996518381778" table:formula="of:=[.S36]/[.P36]*100" table:style-name="ce1">
            <text:p>2,277699652</text:p>
          </table:table-cell>
          <table:table-cell table:style-name="ce1"/>
          <table:table-cell office:value-type="float" office:value="5.2075471698113205" table:formula="of:=[.P36]/[.J36]" table:style-name="ce1">
            <text:p>5,20754717</text:p>
          </table:table-cell>
          <table:table-cell office:value-type="float" office:value="0.15431612196830263" table:formula="of:=[.V36]*SQRT(([.S36]/[.P36])^2+([.M36]/[.J36])^2)" table:style-name="ce1">
            <text:p>0,154316122</text:p>
          </table:table-cell>
          <table:table-cell office:value-type="float" office:value="2.9633168348985652" table:formula="of:=[.W36]/[.V36]*100" table:style-name="ce1">
            <text:p>2,963316835</text:p>
          </table:table-cell>
          <table:table-cell table:number-columns-repeated="16360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float" office:value="0.2" table:style-name="ce1">
            <text:p>0,2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2" table:style-name="ce1"/>
          <table:table-cell office:value-type="float" office:value="1060" table:formula="of:=[.B37]*10^3" table:style-name="ce1">
            <text:p>1060</text:p>
          </table:table-cell>
          <table:table-cell office:value-type="float" office:value="18.359738560230099" table:formula="of:=0.03*[.J37]/SQRT(3)" table:style-name="ce1">
            <text:p>18,35973856</text:p>
          </table:table-cell>
          <table:table-cell office:value-type="float" office:value="8.1649658092772608" table:formula="of:=1/10*[.C37]*2/SQRT(24)" table:style-name="ce1">
            <text:p>8,164965809</text:p>
          </table:table-cell>
          <table:table-cell office:value-type="float" office:value="20.093448351805289" table:formula="of:=SQRT([.K37]^2+[.L37]^2)" table:style-name="ce1">
            <text:p>20,09344835</text:p>
          </table:table-cell>
          <table:table-cell office:value-type="float" office:value="1.8956083350759707" table:formula="of:=[.M37]/[.J37]*100" table:style-name="ce1">
            <text:p>1,895608335</text:p>
          </table:table-cell>
          <table:table-cell table:style-name="ce1"/>
          <table:table-cell office:value-type="float" office:value="1340" table:formula="of:=[.D37]*1000" table:style-name="ce1">
            <text:p>1340</text:p>
          </table:table-cell>
          <table:table-cell office:value-type="float" office:value="23.209480821422954" table:formula="of:=0.03*[.P37]/SQRT(3)" table:style-name="ce1">
            <text:p>23,20948082</text:p>
          </table:table-cell>
          <table:table-cell office:value-type="float" office:value="8.1649658092772626" table:formula="of:=1/10*[.F37]*2/SQRT(24)*10^3" table:style-name="ce1">
            <text:p>8,164965809</text:p>
          </table:table-cell>
          <table:table-cell office:value-type="float" office:value="24.603793745409806" table:formula="of:=SQRT([.Q37]^2+[.R37]^2)" table:style-name="ce1">
            <text:p>24,60379375</text:p>
          </table:table-cell>
          <table:table-cell office:value-type="float" office:value="1.8361040108514783" table:formula="of:=[.S37]/[.P37]*100" table:style-name="ce1">
            <text:p>1,836104011</text:p>
          </table:table-cell>
          <table:table-cell table:style-name="ce1"/>
          <table:table-cell office:value-type="float" office:value="1.2641509433962264" table:formula="of:=[.P37]/[.J37]" table:style-name="ce1">
            <text:p>1,264150943</text:p>
          </table:table-cell>
          <table:table-cell office:value-type="float" office:value="3.3361632944577273E-2" table:formula="of:=[.V37]*SQRT(([.S37]/[.P37])^2+([.M37]/[.J37])^2)" table:style-name="ce1">
            <text:p>0,033361633</text:p>
          </table:table-cell>
          <table:table-cell office:value-type="float" office:value="2.6390545463620829" table:formula="of:=[.W37]/[.V37]*100" table:style-name="ce1">
            <text:p>2,639054546</text:p>
          </table:table-cell>
          <table:table-cell table:number-columns-repeated="16360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float" office:value="0.05" table:style-name="ce1">
            <text:p>0,05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2" table:style-name="ce1"/>
          <table:table-cell office:value-type="float" office:value="1060" table:formula="of:=[.B38]*10^3" table:style-name="ce1">
            <text:p>1060</text:p>
          </table:table-cell>
          <table:table-cell office:value-type="float" office:value="18.359738560230099" table:formula="of:=0.03*[.J38]/SQRT(3)" table:style-name="ce1">
            <text:p>18,35973856</text:p>
          </table:table-cell>
          <table:table-cell office:value-type="float" office:value="8.1649658092772608" table:formula="of:=1/10*[.C38]*2/SQRT(24)" table:style-name="ce1">
            <text:p>8,164965809</text:p>
          </table:table-cell>
          <table:table-cell office:value-type="float" office:value="20.093448351805289" table:formula="of:=SQRT([.K38]^2+[.L38]^2)" table:style-name="ce1">
            <text:p>20,09344835</text:p>
          </table:table-cell>
          <table:table-cell office:value-type="float" office:value="1.8956083350759707" table:formula="of:=[.M38]/[.J38]*100" table:style-name="ce1">
            <text:p>1,895608335</text:p>
          </table:table-cell>
          <table:table-cell table:style-name="ce1"/>
          <table:table-cell office:value-type="float" office:value="164" table:formula="of:=[.D38]" table:style-name="ce1">
            <text:p>164</text:p>
          </table:table-cell>
          <table:table-cell office:value-type="float" office:value="2.8405633244129587" table:formula="of:=0.03*[.P38]/SQRT(3)" table:style-name="ce1">
            <text:p>2,840563324</text:p>
          </table:table-cell>
          <table:table-cell office:value-type="float" office:value="2.0412414523193156" table:formula="of:=1/10*[.F38]*2/SQRT(24)*10^3" table:style-name="ce1">
            <text:p>2,041241452</text:p>
          </table:table-cell>
          <table:table-cell office:value-type="float" office:value="3.49792319336298" table:formula="of:=SQRT([.Q38]^2+[.R38]^2)" table:style-name="ce1">
            <text:p>3,497923193</text:p>
          </table:table-cell>
          <table:table-cell office:value-type="float" office:value="2.1328799959530369" table:formula="of:=[.S38]/[.P38]*100" table:style-name="ce1">
            <text:p>2,132879996</text:p>
          </table:table-cell>
          <table:table-cell table:style-name="ce1"/>
          <table:table-cell office:value-type="float" office:value="0.15471698113207547" table:formula="of:=[.P38]/[.J38]" table:style-name="ce1">
            <text:p>0,154716981</text:p>
          </table:table-cell>
          <table:table-cell office:value-type="float" office:value="4.4148614694985754E-3" table:formula="of:=[.V38]*SQRT(([.S38]/[.P38])^2+([.M38]/[.J38])^2)" table:style-name="ce1">
            <text:p>0,004414861</text:p>
          </table:table-cell>
          <table:table-cell office:value-type="float" office:value="2.8535080229685916" table:formula="of:=[.W38]/[.V38]*100" table:style-name="ce1">
            <text:p>2,853508023</text:p>
          </table:table-cell>
          <table:table-cell table:number-columns-repeated="16360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float" office:value="200" table:style-name="ce1">
            <text:p>200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2" table:style-name="ce1"/>
          <table:table-cell office:value-type="float" office:value="1040" table:formula="of:=[.B39]*10^3" table:style-name="ce1">
            <text:p>1040</text:p>
          </table:table-cell>
          <table:table-cell office:value-type="float" office:value="18.013328398716325" table:formula="of:=0.03*[.J39]/SQRT(3)" table:style-name="ce1">
            <text:p>18,0133284</text:p>
          </table:table-cell>
          <table:table-cell office:value-type="float" office:value="8.1649658092772608" table:formula="of:=1/10*[.C39]*2/SQRT(24)" table:style-name="ce1">
            <text:p>8,164965809</text:p>
          </table:table-cell>
          <table:table-cell office:value-type="float" office:value="19.777428211642352" table:formula="of:=SQRT([.K39]^2+[.L39]^2)" table:style-name="ce1">
            <text:p>19,77742821</text:p>
          </table:table-cell>
          <table:table-cell office:value-type="float" office:value="1.9016757895809953" table:formula="of:=[.M39]/[.J39]*100" table:style-name="ce1">
            <text:p>1,90167579</text:p>
          </table:table-cell>
          <table:table-cell table:style-name="ce1"/>
          <table:table-cell office:value-type="float" office:value="19.2" table:formula="of:=[.D39]" table:style-name="ce1">
            <text:p>19,2</text:p>
          </table:table-cell>
          <table:table-cell office:value-type="float" office:value="0.33255375505322443" table:formula="of:=0.03*[.P39]/SQRT(3)" table:style-name="ce1">
            <text:p>0,332553755</text:p>
          </table:table-cell>
          <table:table-cell office:value-type="float" office:value="0.81649658092772615" table:formula="of:=1/10*[.F39]*2/SQRT(24)*10^3" table:style-name="ce1">
            <text:p>0,816496581</text:p>
          </table:table-cell>
          <table:table-cell office:value-type="float" office:value="0.8816227462280376" table:formula="of:=SQRT([.Q39]^2+[.R39]^2)" table:style-name="ce1">
            <text:p>0,881622746</text:p>
          </table:table-cell>
          <table:table-cell office:value-type="float" office:value="4.5917851366043632" table:formula="of:=[.S39]/[.P39]*100" table:style-name="ce1">
            <text:p>4,591785137</text:p>
          </table:table-cell>
          <table:table-cell table:style-name="ce1"/>
          <table:table-cell office:value-type="float" office:value="1.846153846153846E-2" table:formula="of:=[.P39]/[.J39]" table:style-name="ce1">
            <text:p>0,018461538</text:p>
          </table:table-cell>
          <table:table-cell office:value-type="float" office:value="9.1753774739645772E-4" table:formula="of:=[.V39]*SQRT(([.S39]/[.P39])^2+([.M39]/[.J39])^2)" table:style-name="ce1">
            <text:p>0,000917538</text:p>
          </table:table-cell>
          <table:table-cell office:value-type="float" office:value="4.969996131730813" table:formula="of:=[.W39]/[.V39]*100" table:style-name="ce1">
            <text:p>4,969996132</text:p>
          </table:table-cell>
          <table:table-cell table:number-columns-repeated="16360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style-name="ce1"/>
          <table:table-cell office:value-type="float" office:value="1050" table:formula="of:=[.B40]*10^3" table:style-name="ce1">
            <text:p>1050</text:p>
          </table:table-cell>
          <table:table-cell office:value-type="float" office:value="18.186533479473212" table:formula="of:=0.03*[.J40]/SQRT(3)" table:style-name="ce1">
            <text:p>18,18653348</text:p>
          </table:table-cell>
          <table:table-cell office:value-type="float" office:value="8.1649658092772608" table:formula="of:=1/10*[.C40]*2/SQRT(24)" table:style-name="ce1">
            <text:p>8,164965809</text:p>
          </table:table-cell>
          <table:table-cell office:value-type="float" office:value="19.935312053405802" table:formula="of:=SQRT([.K40]^2+[.L40]^2)" table:style-name="ce1">
            <text:p>19,93531205</text:p>
          </table:table-cell>
          <table:table-cell office:value-type="float" office:value="1.8986011479434097" table:formula="of:=[.M40]/[.J40]*100" table:style-name="ce1">
            <text:p>1,898601148</text:p>
          </table:table-cell>
          <table:table-cell table:style-name="ce1"/>
          <table:table-cell office:value-type="float" office:value="3.2" table:formula="of:=[.D40]" table:style-name="ce1">
            <text:p>3,2</text:p>
          </table:table-cell>
          <table:table-cell office:value-type="float" office:value="5.5425625842204077E-2" table:formula="of:=0.03*[.P40]/SQRT(3)" table:style-name="ce1">
            <text:p>0,055425626</text:p>
          </table:table-cell>
          <table:table-cell office:value-type="float" office:value="0.81649658092772615" table:formula="of:=1/10*[.F40]*2/SQRT(24)*10^3" table:style-name="ce1">
            <text:p>0,816496581</text:p>
          </table:table-cell>
          <table:table-cell office:value-type="float" office:value="0.81837562687721022" table:formula="of:=SQRT([.Q40]^2+[.R40]^2)" table:style-name="ce1">
            <text:p>0,818375627</text:p>
          </table:table-cell>
          <table:table-cell office:value-type="float" office:value="25.574238339912821" table:formula="of:=[.S40]/[.P40]*100" table:style-name="ce1">
            <text:p>25,57423834</text:p>
          </table:table-cell>
          <table:table-cell table:style-name="ce1"/>
          <table:table-cell office:value-type="float" office:value="3.0476190476190477E-3" table:formula="of:=[.P40]/[.J40]" table:style-name="ce1">
            <text:p>0,003047619</text:p>
          </table:table-cell>
          <table:table-cell office:value-type="float" office:value="7.8155021568918027E-4" table:formula="of:=[.V40]*SQRT(([.S40]/[.P40])^2+([.M40]/[.J40])^2)" table:style-name="ce1">
            <text:p>0,00078155</text:p>
          </table:table-cell>
          <table:table-cell office:value-type="float" office:value="25.644616452301229" table:formula="of:=[.W40]/[.V40]*100" table:style-name="ce1">
            <text:p>25,64461645</text:p>
          </table:table-cell>
          <table:table-cell table:number-columns-repeated="1636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office:value-type="float" office:value="0.76725358469574489" table:formula="of:=20/[.G30]*1/LN(10)" table:style-name="ce1">
            <text:p>0,767253585</text:p>
          </table:table-cell>
          <table:table-cell office:value-type="float" office:value="3.6401532794408902" table:formula="of:=[.C46]/[.B46]*100" table:style-name="ce1">
            <text:p>3,640153279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office:value-type="float" office:value="0.76725358469574489" table:formula="of:=20/[.G31]*1/LN(10)" table:style-name="ce1">
            <text:p>0,767253585</text:p>
          </table:table-cell>
          <table:table-cell office:value-type="float" office:value="3.6401532794408902" table:formula="of:=[.C47]/[.B47]*100" table:style-name="ce1">
            <text:p>3,640153279</text:p>
          </table:table-cell>
          <table:table-cell table:number-columns-repeated="16380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office:value-type="float" office:value="0.77449182606079903" table:formula="of:=20/[.G32]*1/LN(10)" table:style-name="ce1">
            <text:p>0,774491826</text:p>
          </table:table-cell>
          <table:table-cell office:value-type="float" office:value="3.6887678309461589" table:formula="of:=[.C48]/[.B48]*100" table:style-name="ce1">
            <text:p>3,688767831</text:p>
          </table:table-cell>
          <table:table-cell table:number-columns-repeated="16380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office:value-type="float" office:value="0.8081653837156163" table:formula="of:=20/[.G33]*1/LN(10)" table:style-name="ce1">
            <text:p>0,808165384</text:p>
          </table:table-cell>
          <table:table-cell office:value-type="float" office:value="3.9181342181283982" table:formula="of:=[.C49]/[.B49]*100" table:style-name="ce1">
            <text:p>3,918134218</text:p>
          </table:table-cell>
          <table:table-cell table:number-columns-repeated="16380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office:value-type="float" office:value="0.97625020091697379" table:formula="of:=20/[.G34]*1/LN(10)" table:style-name="ce1">
            <text:p>0,976250201</text:p>
          </table:table-cell>
          <table:table-cell office:value-type="float" office:value="5.1422014223972603" table:formula="of:=[.C50]/[.B50]*100" table:style-name="ce1">
            <text:p>5,142201422</text:p>
          </table:table-cell>
          <table:table-cell table:number-columns-repeated="16380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office:value-type="float" office:value="1.1743677316771606" table:formula="of:=20/[.G35]*1/LN(10)" table:style-name="ce1">
            <text:p>1,174367732</text:p>
          </table:table-cell>
          <table:table-cell office:value-type="float" office:value="6.7569272211314866" table:formula="of:=[.C51]/[.B51]*100" table:style-name="ce1">
            <text:p>6,756927221</text:p>
          </table:table-cell>
          <table:table-cell table:number-columns-repeated="16380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office:value-type="float" office:value="1.6679425754255324" table:formula="of:=20/[.G36]*1/LN(10)" table:style-name="ce1">
            <text:p>1,667942575</text:p>
          </table:table-cell>
          <table:table-cell office:value-type="float" office:value="11.637351900630224" table:formula="of:=[.C52]/[.B52]*100" table:style-name="ce1">
            <text:p>11,6373519</text:p>
          </table:table-cell>
          <table:table-cell table:number-columns-repeated="16380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office:value-type="float" office:value="6.8709276241409984" table:formula="of:=20/[.G37]*1/LN(10)" table:style-name="ce1">
            <text:p>6,870927624</text:p>
          </table:table-cell>
          <table:table-cell office:value-type="float" office:value="337.47542409845141" table:formula="of:=[.C53]/[.B53]*100" table:style-name="ce1">
            <text:p>337,4754241</text:p>
          </table:table-cell>
          <table:table-cell table:number-columns-repeated="16380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office:value-type="float" office:value="56.140506197249628" table:formula="of:=20/[.G38]*1/LN(10)" table:style-name="ce1">
            <text:p>56,1405062</text:p>
          </table:table-cell>
          <table:table-cell office:value-type="float" office:value="-346.34878010706996" table:formula="of:=[.C54]/[.B54]*100" table:style-name="ce1">
            <text:p>-346,3487801</text:p>
          </table:table-cell>
          <table:table-cell table:number-columns-repeated="16380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office:value-type="float" office:value="470.48568872852286" table:formula="of:=20/[.G39]*1/LN(10)" table:style-name="ce1">
            <text:p>470,4856887</text:p>
          </table:table-cell>
          <table:table-cell office:value-type="float" office:value="-1356.858092012249" table:formula="of:=[.C55]/[.B55]*100" table:style-name="ce1">
            <text:p>-1356,858092</text:p>
          </table:table-cell>
          <table:table-cell table:number-columns-repeated="16380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office:value-type="float" office:value="2850.05753749009" table:formula="of:=20/[.G40]*1/LN(10)" table:style-name="ce1">
            <text:p>2850,057537</text:p>
          </table:table-cell>
          <table:table-cell office:value-type="float" office:value="-5663.777815365157" table:formula="of:=[.C56]/[.B56]*100" table:style-name="ce1">
            <text:p>-5663,777815</text:p>
          </table:table-cell>
          <table:table-cell table:number-columns-repeated="16380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4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CH2</text:p>
          </table:table-cell>
          <table:table-cell office:value-type="string" table:style-name="ce1">
            <text:p>GENERATO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quadrato</text:p>
          </table:table-cell>
          <table:table-cell office:value-type="string" table:style-name="ce1">
            <text:p>10us</text:p>
          </table:table-cell>
          <table:table-cell table:style-name="ce1"/>
          <table:table-cell office:value-type="string" table:style-name="ce1">
            <text:p>f=</text:p>
          </table:table-cell>
          <table:table-cell office:value-type="string" table:style-name="ce1">
            <text:p>1kHz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high=</text:p>
          </table:table-cell>
          <table:table-cell office:value-type="string" table:style-name="ce1">
            <text:p>2V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low=</text:p>
          </table:table-cell>
          <table:table-cell office:value-type="string" table:style-name="ce1">
            <text:p>0V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rifica sull’oscilloscopio la forma del segnale di trigger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H1 GENERATORE</text:p>
          </table:table-cell>
          <table:table-cell table:style-name="ce1"/>
          <table:table-cell office:value-type="string" table:style-name="ce1">
            <text:p>1kHz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nda sinusoida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w =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V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cendere ardu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lega GND con mass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49 con trigger (CH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A0 con segnale (CH1)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phas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grad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olo <text:s/>canale 2</text:p>
          </table:table-cell>
          <table:table-cell table:number-columns-repeated="16382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1" table:style-name="ta3">
        <table:table-source xlink:href="file:///C:/Users/User/Desktop/UniPD/Università/III%20anno/Laboratorio%20di%20Fisica/laboratorio/terza%20esperienza/github/datiANALISI.ods" table:table-name="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330"/>
          <table:table-cell table:number-columns-repeated="16382"/>
        </table:table-row>
        <table:table-row table:number-rows-repeated="7">
          <table:table-cell table:number-columns-repeated="16384"/>
        </table:table-row>
        <table:table-row>
          <table:table-cell/>
          <table:table-cell office:value-type="float" office:value="475.42"/>
          <table:table-cell table:number-columns-repeated="16382"/>
        </table:table-row>
        <table:table-row>
          <table:table-cell table:number-columns-repeated="6"/>
          <table:table-cell office:value-type="float" office:value="22"/>
          <table:table-cell table:number-columns-repeated="16377"/>
        </table:table-row>
        <table:table-row table:number-rows-repeated="1048565">
          <table:table-cell table:number-columns-repeated="16377"/>
        </table:table-row>
      </table:table>
      <table:table table:name="'file:///C:/Users/User/Desktop/UniPD/Università/III%20anno/Laboratorio%20di%20Fisica/laboratorio/terza%20esperienza/github/datiANALISI.ods'#2" table:style-name="ta3">
        <table:table-source xlink:href="file:///C:/Users/User/Desktop/UniPD/Università/III%20anno/Laboratorio%20di%20Fisica/laboratorio/terza%20esperienza/github/datiANALISI.ods" table:table-name="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3" table:style-name="ta3">
        <table:table-source xlink:href="file:///C:/Users/User/Desktop/UniPD/Università/III%20anno/Laboratorio%20di%20Fisica/laboratorio/terza%20esperienza/github/datiANALISI.ods" table:table-name="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4" table:style-name="ta3">
        <table:table-source xlink:href="file:///C:/Users/User/Desktop/UniPD/Università/III%20anno/Laboratorio%20di%20Fisica/laboratorio/terza%20esperienza/github/datiANALISI.ods" table:table-name="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PREAMP" table:style-name="ta3">
        <table:table-source xlink:href="file:///C:/Users/User/Desktop/UniPD/Università/III%20anno/Laboratorio%20di%20Fisica/laboratorio/terza%20esperienza/github/datiANALISI.ods" table:table-name="PREA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SHAPER" table:style-name="ta3">
        <table:table-source xlink:href="file:///C:/Users/User/Desktop/UniPD/Università/III%20anno/Laboratorio%20di%20Fisica/laboratorio/terza%20esperienza/github/datiANALISI.ods" table:table-name="SHAP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7" table:style-name="ta3">
        <table:table-source xlink:href="file:///C:/Users/User/Desktop/UniPD/Università/III%20anno/Laboratorio%20di%20Fisica/laboratorio/terza%20esperienza/github/datiANALISI.ods" table:table-name="Fogl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8" table:style-name="ta3">
        <table:table-source xlink:href="file:///C:/Users/User/Desktop/UniPD/Università/III%20anno/Laboratorio%20di%20Fisica/laboratorio/terza%20esperienza/github/datiANALISI.ods" table:table-name="Foglio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Alessandro Bianchetti</dc:creator>
    <meta:creation-date>2019-12-04T08:41:10Z</meta:creation-date>
    <dc:date>2019-12-16T22:06:00Z</dc:date>
    <meta:editing-cycles>8</meta:editing-cycles>
    <meta:editing-duration>PT186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V$29:.$V$35" chart:class="chart:scatter" chart:attached-axis="primary-y" chart:style-name="G0S0">
            <chart:domain table:cell-range-address="1.$U$29:.$U$35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E$30:.$E$34" chart:class="chart:scatter" chart:attached-axis="primary-y" chart:style-name="G0S0">
            <chart:domain table:cell-range-address="1.$B$30:.$B$34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G$144:.$G$154" chart:class="chart:scatter" chart:attached-axis="primary-y" chart:style-name="G0S0">
            <chart:domain table:cell-range-address="1.$A$144:.$A$154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G$46:.$G$56" chart:class="chart:scatter" chart:attached-axis="primary-y" chart:style-name="G0S0">
            <chart:domain table:cell-range-address="2.$A$46:.$A$56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Q$46:.$Q$56" chart:class="chart:scatter" chart:attached-axis="primary-y" chart:style-name="G0S0">
            <chart:domain table:cell-range-address="2.$P$46:.$P$56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